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2.6465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2.8862in"/>
    </style:style>
    <style:style style:name="co5" style:family="table-column">
      <style:table-column-properties fo:break-before="auto" style:column-width="0.9598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7.9799in"/>
    </style:style>
    <style:style style:name="co8" style:family="table-column">
      <style:table-column-properties fo:break-before="auto" style:column-width="1.406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7571in"/>
    </style:style>
    <style:style style:name="co11" style:family="table-column">
      <style:table-column-properties fo:break-before="auto" style:column-width="2.7228in"/>
    </style:style>
    <style:style style:name="co12" style:family="table-column">
      <style:table-column-properties fo:break-before="auto" style:column-width="3.648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2.8209in"/>
    </style:style>
    <style:style style:name="co15" style:family="table-column">
      <style:table-column-properties fo:break-before="auto" style:column-width="1.1339in"/>
    </style:style>
    <style:style style:name="co16" style:family="table-column">
      <style:table-column-properties fo:break-before="auto" style:column-width="7.7839in"/>
    </style:style>
    <style:style style:name="co17" style:family="table-column">
      <style:table-column-properties fo:break-before="auto" style:column-width="2.3425in"/>
    </style:style>
    <style:style style:name="co18" style:family="table-column">
      <style:table-column-properties fo:break-before="auto" style:column-width="2.1134in"/>
    </style:style>
    <style:style style:name="co19" style:family="table-column">
      <style:table-column-properties fo:break-before="auto" style:column-width="2.9299in"/>
    </style:style>
    <style:style style:name="co20" style:family="table-column">
      <style:table-column-properties fo:break-before="auto" style:column-width="9.9071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902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4835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1sp3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2">
          <table:table-cell office:value-type="float" office:value="924837" calcext:value-type="float">
            <text:p>9248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EGRESSION] [Beta3] Bluetooth headset connected but the device does not listed in sound preferences</text:p>
          </table:table-cell>
          <table:table-cell table:style-name="ce1" office:value-type="string" calcext:value-type="string">
            <text:p>2015-03-30 07:43:27</text:p>
          </table:table-cell>
        </table:table-row>
        <table:table-row table:style-name="ro2">
          <table:table-cell office:value-type="float" office:value="804866" calcext:value-type="float">
            <text:p>8048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can not open samba shared folder whose security is user normally</text:p>
          </table:table-cell>
          <table:table-cell table:style-name="ce1" office:value-type="string" calcext:value-type="string">
            <text:p>2013-03-12 11:50:27</text:p>
          </table:table-cell>
        </table:table-row>
        <table:table-row table:style-name="ro2">
          <table:table-cell office:value-type="float" office:value="925825" calcext:value-type="float">
            <text:p>9258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DE-cannot view the default network connection (Auto eth0) via GUI</text:p>
          </table:table-cell>
          <table:table-cell table:style-name="ce1" office:value-type="string" calcext:value-type="string">
            <text:p>2015-04-03 08:19:48</text:p>
          </table:table-cell>
        </table:table-row>
        <table:table-row table:style-name="ro2">
          <table:table-cell office:value-type="float" office:value="804344" calcext:value-type="float">
            <text:p>804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preference: "block popup windows" did not work correctly</text:p>
          </table:table-cell>
          <table:table-cell table:style-name="ce1" office:value-type="string" calcext:value-type="string">
            <text:p>2013-06-05 20:50:25</text:p>
          </table:table-cell>
        </table:table-row>
        <table:table-row table:style-name="ro2">
          <table:table-cell office:value-type="float" office:value="812917" calcext:value-type="float">
            <text:p>812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G dial up modem entry is blank under NetworkManager.</text:p>
          </table:table-cell>
          <table:table-cell table:style-name="ce1" office:value-type="string" calcext:value-type="string">
            <text:p>2015-01-15 09:24:23</text:p>
          </table:table-cell>
        </table:table-row>
        <table:table-row table:style-name="ro2">
          <table:table-cell office:value-type="float" office:value="819311" calcext:value-type="float">
            <text:p>8193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ormat of the package licenses are mess in the Document window.</text:p>
          </table:table-cell>
          <table:table-cell table:style-name="ce1" office:value-type="string" calcext:value-type="string">
            <text:p>2015-03-16 13:17:23</text:p>
          </table:table-cell>
        </table:table-row>
        <table:table-row table:style-name="ro2">
          <table:table-cell office:value-type="float" office:value="804893" calcext:value-type="float">
            <text:p>8048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: content of the new tab page show history link with disorganised display</text:p>
          </table:table-cell>
          <table:table-cell table:style-name="ce1" office:value-type="string" calcext:value-type="string">
            <text:p>2013-05-27 10:29:00</text:p>
          </table:table-cell>
        </table:table-row>
        <table:table-row table:style-name="ro2">
          <table:table-cell office:value-type="float" office:value="807969" calcext:value-type="float">
            <text:p>8079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shee - failed to open a mp3 file via ftp server</text:p>
          </table:table-cell>
          <table:table-cell table:style-name="ce1" office:value-type="string" calcext:value-type="string">
            <text:p>2015-06-03 21:51:11</text:p>
          </table:table-cell>
        </table:table-row>
        <table:table-row table:style-name="ro2">
          <table:table-cell office:value-type="float" office:value="823035" calcext:value-type="float">
            <text:p>823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n start tray after full install SLED11SP3 x86_64 build0477</text:p>
          </table:table-cell>
          <table:table-cell table:style-name="ce1" office:value-type="string" calcext:value-type="string">
            <text:p>2013-06-07 01:49:09</text:p>
          </table:table-cell>
        </table:table-row>
        <table:table-row table:style-name="ro2">
          <table:table-cell office:value-type="float" office:value="925855" calcext:value-type="float">
            <text:p>9258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'Shared to other computers' under 'Ad-hoc' mode did not make share internet connections available</text:p>
          </table:table-cell>
          <table:table-cell table:style-name="ce1" office:value-type="string" calcext:value-type="string">
            <text:p>2015-05-06 09:12:49</text:p>
          </table:table-cell>
        </table:table-row>
        <table:table-row table:style-name="ro2">
          <table:table-cell office:value-type="float" office:value="800283" calcext:value-type="float">
            <text:p>8002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st2-registration in KDE4: Failed to register due to the registration page will redirect to the previous one</text:p>
          </table:table-cell>
          <table:table-cell table:style-name="ce1" office:value-type="string" calcext:value-type="string">
            <text:p>2013-06-07 10:15:28</text:p>
          </table:table-cell>
        </table:table-row>
        <table:table-row table:style-name="ro2">
          <table:table-cell office:value-type="float" office:value="819268" calcext:value-type="float">
            <text:p>8192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ckageKit: No suggestion for relogin after install a relogin suggested patch</text:p>
          </table:table-cell>
          <table:table-cell table:style-name="ce1" office:value-type="string" calcext:value-type="string">
            <text:p>2013-05-17 08:08:15</text:p>
          </table:table-cell>
        </table:table-row>
        <table:table-row table:style-name="ro2">
          <table:table-cell office:value-type="float" office:value="811287" calcext:value-type="float">
            <text:p>8112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stem can not wake up after computer been put into suspend or hibernate.</text:p>
          </table:table-cell>
          <table:table-cell table:style-name="ce1" office:value-type="string" calcext:value-type="string">
            <text:p>2013-10-21 10:16:33</text:p>
          </table:table-cell>
        </table:table-row>
        <table:table-row table:style-name="ro2">
          <table:table-cell office:value-type="float" office:value="810948" calcext:value-type="float">
            <text:p>8109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sktop effect configration will not be kept when upgrade from SLED 10 SP4 to SLED 11 SP3 Beta3</text:p>
          </table:table-cell>
          <table:table-cell table:style-name="ce1" office:value-type="string" calcext:value-type="string">
            <text:p>2013-06-17 02:43:12</text:p>
          </table:table-cell>
        </table:table-row>
        <table:table-row table:style-name="ro2">
          <table:table-cell office:value-type="float" office:value="807676" calcext:value-type="float">
            <text:p>8076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-spot - Old images not shown after import new ones</text:p>
          </table:table-cell>
          <table:table-cell table:style-name="ce1" office:value-type="string" calcext:value-type="string">
            <text:p>2013-12-10 09:14:45</text:p>
          </table:table-cell>
        </table:table-row>
        <table:table-row table:style-name="ro2">
          <table:table-cell office:value-type="float" office:value="813920" calcext:value-type="float">
            <text:p>8139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jds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en I choose do not import GnuPG key of ATI and nVidia during NCC registeration, their repos will still be added and enabled.</text:p>
          </table:table-cell>
          <table:table-cell table:style-name="ce1" office:value-type="string" calcext:value-type="string">
            <text:p>2014-11-20 14:37:58</text:p>
          </table:table-cell>
        </table:table-row>
        <table:table-row table:style-name="ro2">
          <table:table-cell office:value-type="float" office:value="820183" calcext:value-type="float">
            <text:p>8201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 SP3 RC2 cannot be installed via external USB DVD on SS port.</text:p>
          </table:table-cell>
          <table:table-cell table:style-name="ce1" office:value-type="string" calcext:value-type="string">
            <text:p>2013-10-07 17:05:15</text:p>
          </table:table-cell>
        </table:table-row>
        <table:table-row table:style-name="ro2">
          <table:table-cell office:value-type="float" office:value="921974" calcext:value-type="float">
            <text:p>9219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nstall sled11 sp3 under BIOS+GPT <text:s/>environment, <text:s/>system will not boot up</text:p>
          </table:table-cell>
          <table:table-cell table:style-name="ce1" office:value-type="string" calcext:value-type="string">
            <text:p>2015-06-08 13:42:47</text:p>
          </table:table-cell>
        </table:table-row>
        <table:table-row table:style-name="ro2">
          <table:table-cell office:value-type="float" office:value="925638" calcext:value-type="float">
            <text:p>9256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Evolution Send/Receive icon is disabled after I create/delete account several times.</text:p>
          </table:table-cell>
          <table:table-cell table:style-name="ce1" office:value-type="string" calcext:value-type="string">
            <text:p>2015-06-04 10:32:52</text:p>
          </table:table-cell>
        </table:table-row>
        <table:table-row table:style-name="ro2">
          <table:table-cell office:value-type="float" office:value="916344" calcext:value-type="float">
            <text:p>916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irefox: the add-on beagle indexer is incompatible with Firefox 31.4.0</text:p>
          </table:table-cell>
          <table:table-cell table:style-name="ce1" office:value-type="string" calcext:value-type="string">
            <text:p>2015-02-17 14:59:24</text:p>
          </table:table-cell>
        </table:table-row>
        <table:table-row table:style-name="ro2">
          <table:table-cell office:value-type="float" office:value="809112" calcext:value-type="float">
            <text:p>8091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etwork setup method was set to Traditional Method with ifup by default.</text:p>
          </table:table-cell>
          <table:table-cell table:style-name="ce1" office:value-type="string" calcext:value-type="string">
            <text:p>2013-04-25 10:36:58</text:p>
          </table:table-cell>
        </table:table-row>
        <table:table-row table:style-name="ro2">
          <table:table-cell office:value-type="float" office:value="807688" calcext:value-type="float">
            <text:p>8076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-spot - Images export to Gallery and Picasa Web failed</text:p>
          </table:table-cell>
          <table:table-cell table:style-name="ce1" office:value-type="string" calcext:value-type="string">
            <text:p>2015-03-03 13:15:03</text:p>
          </table:table-cell>
        </table:table-row>
        <table:table-row table:style-name="ro2">
          <table:table-cell office:value-type="float" office:value="809288" calcext:value-type="float">
            <text:p>8092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grity check of external repo ATI-Driver-SLE11-SP3 is failed</text:p>
          </table:table-cell>
          <table:table-cell table:style-name="ce1" office:value-type="string" calcext:value-type="string">
            <text:p>2015-02-04 22:50:22</text:p>
          </table:table-cell>
        </table:table-row>
        <table:table-row table:style-name="ro2">
          <table:table-cell office:value-type="float" office:value="819296" calcext:value-type="float">
            <text:p>8192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nline migration conflict from SLED11 SP2 to SP3 about ati-fglrxG02 using YOU via NCC.</text:p>
          </table:table-cell>
          <table:table-cell table:style-name="ce1" office:value-type="string" calcext:value-type="string">
            <text:p>2015-02-04 22:52:32</text:p>
          </table:table-cell>
        </table:table-row>
        <table:table-row table:style-name="ro2">
          <table:table-cell office:value-type="float" office:value="800734" calcext:value-type="float">
            <text:p>80073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Evolution does not have timezone setup section during account setup</text:p>
          </table:table-cell>
          <table:table-cell table:style-name="ce1" office:value-type="string" calcext:value-type="string">
            <text:p>2013-05-15 08:23:46</text:p>
          </table:table-cell>
        </table:table-row>
        <table:table-row table:style-name="ro2">
          <table:table-cell office:value-type="float" office:value="925403" calcext:value-type="float">
            <text:p>9254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AD][SPNEGO] firefox negotiate authentication doesn't work</text:p>
          </table:table-cell>
          <table:table-cell table:style-name="ce1" office:value-type="string" calcext:value-type="string">
            <text:p>2015-04-09 10:32:56</text:p>
          </table:table-cell>
        </table:table-row>
        <table:table-row table:style-name="ro2">
          <table:table-cell office:value-type="float" office:value="807403" calcext:value-type="float">
            <text:p>8074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XGL] Failed to use zoom plugin with WIN+RightClick, the mouse and keyboard will locked.</text:p>
          </table:table-cell>
          <table:table-cell table:style-name="ce1" office:value-type="string" calcext:value-type="string">
            <text:p>2015-05-29 10:49:09</text:p>
          </table:table-cell>
        </table:table-row>
        <table:table-row table:style-name="ro2">
          <table:table-cell office:value-type="float" office:value="809115" calcext:value-type="float">
            <text:p>8091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fcfg-eth0 script was not included under the /etc/sysconfig/network.</text:p>
          </table:table-cell>
          <table:table-cell table:style-name="ce1" office:value-type="string" calcext:value-type="string">
            <text:p>2013-04-24 19:29:05</text:p>
          </table:table-cell>
        </table:table-row>
        <table:table-row table:style-name="ro2">
          <table:table-cell office:value-type="float" office:value="810952" calcext:value-type="float">
            <text:p>8109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tartup programs configration will not be kept when upgrade from SLED 10 SP4 to SLED 11 sp3 Beta3</text:p>
          </table:table-cell>
          <table:table-cell table:style-name="ce1" office:value-type="string" calcext:value-type="string">
            <text:p>2013-06-28 19:09:02</text:p>
          </table:table-cell>
        </table:table-row>
        <table:table-row table:style-name="ro2">
          <table:table-cell office:value-type="float" office:value="824931" calcext:value-type="float">
            <text:p>8249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oot entry is not updated to SP3 after Online Migration from SLED11 SP2 to SP3.</text:p>
          </table:table-cell>
          <table:table-cell table:style-name="ce1" office:value-type="string" calcext:value-type="string">
            <text:p>2015-03-27 13:44:18</text:p>
          </table:table-cell>
        </table:table-row>
        <table:table-row table:style-name="ro2">
          <table:table-cell office:value-type="float" office:value="812682" calcext:value-type="float">
            <text:p>8126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erahul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fresh install or update and boot in Xen mode, it will shows an error window that "Cannot start tray. 'novfsd' is not running"</text:p>
          </table:table-cell>
          <table:table-cell table:style-name="ce1" office:value-type="string" calcext:value-type="string">
            <text:p>2013-05-31 11:37:06</text:p>
          </table:table-cell>
        </table:table-row>
        <table:table-row table:style-name="ro2">
          <table:table-cell office:value-type="float" office:value="810940" calcext:value-type="float">
            <text:p>8109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etwork manager configration will not be kept when upgrade from SLED 10 SP4 to SLED 11 sp3 Beta3</text:p>
          </table:table-cell>
          <table:table-cell table:style-name="ce1" office:value-type="string" calcext:value-type="string">
            <text:p>2014-05-08 10:24:42</text:p>
          </table:table-cell>
        </table:table-row>
        <table:table-row table:style-name="ro2">
          <table:table-cell office:value-type="float" office:value="816836" calcext:value-type="float">
            <text:p>8168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onflicts happened when migration from SLED11 SP2 to SLED11 SP3 x86</text:p>
          </table:table-cell>
          <table:table-cell table:style-name="ce1" office:value-type="string" calcext:value-type="string">
            <text:p>2013-04-26 02:19:08</text:p>
          </table:table-cell>
        </table:table-row>
        <table:table-row table:style-name="ro2">
          <table:table-cell office:value-type="float" office:value="821291" calcext:value-type="float">
            <text:p>8212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firefox: icedTea plugin version is not as expected in RC2</text:p>
          </table:table-cell>
          <table:table-cell table:style-name="ce1" office:value-type="string" calcext:value-type="string">
            <text:p>2013-05-23 07:16:28</text:p>
          </table:table-cell>
        </table:table-row>
        <table:table-row table:style-name="ro2">
          <table:table-cell office:value-type="float" office:value="819264" calcext:value-type="float">
            <text:p>8192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ackageKit: No prompt show after install a reboot needed patch</text:p>
          </table:table-cell>
          <table:table-cell table:style-name="ce1" office:value-type="string" calcext:value-type="string">
            <text:p>2013-05-17 06:21:56</text:p>
          </table:table-cell>
        </table:table-row>
        <table:table-row table:style-name="ro2">
          <table:table-cell office:value-type="float" office:value="817095" calcext:value-type="float">
            <text:p>81709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es happened when upgrade from SLED11SP2 x86_64 to SLED11SP3 build0413 RC1 via DVD</text:p>
          </table:table-cell>
          <table:table-cell table:style-name="ce1" office:value-type="string" calcext:value-type="string">
            <text:p>2013-04-26 03:24:30</text:p>
          </table:table-cell>
        </table:table-row>
        <table:table-row table:style-name="ro2">
          <table:table-cell office:value-type="float" office:value="809305" calcext:value-type="float">
            <text:p>8093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URI of ATI and nVidia after registration by NCC are end with "sle11sp1"</text:p>
          </table:table-cell>
          <table:table-cell table:style-name="ce1" office:value-type="string" calcext:value-type="string">
            <text:p>2013-05-29 14:51:38</text:p>
          </table:table-cell>
        </table:table-row>
        <table:table-row table:style-name="ro2">
          <table:table-cell office:value-type="float" office:value="818929" calcext:value-type="float">
            <text:p>8189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hagber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3 online-migration : permission to access 'repo' denied</text:p>
          </table:table-cell>
          <table:table-cell table:style-name="ce1" office:value-type="string" calcext:value-type="string">
            <text:p>2013-05-23 06:40:17</text:p>
          </table:table-cell>
        </table:table-row>
        <table:table-row table:style-name="ro2">
          <table:table-cell office:value-type="float" office:value="804233" calcext:value-type="float">
            <text:p>8042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bil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ystem cannot obtain IP address when 'network setup method' is NetworkManager</text:p>
          </table:table-cell>
          <table:table-cell table:style-name="ce1" office:value-type="string" calcext:value-type="string">
            <text:p>2013-05-13 08:01:12</text:p>
          </table:table-cell>
        </table:table-row>
        <table:table-row table:style-name="ro2">
          <table:table-cell office:value-type="float" office:value="808813" calcext:value-type="float">
            <text:p>8088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: after customize the toolbar, menu bar turned to unactive (grey color)</text:p>
          </table:table-cell>
          <table:table-cell table:style-name="ce1" office:value-type="string" calcext:value-type="string">
            <text:p>2013-03-19 01:46:53</text:p>
          </table:table-cell>
        </table:table-row>
        <table:table-row table:style-name="ro2">
          <table:table-cell office:value-type="float" office:value="809574" calcext:value-type="float">
            <text:p>8095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autilus can not send file groups as a <text:s/>compressed attachment by email due to file-roller crash</text:p>
          </table:table-cell>
          <table:table-cell table:style-name="ce1" office:value-type="string" calcext:value-type="string">
            <text:p>2013-05-16 07:47:14</text:p>
          </table:table-cell>
        </table:table-row>
        <table:table-row table:style-name="ro2">
          <table:table-cell office:value-type="float" office:value="807970" calcext:value-type="float">
            <text:p>8079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anshee - Crash will happen after pressing Help -&gt; about to check the version of banshee</text:p>
          </table:table-cell>
          <table:table-cell table:style-name="ce1" office:value-type="string" calcext:value-type="string">
            <text:p>2013-04-27 02:13:43</text:p>
          </table:table-cell>
        </table:table-row>
        <table:table-row table:style-name="ro2">
          <table:table-cell office:value-type="float" office:value="810708" calcext:value-type="float">
            <text:p>8107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luetooth: after dvd migration from sp2-i586 to sp3-beta3-i586 bluetooth preference been changed</text:p>
          </table:table-cell>
          <table:table-cell table:style-name="ce1" office:value-type="string" calcext:value-type="string">
            <text:p>2013-05-28 12:10:07</text:p>
          </table:table-cell>
        </table:table-row>
        <table:table-row table:style-name="ro2">
          <table:table-cell office:value-type="float" office:value="819910" calcext:value-type="float">
            <text:p>819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"biosdevname" is not mentioned as Techpreview <text:s/>in SLED11SP3 x86_64 build0446 ReleasNotes</text:p>
          </table:table-cell>
          <table:table-cell table:style-name="ce1" office:value-type="string" calcext:value-type="string">
            <text:p>2013-06-03 23:31:47</text:p>
          </table:table-cell>
        </table:table-row>
        <table:table-row table:style-name="ro2">
          <table:table-cell office:value-type="float" office:value="824004" calcext:value-type="float">
            <text:p>8240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JK PDFs with font problems</text:p>
          </table:table-cell>
          <table:table-cell table:style-name="ce1" office:value-type="string" calcext:value-type="string">
            <text:p>2013-06-18 03:52:46</text:p>
          </table:table-cell>
        </table:table-row>
        <table:table-row table:style-name="ro2">
          <table:table-cell office:value-type="float" office:value="819935" calcext:value-type="float">
            <text:p>8199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dsign-verify tool is not included in module-init-tools on RC1.</text:p>
          </table:table-cell>
          <table:table-cell table:style-name="ce1" office:value-type="string" calcext:value-type="string">
            <text:p>2013-06-05 21:48:25</text:p>
          </table:table-cell>
        </table:table-row>
        <table:table-row table:style-name="ro2">
          <table:table-cell office:value-type="float" office:value="806059" calcext:value-type="float">
            <text:p>8060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Firefox: after dvd migration from sp2, 'Enter' key can not trigger URL link connecting</text:p>
          </table:table-cell>
          <table:table-cell table:style-name="ce1" office:value-type="string" calcext:value-type="string">
            <text:p>2013-03-15 10:41:57</text:p>
          </table:table-cell>
        </table:table-row>
        <table:table-row table:style-name="ro2">
          <table:table-cell office:value-type="float" office:value="801182" calcext:value-type="float">
            <text:p>8011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olution: can not setup an Exchange email account successfully</text:p>
          </table:table-cell>
          <table:table-cell table:style-name="ce1" office:value-type="string" calcext:value-type="string">
            <text:p>2013-07-10 08:37:00</text:p>
          </table:table-cell>
        </table:table-row>
        <table:table-row table:style-name="ro2">
          <table:table-cell office:value-type="float" office:value="855544" calcext:value-type="float">
            <text:p>8555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ertification test] Hang when open wireless in case of using Network manager</text:p>
          </table:table-cell>
          <table:table-cell table:style-name="ce1" office:value-type="string" calcext:value-type="string">
            <text:p>2014-07-16 10:25:20</text:p>
          </table:table-cell>
        </table:table-row>
        <table:table-row table:style-name="ro2">
          <table:table-cell office:value-type="float" office:value="804601" calcext:value-type="float">
            <text:p>8046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launch application is incorrect on the Libreoffice Impress odp file.</text:p>
          </table:table-cell>
          <table:table-cell table:style-name="ce1" office:value-type="string" calcext:value-type="string">
            <text:p>2013-05-08 00:23:09</text:p>
          </table:table-cell>
        </table:table-row>
        <table:table-row table:style-name="ro2">
          <table:table-cell office:value-type="float" office:value="801644" calcext:value-type="float">
            <text:p>8016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Save / Restore / Migrate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SP3Alpha3 - Xen: "virt-viewer" is not installed after install the pattern "Xen Virtual Machine Host Server"</text:p>
          </table:table-cell>
          <table:table-cell table:style-name="ce1" office:value-type="string" calcext:value-type="string">
            <text:p>2013-05-09 05:59:21</text:p>
          </table:table-cell>
        </table:table-row>
        <table:table-row table:style-name="ro2">
          <table:table-cell office:value-type="float" office:value="806648" calcext:value-type="float">
            <text:p>8066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VD migration: during the update process conflicts happened</text:p>
          </table:table-cell>
          <table:table-cell table:style-name="ce1" office:value-type="string" calcext:value-type="string">
            <text:p>2013-05-07 03:13:23</text:p>
          </table:table-cell>
        </table:table-row>
        <table:table-row table:style-name="ro2">
          <table:table-cell office:value-type="float" office:value="812419" calcext:value-type="float">
            <text:p>8124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online migration from sp2-GA to sp3-beta3, /etc/issue file show incorrect information</text:p>
          </table:table-cell>
          <table:table-cell table:style-name="ce1" office:value-type="string" calcext:value-type="string">
            <text:p>2013-05-13 07:04:00</text:p>
          </table:table-cell>
        </table:table-row>
        <table:table-row table:style-name="ro2">
          <table:table-cell office:value-type="float" office:value="807679" calcext:value-type="float">
            <text:p>80767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-spot - Not able to import images from the camera</text:p>
          </table:table-cell>
          <table:table-cell table:style-name="ce1" office:value-type="string" calcext:value-type="string">
            <text:p>2015-06-22 07:37:59</text:p>
          </table:table-cell>
        </table:table-row>
        <table:table-row table:style-name="ro2">
          <table:table-cell office:value-type="float" office:value="801384" calcext:value-type="float">
            <text:p>8013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elp may crash when launch "panel trash manual" after using search function</text:p>
          </table:table-cell>
          <table:table-cell table:style-name="ce1" office:value-type="string" calcext:value-type="string">
            <text:p>2013-07-26 05:42:55</text:p>
          </table:table-cell>
        </table:table-row>
        <table:table-row table:style-name="ro2">
          <table:table-cell office:value-type="float" office:value="809090" calcext:value-type="float">
            <text:p>8090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lash screen not shown when system startup and shutdown-SLED11SP3 beta3</text:p>
          </table:table-cell>
          <table:table-cell table:style-name="ce1" office:value-type="string" calcext:value-type="string">
            <text:p>2013-05-09 07:52:24</text:p>
          </table:table-cell>
        </table:table-row>
        <table:table-row table:style-name="ro2">
          <table:table-cell office:value-type="float" office:value="823496" calcext:value-type="float">
            <text:p>8234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Regression] Shim boot entry didn't exist in GMC build.</text:p>
          </table:table-cell>
          <table:table-cell table:style-name="ce1" office:value-type="string" calcext:value-type="string">
            <text:p>2013-06-07 04:55:16</text:p>
          </table:table-cell>
        </table:table-row>
        <table:table-row table:style-name="ro2">
          <table:table-cell office:value-type="float" office:value="809052" calcext:value-type="float">
            <text:p>8090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deric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: OTR authenticate buddy account failed</text:p>
          </table:table-cell>
          <table:table-cell table:style-name="ce1" office:value-type="string" calcext:value-type="string">
            <text:p>2015-07-14 02:43:23</text:p>
          </table:table-cell>
        </table:table-row>
        <table:table-row table:style-name="ro2">
          <table:table-cell office:value-type="float" office:value="804335" calcext:value-type="float">
            <text:p>8043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jsuchom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set timezone when using autoyast to upgrade</text:p>
          </table:table-cell>
          <table:table-cell table:style-name="ce1" office:value-type="string" calcext:value-type="string">
            <text:p>2013-05-08 02:48:58</text:p>
          </table:table-cell>
        </table:table-row>
        <table:table-row table:style-name="ro2">
          <table:table-cell office:value-type="float" office:value="812181" calcext:value-type="float">
            <text:p>81218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MS did not work normally on sharkbay platform</text:p>
          </table:table-cell>
          <table:table-cell table:style-name="ce1" office:value-type="string" calcext:value-type="string">
            <text:p>2013-05-07 03:08:54</text:p>
          </table:table-cell>
        </table:table-row>
        <table:table-row table:style-name="ro2">
          <table:table-cell office:value-type="float" office:value="804174" calcext:value-type="float">
            <text:p>8041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adeon [RV516] Blank screen</text:p>
          </table:table-cell>
          <table:table-cell table:style-name="ce1" office:value-type="string" calcext:value-type="string">
            <text:p>2013-06-24 02:51:55</text:p>
          </table:table-cell>
        </table:table-row>
        <table:table-row table:style-name="ro2">
          <table:table-cell office:value-type="float" office:value="810196" calcext:value-type="float">
            <text:p>8101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irefox: sidebar search plugin does not have search engines included</text:p>
          </table:table-cell>
          <table:table-cell table:style-name="ce1" office:value-type="string" calcext:value-type="string">
            <text:p>2013-06-05 11:51:56</text:p>
          </table:table-cell>
        </table:table-row>
        <table:table-row table:style-name="ro2">
          <table:table-cell office:value-type="float" office:value="806668" calcext:value-type="float">
            <text:p>8066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Intel Haswell SDV GT2 M] blank screen</text:p>
          </table:table-cell>
          <table:table-cell table:style-name="ce1" office:value-type="string" calcext:value-type="string">
            <text:p>2013-06-28 08:00:31</text:p>
          </table:table-cell>
        </table:table-row>
        <table:table-row table:style-name="ro2">
          <table:table-cell office:value-type="float" office:value="808027" calcext:value-type="float">
            <text:p>8080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kernel output the error message about packagekitd[4391]: segfault in libpk_backend_zypp.so.</text:p>
          </table:table-cell>
          <table:table-cell table:style-name="ce1" office:value-type="string" calcext:value-type="string">
            <text:p>2013-05-09 09:17:00</text:p>
          </table:table-cell>
        </table:table-row>
        <table:table-row table:style-name="ro2">
          <table:table-cell office:value-type="float" office:value="822982" calcext:value-type="float">
            <text:p>8229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tgoettlich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ormat of the 'License Agreement' mess during the installation</text:p>
          </table:table-cell>
          <table:table-cell table:style-name="ce1" office:value-type="string" calcext:value-type="string">
            <text:p>2015-06-18 10:03:20</text:p>
          </table:table-cell>
        </table:table-row>
        <table:table-row table:style-name="ro2">
          <table:table-cell office:value-type="float" office:value="811282" calcext:value-type="float">
            <text:p>8112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F-spot: After migration from SLED11SP2 to SLED11SP3 beta3, the background of rating turn black</text:p>
          </table:table-cell>
          <table:table-cell table:style-name="ce1" office:value-type="string" calcext:value-type="string">
            <text:p>2013-05-21 12:50:33</text:p>
          </table:table-cell>
        </table:table-row>
        <table:table-row table:style-name="ro2">
          <table:table-cell office:value-type="float" office:value="812175" calcext:value-type="float">
            <text:p>8121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'bluez-compat' package missing in Bluez</text:p>
          </table:table-cell>
          <table:table-cell table:style-name="ce1" office:value-type="string" calcext:value-type="string">
            <text:p>2015-05-25 03:22:09</text:p>
          </table:table-cell>
        </table:table-row>
        <table:table-row table:style-name="ro2">
          <table:table-cell office:value-type="float" office:value="812141" calcext:value-type="float">
            <text:p>8121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annel list not correct during migrating from SLED11 SP2 to SP3 via NCC</text:p>
          </table:table-cell>
          <table:table-cell table:style-name="ce1" office:value-type="string" calcext:value-type="string">
            <text:p>2013-05-13 07:09:26</text:p>
          </table:table-cell>
        </table:table-row>
        <table:table-row table:style-name="ro2">
          <table:table-cell office:value-type="float" office:value="816420" calcext:value-type="float">
            <text:p>8164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Activation code is locked when register via novell account</text:p>
          </table:table-cell>
          <table:table-cell table:style-name="ce1" office:value-type="string" calcext:value-type="string">
            <text:p>2013-05-09 04:38:32</text:p>
          </table:table-cell>
        </table:table-row>
        <table:table-row table:style-name="ro2">
          <table:table-cell office:value-type="float" office:value="818678" calcext:value-type="float">
            <text:p>8186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ackagekit icon in the system tray don't trigger a restart after upgrade patch "update-test-affects-package-manager" for itself</text:p>
          </table:table-cell>
          <table:table-cell table:style-name="ce1" office:value-type="string" calcext:value-type="string">
            <text:p>2013-05-07 03:34:21</text:p>
          </table:table-cell>
        </table:table-row>
        <table:table-row table:style-name="ro2">
          <table:table-cell office:value-type="float" office:value="804373" calcext:value-type="float">
            <text:p>8043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Save / Restore / Migrate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SLED11 SP3-xen (on x86_64)] After system updating, the created guest OS can't boot successful.</text:p>
          </table:table-cell>
          <table:table-cell table:style-name="ce1" office:value-type="string" calcext:value-type="string">
            <text:p>2013-03-13 14:15:47</text:p>
          </table:table-cell>
        </table:table-row>
        <table:table-row table:style-name="ro2">
          <table:table-cell office:value-type="float" office:value="800271" calcext:value-type="float">
            <text:p>8002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Kernel panic while loading kernel modules for hard disk controller.</text:p>
          </table:table-cell>
          <table:table-cell table:style-name="ce1" office:value-type="string" calcext:value-type="string">
            <text:p>2013-05-07 07:39:57</text:p>
          </table:table-cell>
        </table:table-row>
        <table:table-row table:style-name="ro2">
          <table:table-cell office:value-type="float" office:value="807456" calcext:value-type="float">
            <text:p>8074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reless driver cannot be loaded due to compat-wireless export duplicate symbol i2c_bit_algo.</text:p>
          </table:table-cell>
          <table:table-cell table:style-name="ce1" office:value-type="string" calcext:value-type="string">
            <text:p>2013-06-28 08:00:38</text:p>
          </table:table-cell>
        </table:table-row>
        <table:table-row table:style-name="ro2">
          <table:table-cell office:value-type="float" office:value="929823" calcext:value-type="float">
            <text:p>92982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Dependency issue in SLE-11-SP3:Update:Test repository</text:p>
          </table:table-cell>
          <table:table-cell table:style-name="ce1" office:value-type="string" calcext:value-type="string">
            <text:p>2015-05-07 20:26:16</text:p>
          </table:table-cell>
        </table:table-row>
        <table:table-row table:style-name="ro2">
          <table:table-cell office:value-type="float" office:value="865475" calcext:value-type="float">
            <text:p>8654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ertification: system reboot after running overnight test about 30min</text:p>
          </table:table-cell>
          <table:table-cell table:style-name="ce1" office:value-type="string" calcext:value-type="string">
            <text:p>2014-08-19 03:54:37</text:p>
          </table:table-cell>
        </table:table-row>
        <table:table-row table:style-name="ro2">
          <table:table-cell office:value-type="float" office:value="804145" calcext:value-type="float">
            <text:p>8041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ot old SP1/SP2 repositories(disabled) after SLED11SP3 new installation</text:p>
          </table:table-cell>
          <table:table-cell table:style-name="ce1" office:value-type="string" calcext:value-type="string">
            <text:p>2013-05-08 02:53:41</text:p>
          </table:table-cell>
        </table:table-row>
        <table:table-row table:style-name="ro2" table:number-rows-repeated="104849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11sp3-valid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1">
          <table:table-cell office:value-type="float" office:value="924837" calcext:value-type="float">
            <text:p>9248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EGRESSION] [Beta3] Bluetooth headset connected but the device does not listed in sound preferences</text:p>
          </table:table-cell>
          <table:table-cell table:style-name="ce1" office:value-type="string" calcext:value-type="string">
            <text:p>2015-03-30 07:43:27</text:p>
          </table:table-cell>
        </table:table-row>
        <table:table-row table:style-name="ro1">
          <table:table-cell office:value-type="float" office:value="804866" calcext:value-type="float">
            <text:p>8048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can not open samba shared folder whose security is user normally</text:p>
          </table:table-cell>
          <table:table-cell table:style-name="ce1" office:value-type="string" calcext:value-type="string">
            <text:p>2013-03-12 11:50:27</text:p>
          </table:table-cell>
        </table:table-row>
        <table:table-row table:style-name="ro1">
          <table:table-cell office:value-type="float" office:value="925825" calcext:value-type="float">
            <text:p>9258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DE-cannot view the default network connection (Auto eth0) via GUI</text:p>
          </table:table-cell>
          <table:table-cell table:style-name="ce1" office:value-type="string" calcext:value-type="string">
            <text:p>2015-04-03 08:19:48</text:p>
          </table:table-cell>
        </table:table-row>
        <table:table-row table:style-name="ro1">
          <table:table-cell office:value-type="float" office:value="804344" calcext:value-type="float">
            <text:p>804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preference: "block popup windows" did not work correctly</text:p>
          </table:table-cell>
          <table:table-cell table:style-name="ce1" office:value-type="string" calcext:value-type="string">
            <text:p>2013-06-05 20:50:25</text:p>
          </table:table-cell>
        </table:table-row>
        <table:table-row table:style-name="ro3">
          <table:table-cell office:value-type="float" office:value="812917" calcext:value-type="float">
            <text:p>812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G dial up modem entry is blank under NetworkManager.</text:p>
          </table:table-cell>
          <table:table-cell table:style-name="ce1" office:value-type="string" calcext:value-type="string">
            <text:p>2015-01-15 09:24:23</text:p>
          </table:table-cell>
        </table:table-row>
        <table:table-row table:style-name="ro1">
          <table:table-cell office:value-type="float" office:value="819311" calcext:value-type="float">
            <text:p>8193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ormat of the package licenses are mess in the Document window.</text:p>
          </table:table-cell>
          <table:table-cell table:style-name="ce1" office:value-type="string" calcext:value-type="string">
            <text:p>2015-03-16 13:17:23</text:p>
          </table:table-cell>
        </table:table-row>
        <table:table-row table:style-name="ro1">
          <table:table-cell office:value-type="float" office:value="804893" calcext:value-type="float">
            <text:p>8048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: content of the new tab page show history link with disorganised display</text:p>
          </table:table-cell>
          <table:table-cell table:style-name="ce1" office:value-type="string" calcext:value-type="string">
            <text:p>2013-05-27 10:29:00</text:p>
          </table:table-cell>
        </table:table-row>
        <table:table-row table:style-name="ro1">
          <table:table-cell office:value-type="float" office:value="807969" calcext:value-type="float">
            <text:p>8079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shee - failed to open a mp3 file via ftp server</text:p>
          </table:table-cell>
          <table:table-cell table:style-name="ce1" office:value-type="string" calcext:value-type="string">
            <text:p>2015-06-03 21:51:11</text:p>
          </table:table-cell>
        </table:table-row>
        <table:table-row table:style-name="ro1">
          <table:table-cell office:value-type="float" office:value="823035" calcext:value-type="float">
            <text:p>823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n start tray after full install SLED11SP3 x86_64 build0477</text:p>
          </table:table-cell>
          <table:table-cell table:style-name="ce1" office:value-type="string" calcext:value-type="string">
            <text:p>2013-06-07 01:49:09</text:p>
          </table:table-cell>
        </table:table-row>
        <table:table-row table:style-name="ro1">
          <table:table-cell office:value-type="float" office:value="925855" calcext:value-type="float">
            <text:p>9258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'Shared to other computers' under 'Ad-hoc' mode did not make share internet connections available</text:p>
          </table:table-cell>
          <table:table-cell table:style-name="ce1" office:value-type="string" calcext:value-type="string">
            <text:p>2015-05-06 09:12:49</text:p>
          </table:table-cell>
        </table:table-row>
        <table:table-row table:style-name="ro1">
          <table:table-cell office:value-type="float" office:value="800283" calcext:value-type="float">
            <text:p>8002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st2-registration in KDE4: Failed to register due to the registration page will redirect to the previous one</text:p>
          </table:table-cell>
          <table:table-cell table:style-name="ce1" office:value-type="string" calcext:value-type="string">
            <text:p>2013-06-07 10:15:28</text:p>
          </table:table-cell>
        </table:table-row>
        <table:table-row table:style-name="ro1">
          <table:table-cell office:value-type="float" office:value="819268" calcext:value-type="float">
            <text:p>8192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ckageKit: No suggestion for relogin after install a relogin suggested patch</text:p>
          </table:table-cell>
          <table:table-cell table:style-name="ce1" office:value-type="string" calcext:value-type="string">
            <text:p>2013-05-17 08:08:15</text:p>
          </table:table-cell>
        </table:table-row>
        <table:table-row table:style-name="ro1">
          <table:table-cell office:value-type="float" office:value="811287" calcext:value-type="float">
            <text:p>8112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stem can not wake up after computer been put into suspend or hibernate.</text:p>
          </table:table-cell>
          <table:table-cell table:style-name="ce1" office:value-type="string" calcext:value-type="string">
            <text:p>2013-10-21 10:16:33</text:p>
          </table:table-cell>
        </table:table-row>
        <table:table-row table:style-name="ro1">
          <table:table-cell office:value-type="float" office:value="810948" calcext:value-type="float">
            <text:p>8109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sktop effect configration will not be kept when upgrade from SLED 10 SP4 to SLED 11 SP3 Beta3</text:p>
          </table:table-cell>
          <table:table-cell table:style-name="ce1" office:value-type="string" calcext:value-type="string">
            <text:p>2013-06-17 02:43:12</text:p>
          </table:table-cell>
        </table:table-row>
        <table:table-row table:style-name="ro1">
          <table:table-cell office:value-type="float" office:value="807676" calcext:value-type="float">
            <text:p>8076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-spot - Old images not shown after import new ones</text:p>
          </table:table-cell>
          <table:table-cell table:style-name="ce1" office:value-type="string" calcext:value-type="string">
            <text:p>2013-12-10 09:14:45</text:p>
          </table:table-cell>
        </table:table-row>
        <table:table-row table:style-name="ro1">
          <table:table-cell office:value-type="float" office:value="813920" calcext:value-type="float">
            <text:p>8139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jds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en I choose do not import GnuPG key of ATI and nVidia during NCC registeration, their repos will still be added and enabled.</text:p>
          </table:table-cell>
          <table:table-cell table:style-name="ce1" office:value-type="string" calcext:value-type="string">
            <text:p>2014-11-20 14:37:58</text:p>
          </table:table-cell>
        </table:table-row>
        <table:table-row table:style-name="ro1">
          <table:table-cell office:value-type="float" office:value="807688" calcext:value-type="float">
            <text:p>8076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-spot - Images export to Gallery and Picasa Web failed</text:p>
          </table:table-cell>
          <table:table-cell table:style-name="ce1" office:value-type="string" calcext:value-type="string">
            <text:p>2015-03-03 13:15:03</text:p>
          </table:table-cell>
        </table:table-row>
        <table:table-row table:style-name="ro1">
          <table:table-cell office:value-type="float" office:value="809288" calcext:value-type="float">
            <text:p>8092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grity check of external repo ATI-Driver-SLE11-SP3 is failed</text:p>
          </table:table-cell>
          <table:table-cell table:style-name="ce1" office:value-type="string" calcext:value-type="string">
            <text:p>2015-02-04 22:50:22</text:p>
          </table:table-cell>
        </table:table-row>
        <table:table-row table:style-name="ro1">
          <table:table-cell office:value-type="float" office:value="819296" calcext:value-type="float">
            <text:p>8192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nline migration conflict from SLED11 SP2 to SP3 about ati-fglrxG02 using YOU via NCC.</text:p>
          </table:table-cell>
          <table:table-cell table:style-name="ce1" office:value-type="string" calcext:value-type="string">
            <text:p>2015-02-04 22:52:32</text:p>
          </table:table-cell>
        </table:table-row>
        <table:table-row table:style-name="ro1">
          <table:table-cell office:value-type="float" office:value="810952" calcext:value-type="float">
            <text:p>8109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tartup programs configration will not be kept when upgrade from SLED 10 SP4 to SLED 11 sp3 Beta3</text:p>
          </table:table-cell>
          <table:table-cell table:style-name="ce1" office:value-type="string" calcext:value-type="string">
            <text:p>2013-06-28 19:09:02</text:p>
          </table:table-cell>
        </table:table-row>
        <table:table-row table:style-name="ro1">
          <table:table-cell office:value-type="float" office:value="824931" calcext:value-type="float">
            <text:p>8249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oot entry is not updated to SP3 after Online Migration from SLED11 SP2 to SP3.</text:p>
          </table:table-cell>
          <table:table-cell table:style-name="ce1" office:value-type="string" calcext:value-type="string">
            <text:p>2015-03-27 13:44:18</text:p>
          </table:table-cell>
        </table:table-row>
        <table:table-row table:style-name="ro1">
          <table:table-cell office:value-type="float" office:value="812682" calcext:value-type="float">
            <text:p>8126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erahul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fresh install or update and boot in Xen mode, it will shows an error window that "Cannot start tray. 'novfsd' is not running"</text:p>
          </table:table-cell>
          <table:table-cell table:style-name="ce1" office:value-type="string" calcext:value-type="string">
            <text:p>2013-05-31 11:37:06</text:p>
          </table:table-cell>
        </table:table-row>
        <table:table-row table:style-name="ro1">
          <table:table-cell office:value-type="float" office:value="817095" calcext:value-type="float">
            <text:p>81709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es happened when upgrade from SLED11SP2 x86_64 to SLED11SP3 build0413 RC1 via DVD</text:p>
          </table:table-cell>
          <table:table-cell table:style-name="ce1" office:value-type="string" calcext:value-type="string">
            <text:p>2013-04-26 03:24:30</text:p>
          </table:table-cell>
        </table:table-row>
        <table:table-row table:style-name="ro1">
          <table:table-cell office:value-type="float" office:value="809305" calcext:value-type="float">
            <text:p>8093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URI of ATI and nVidia after registration by NCC are end with "sle11sp1"</text:p>
          </table:table-cell>
          <table:table-cell table:style-name="ce1" office:value-type="string" calcext:value-type="string">
            <text:p>2013-05-29 14:51:38</text:p>
          </table:table-cell>
        </table:table-row>
        <table:table-row table:style-name="ro1">
          <table:table-cell office:value-type="float" office:value="818929" calcext:value-type="float">
            <text:p>8189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hagber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3 online-migration : permission to access 'repo' denied</text:p>
          </table:table-cell>
          <table:table-cell table:style-name="ce1" office:value-type="string" calcext:value-type="string">
            <text:p>2013-05-23 06:40:17</text:p>
          </table:table-cell>
        </table:table-row>
        <table:table-row table:style-name="ro1">
          <table:table-cell office:value-type="float" office:value="808813" calcext:value-type="float">
            <text:p>8088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: after customize the toolbar, menu bar turned to unactive (grey color)</text:p>
          </table:table-cell>
          <table:table-cell table:style-name="ce1" office:value-type="string" calcext:value-type="string">
            <text:p>2013-03-19 01:46:53</text:p>
          </table:table-cell>
        </table:table-row>
        <table:table-row table:style-name="ro1">
          <table:table-cell office:value-type="float" office:value="809574" calcext:value-type="float">
            <text:p>8095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autilus can not send file groups as a <text:s/>compressed attachment by email due to file-roller crash</text:p>
          </table:table-cell>
          <table:table-cell table:style-name="ce1" office:value-type="string" calcext:value-type="string">
            <text:p>2013-05-16 07:47:14</text:p>
          </table:table-cell>
        </table:table-row>
        <table:table-row table:style-name="ro1">
          <table:table-cell office:value-type="float" office:value="807970" calcext:value-type="float">
            <text:p>8079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anshee - Crash will happen after pressing Help -&gt; about to check the version of banshee</text:p>
          </table:table-cell>
          <table:table-cell table:style-name="ce1" office:value-type="string" calcext:value-type="string">
            <text:p>2013-04-27 02:13:43</text:p>
          </table:table-cell>
        </table:table-row>
        <table:table-row table:style-name="ro1">
          <table:table-cell office:value-type="float" office:value="819910" calcext:value-type="float">
            <text:p>819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"biosdevname" is not mentioned as Techpreview <text:s/>in SLED11SP3 x86_64 build0446 ReleasNotes</text:p>
          </table:table-cell>
          <table:table-cell table:style-name="ce1" office:value-type="string" calcext:value-type="string">
            <text:p>2013-06-03 23:31:47</text:p>
          </table:table-cell>
        </table:table-row>
        <table:table-row table:style-name="ro2">
          <table:table-cell office:value-type="float" office:value="824004" calcext:value-type="float">
            <text:p>8240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JK PDFs with font problems</text:p>
          </table:table-cell>
          <table:table-cell table:style-name="ce1" office:value-type="string" calcext:value-type="string">
            <text:p>2013-06-18 03:52:46</text:p>
          </table:table-cell>
        </table:table-row>
        <table:table-row table:style-name="ro2">
          <table:table-cell office:value-type="float" office:value="819935" calcext:value-type="float">
            <text:p>8199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dsign-verify tool is not included in module-init-tools on RC1.</text:p>
          </table:table-cell>
          <table:table-cell table:style-name="ce1" office:value-type="string" calcext:value-type="string">
            <text:p>2013-06-05 21:48:25</text:p>
          </table:table-cell>
        </table:table-row>
        <table:table-row table:style-name="ro2">
          <table:table-cell office:value-type="float" office:value="801182" calcext:value-type="float">
            <text:p>8011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olution: can not setup an Exchange email account successfully</text:p>
          </table:table-cell>
          <table:table-cell table:style-name="ce1" office:value-type="string" calcext:value-type="string">
            <text:p>2013-07-10 08:37:00</text:p>
          </table:table-cell>
        </table:table-row>
        <table:table-row table:style-name="ro2">
          <table:table-cell office:value-type="float" office:value="855544" calcext:value-type="float">
            <text:p>8555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ertification test] Hang when open wireless in case of using Network manager</text:p>
          </table:table-cell>
          <table:table-cell table:style-name="ce1" office:value-type="string" calcext:value-type="string">
            <text:p>2014-07-16 10:25:20</text:p>
          </table:table-cell>
        </table:table-row>
        <table:table-row table:style-name="ro2">
          <table:table-cell office:value-type="float" office:value="804601" calcext:value-type="float">
            <text:p>8046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launch application is incorrect on the Libreoffice Impress odp file.</text:p>
          </table:table-cell>
          <table:table-cell table:style-name="ce1" office:value-type="string" calcext:value-type="string">
            <text:p>2013-05-08 00:23:09</text:p>
          </table:table-cell>
        </table:table-row>
        <table:table-row table:style-name="ro2">
          <table:table-cell office:value-type="float" office:value="801644" calcext:value-type="float">
            <text:p>8016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Save / Restore / Migrate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SP3Alpha3 - Xen: "virt-viewer" is not installed after install the pattern "Xen Virtual Machine Host Server"</text:p>
          </table:table-cell>
          <table:table-cell table:style-name="ce1" office:value-type="string" calcext:value-type="string">
            <text:p>2013-05-09 05:59:21</text:p>
          </table:table-cell>
        </table:table-row>
        <table:table-row table:style-name="ro2">
          <table:table-cell office:value-type="float" office:value="806648" calcext:value-type="float">
            <text:p>8066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VD migration: during the update process conflicts happened</text:p>
          </table:table-cell>
          <table:table-cell table:style-name="ce1" office:value-type="string" calcext:value-type="string">
            <text:p>2013-05-07 03:13:23</text:p>
          </table:table-cell>
        </table:table-row>
        <table:table-row table:style-name="ro1">
          <table:table-cell office:value-type="float" office:value="812419" calcext:value-type="float">
            <text:p>8124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online migration from sp2-GA to sp3-beta3, /etc/issue file show incorrect information</text:p>
          </table:table-cell>
          <table:table-cell table:style-name="ce1" office:value-type="string" calcext:value-type="string">
            <text:p>2013-05-13 07:04:00</text:p>
          </table:table-cell>
        </table:table-row>
        <table:table-row table:style-name="ro1">
          <table:table-cell office:value-type="float" office:value="801384" calcext:value-type="float">
            <text:p>8013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elp may crash when launch "panel trash manual" after using search function</text:p>
          </table:table-cell>
          <table:table-cell table:style-name="ce1" office:value-type="string" calcext:value-type="string">
            <text:p>2013-07-26 05:42:55</text:p>
          </table:table-cell>
        </table:table-row>
        <table:table-row table:style-name="ro1">
          <table:table-cell office:value-type="float" office:value="809090" calcext:value-type="float">
            <text:p>8090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lash screen not shown when system startup and shutdown-SLED11SP3 beta3</text:p>
          </table:table-cell>
          <table:table-cell table:style-name="ce1" office:value-type="string" calcext:value-type="string">
            <text:p>2013-05-09 07:52:24</text:p>
          </table:table-cell>
        </table:table-row>
        <table:table-row table:style-name="ro1">
          <table:table-cell office:value-type="float" office:value="809052" calcext:value-type="float">
            <text:p>8090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deric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: OTR authenticate buddy account failed</text:p>
          </table:table-cell>
          <table:table-cell table:style-name="ce1" office:value-type="string" calcext:value-type="string">
            <text:p>2015-07-14 02:43:23</text:p>
          </table:table-cell>
        </table:table-row>
        <table:table-row table:style-name="ro1">
          <table:table-cell office:value-type="float" office:value="804335" calcext:value-type="float">
            <text:p>8043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jsuchom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set timezone when using autoyast to upgrade</text:p>
          </table:table-cell>
          <table:table-cell table:style-name="ce1" office:value-type="string" calcext:value-type="string">
            <text:p>2013-05-08 02:48:58</text:p>
          </table:table-cell>
        </table:table-row>
        <table:table-row table:style-name="ro1">
          <table:table-cell office:value-type="float" office:value="812181" calcext:value-type="float">
            <text:p>81218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MS did not work normally on sharkbay platform</text:p>
          </table:table-cell>
          <table:table-cell table:style-name="ce1" office:value-type="string" calcext:value-type="string">
            <text:p>2013-05-07 03:08:54</text:p>
          </table:table-cell>
        </table:table-row>
        <table:table-row table:style-name="ro1">
          <table:table-cell office:value-type="float" office:value="804174" calcext:value-type="float">
            <text:p>8041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adeon [RV516] Blank screen</text:p>
          </table:table-cell>
          <table:table-cell table:style-name="ce1" office:value-type="string" calcext:value-type="string">
            <text:p>2013-06-24 02:51:55</text:p>
          </table:table-cell>
        </table:table-row>
        <table:table-row table:style-name="ro1">
          <table:table-cell office:value-type="float" office:value="806668" calcext:value-type="float">
            <text:p>8066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Intel Haswell SDV GT2 M] blank screen</text:p>
          </table:table-cell>
          <table:table-cell table:style-name="ce1" office:value-type="string" calcext:value-type="string">
            <text:p>2013-06-28 08:00:31</text:p>
          </table:table-cell>
        </table:table-row>
        <table:table-row table:style-name="ro2">
          <table:table-cell office:value-type="float" office:value="822982" calcext:value-type="float">
            <text:p>8229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tgoettlich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ormat of the 'License Agreement' mess during the installation</text:p>
          </table:table-cell>
          <table:table-cell table:style-name="ce1" office:value-type="string" calcext:value-type="string">
            <text:p>2015-06-18 10:03:20</text:p>
          </table:table-cell>
        </table:table-row>
        <table:table-row table:style-name="ro1">
          <table:table-cell office:value-type="float" office:value="812175" calcext:value-type="float">
            <text:p>8121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'bluez-compat' package missing in Bluez</text:p>
          </table:table-cell>
          <table:table-cell table:style-name="ce1" office:value-type="string" calcext:value-type="string">
            <text:p>2015-05-25 03:22:09</text:p>
          </table:table-cell>
        </table:table-row>
        <table:table-row table:style-name="ro1">
          <table:table-cell office:value-type="float" office:value="812141" calcext:value-type="float">
            <text:p>8121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annel list not correct during migrating from SLED11 SP2 to SP3 via NCC</text:p>
          </table:table-cell>
          <table:table-cell table:style-name="ce1" office:value-type="string" calcext:value-type="string">
            <text:p>2013-05-13 07:09:26</text:p>
          </table:table-cell>
        </table:table-row>
        <table:table-row table:style-name="ro1">
          <table:table-cell office:value-type="float" office:value="807456" calcext:value-type="float">
            <text:p>8074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reless driver cannot be loaded due to compat-wireless export duplicate symbol i2c_bit_algo.</text:p>
          </table:table-cell>
          <table:table-cell table:style-name="ce1" office:value-type="string" calcext:value-type="string">
            <text:p>2013-06-28 08:00:38</text:p>
          </table:table-cell>
        </table:table-row>
        <table:table-row table:style-name="ro1">
          <table:table-cell office:value-type="float" office:value="865475" calcext:value-type="float">
            <text:p>8654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ertification: system reboot after running overnight test about 30min</text:p>
          </table:table-cell>
          <table:table-cell table:style-name="ce1" office:value-type="string" calcext:value-type="string">
            <text:p>2014-08-19 03:54:37</text:p>
          </table:table-cell>
        </table:table-row>
        <table:table-row table:style-name="ro1">
          <table:table-cell office:value-type="float" office:value="804145" calcext:value-type="float">
            <text:p>8041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ot old SP1/SP2 repositories(disabled) after SLED11SP3 new installation</text:p>
          </table:table-cell>
          <table:table-cell table:style-name="ce1" office:value-type="string" calcext:value-type="string">
            <text:p>2013-05-08 02:53:41</text:p>
          </table:table-cell>
        </table:table-row>
        <table:table-row table:style-name="ro2" table:number-rows-repeated="10485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11sp4-all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2">
          <table:table-cell office:value-type="float" office:value="920111" calcext:value-type="float">
            <text:p>92011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ing download iso file under wireless network, plugin the wired cable, downlown <text:s/>will be failed/ stopped</text:p>
          </table:table-cell>
          <table:table-cell table:style-name="ce1" office:value-type="string" calcext:value-type="string">
            <text:p>2015-03-24 10:21:03</text:p>
          </table:table-cell>
        </table:table-row>
        <table:table-row table:style-name="ro2">
          <table:table-cell office:value-type="float" office:value="924119" calcext:value-type="float">
            <text:p>92411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-applet export VPN connection to file failed</text:p>
          </table:table-cell>
          <table:table-cell table:style-name="ce1" office:value-type="string" calcext:value-type="string">
            <text:p>2015-03-25 09:06:15</text:p>
          </table:table-cell>
        </table:table-row>
        <table:table-row table:style-name="ro2">
          <table:table-cell office:value-type="float" office:value="924844" calcext:value-type="float">
            <text:p>9248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bile card will not be detected automatically by Network Manager when unplug in then plug in it.</text:p>
          </table:table-cell>
          <table:table-cell table:style-name="ce1" office:value-type="string" calcext:value-type="string">
            <text:p>2015-04-08 10:08:08</text:p>
          </table:table-cell>
        </table:table-row>
        <table:table-row table:style-name="ro2">
          <table:table-cell office:value-type="float" office:value="924847" calcext:value-type="float">
            <text:p>92484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bile card will not connect automatically after uncheck 'Enable networking' then check 'Enable networking'</text:p>
          </table:table-cell>
          <table:table-cell table:style-name="ce1" office:value-type="string" calcext:value-type="string">
            <text:p>2015-07-13 04:12:31</text:p>
          </table:table-cell>
        </table:table-row>
        <table:table-row table:style-name="ro2">
          <table:table-cell office:value-type="float" office:value="926714" calcext:value-type="float">
            <text:p>92671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sable ethernet connection will disable dsl connection entry in NM-applet</text:p>
          </table:table-cell>
          <table:table-cell table:style-name="ce1" office:value-type="string" calcext:value-type="string">
            <text:p>2015-04-20 06:34:55</text:p>
          </table:table-cell>
        </table:table-row>
        <table:table-row table:style-name="ro2">
          <table:table-cell office:value-type="float" office:value="921246" calcext:value-type="float">
            <text:p>92124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2] Evolution-Setup-Receiving Email-Security-Wrong default choice</text:p>
          </table:table-cell>
          <table:table-cell table:style-name="ce1" office:value-type="string" calcext:value-type="string">
            <text:p>2015-03-25 08:42:19</text:p>
          </table:table-cell>
        </table:table-row>
        <table:table-row table:style-name="ro2">
          <table:table-cell office:value-type="float" office:value="915728" calcext:value-type="float">
            <text:p>91572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Alpha3] Screen blanked after closing the lid even "lid closed" option set to "Do nothing"</text:p>
          </table:table-cell>
          <table:table-cell table:style-name="ce1" office:value-type="string" calcext:value-type="string">
            <text:p>2015-06-16 05:17:15</text:p>
          </table:table-cell>
        </table:table-row>
        <table:table-row table:style-name="ro2">
          <table:table-cell office:value-type="float" office:value="916144" calcext:value-type="float">
            <text:p>9161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Alpha3] Search for text in title of notes in Tomboy is not working properly</text:p>
          </table:table-cell>
          <table:table-cell table:style-name="ce1" office:value-type="string" calcext:value-type="string">
            <text:p>2015-02-04 07:56:26</text:p>
          </table:table-cell>
        </table:table-row>
        <table:table-row table:style-name="ro2">
          <table:table-cell office:value-type="float" office:value="915087" calcext:value-type="float">
            <text:p>91508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fferent KDE font rendering bettween SLED11-SP4 and SLES11-SP4</text:p>
          </table:table-cell>
          <table:table-cell table:style-name="ce1" office:value-type="string" calcext:value-type="string">
            <text:p>2015-02-05 14:56:37</text:p>
          </table:table-cell>
        </table:table-row>
        <table:table-row table:style-name="ro2">
          <table:table-cell office:value-type="float" office:value="916345" calcext:value-type="float">
            <text:p>91634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e wrong path for digikam in KDE kickoff -&gt; favorites</text:p>
          </table:table-cell>
          <table:table-cell table:style-name="ce1" office:value-type="string" calcext:value-type="string">
            <text:p>2015-02-05 08:46:23</text:p>
          </table:table-cell>
        </table:table-row>
        <table:table-row table:style-name="ro2">
          <table:table-cell office:value-type="float" office:value="916538" calcext:value-type="float">
            <text:p>91653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Installer: "Not enough disk space" warning come back after entering booting configuration</text:p>
          </table:table-cell>
          <table:table-cell table:style-name="ce1" office:value-type="string" calcext:value-type="string">
            <text:p>2015-02-09 11:51:57</text:p>
          </table:table-cell>
        </table:table-row>
        <table:table-row table:style-name="ro2">
          <table:table-cell office:value-type="float" office:value="917506" calcext:value-type="float">
            <text:p>91750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Banshee: New Playlist created are not named with sequential number by default.</text:p>
          </table:table-cell>
          <table:table-cell table:style-name="ce1" office:value-type="string" calcext:value-type="string">
            <text:p>2015-06-03 21:58:26</text:p>
          </table:table-cell>
        </table:table-row>
        <table:table-row table:style-name="ro2">
          <table:table-cell office:value-type="float" office:value="919899" calcext:value-type="float">
            <text:p>9198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Another progress bar will remaining after perform sync music from Banshee to IPOD</text:p>
          </table:table-cell>
          <table:table-cell table:style-name="ce1" office:value-type="string" calcext:value-type="string">
            <text:p>2015-06-03 21:57:36</text:p>
          </table:table-cell>
        </table:table-row>
        <table:table-row table:style-name="ro2">
          <table:table-cell office:value-type="float" office:value="919902" calcext:value-type="float">
            <text:p>91990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Character set display issue exist with sync music from Banshee to IPOD</text:p>
          </table:table-cell>
          <table:table-cell table:style-name="ce1" office:value-type="string" calcext:value-type="string">
            <text:p>2015-06-03 21:56:28</text:p>
          </table:table-cell>
        </table:table-row>
        <table:table-row table:style-name="ro2">
          <table:table-cell office:value-type="float" office:value="920769" calcext:value-type="float">
            <text:p>92076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psherman@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ition of input box need to be aligned after entering an invalid activation code in Registration page</text:p>
          </table:table-cell>
          <table:table-cell table:style-name="ce1" office:value-type="string" calcext:value-type="string">
            <text:p>2015-03-11 19:03:43</text:p>
          </table:table-cell>
        </table:table-row>
        <table:table-row table:style-name="ro2">
          <table:table-cell office:value-type="float" office:value="926721" calcext:value-type="float">
            <text:p>92672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56k dial modem connection do not show up via NM-applet</text:p>
          </table:table-cell>
          <table:table-cell table:style-name="ce1" office:value-type="string" calcext:value-type="string">
            <text:p>2015-04-20 09:42:02</text:p>
          </table:table-cell>
        </table:table-row>
        <table:table-row table:style-name="ro2">
          <table:table-cell office:value-type="float" office:value="926144" calcext:value-type="float">
            <text:p>9261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Online Migration] Packages conflict - from SLED11SP3+SDK full installation to SLED11SP4 (i386) with wagon</text:p>
          </table:table-cell>
          <table:table-cell table:style-name="ce1" office:value-type="string" calcext:value-type="string">
            <text:p>2015-06-24 12:30:22</text:p>
          </table:table-cell>
        </table:table-row>
        <table:table-row table:style-name="ro2">
          <table:table-cell office:value-type="float" office:value="932198" calcext:value-type="float">
            <text:p>93219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johendricks@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online migration] <text:s/>SP1 and SP2 repositories are enabled during migration to SP4</text:p>
          </table:table-cell>
          <table:table-cell table:style-name="ce1" office:value-type="string" calcext:value-type="string">
            <text:p>2015-06-10 14:01:59</text:p>
          </table:table-cell>
        </table:table-row>
        <table:table-row table:style-name="ro2">
          <table:table-cell office:value-type="float" office:value="932785" calcext:value-type="float">
            <text:p>93278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 : "it is WAY too short." string is Untranslated while providing user password is too short.</text:p>
          </table:table-cell>
          <table:table-cell table:style-name="ce1" office:value-type="string" calcext:value-type="string">
            <text:p>2015-07-03 13:37:50</text:p>
          </table:table-cell>
        </table:table-row>
        <table:table-row table:style-name="ro2">
          <table:table-cell office:value-type="float" office:value="917772" calcext:value-type="float">
            <text:p>91777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Failed to create .desktop file when dragging links from firefox to the desktop</text:p>
          </table:table-cell>
          <table:table-cell table:style-name="ce1" office:value-type="string" calcext:value-type="string">
            <text:p>2015-07-03 06:00:07</text:p>
          </table:table-cell>
        </table:table-row>
        <table:table-row table:style-name="ro2">
          <table:table-cell office:value-type="float" office:value="926740" calcext:value-type="float">
            <text:p>92674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ail to install SLES/SLED guest OS via virt-install.</text:p>
          </table:table-cell>
          <table:table-cell table:style-name="ce1" office:value-type="string" calcext:value-type="string">
            <text:p>2015-05-11 11:07:09</text:p>
          </table:table-cell>
        </table:table-row>
        <table:table-row table:style-name="ro2">
          <table:table-cell office:value-type="float" office:value="925582" calcext:value-type="float">
            <text:p>92558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online-update] full installed sled11ps3-x86_64 system upgrade to sled11sp4, target system has non-updated build info</text:p>
          </table:table-cell>
          <table:table-cell table:style-name="ce1" office:value-type="string" calcext:value-type="string">
            <text:p>2015-06-03 20:23:52</text:p>
          </table:table-cell>
        </table:table-row>
        <table:table-row table:style-name="ro2">
          <table:table-cell office:value-type="float" office:value="915751" calcext:value-type="float">
            <text:p>91575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Alpha3] no response after click any item in YaST</text:p>
          </table:table-cell>
          <table:table-cell table:style-name="ce1" office:value-type="string" calcext:value-type="string">
            <text:p>2015-03-20 10:10:13</text:p>
          </table:table-cell>
        </table:table-row>
        <table:table-row table:style-name="ro2">
          <table:table-cell office:value-type="float" office:value="920527" calcext:value-type="float">
            <text:p>92052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Beta1] Cheese webcam start failed</text:p>
          </table:table-cell>
          <table:table-cell table:style-name="ce1" office:value-type="string" calcext:value-type="string">
            <text:p>2015-03-09 07:01:22</text:p>
          </table:table-cell>
        </table:table-row>
        <table:table-row table:style-name="ro2">
          <table:table-cell office:value-type="float" office:value="921931" calcext:value-type="float">
            <text:p>92193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[Beta2][AD] the printer shared via samba cannot work</text:p>
          </table:table-cell>
          <table:table-cell table:style-name="ce1" office:value-type="string" calcext:value-type="string">
            <text:p>2015-03-18 11:08:18</text:p>
          </table:table-cell>
        </table:table-row>
        <table:table-row table:style-name="ro2">
          <table:table-cell office:value-type="float" office:value="921223" calcext:value-type="float">
            <text:p>92122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KDE panel uses wrong firefox desktop file which does not exist after migrated from SLED11SP3</text:p>
          </table:table-cell>
          <table:table-cell table:style-name="ce1" office:value-type="string" calcext:value-type="string">
            <text:p>2015-03-16 18:59:28</text:p>
          </table:table-cell>
        </table:table-row>
        <table:table-row table:style-name="ro2">
          <table:table-cell office:value-type="float" office:value="920782" calcext:value-type="float">
            <text:p>92078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uild0776] Installer can not solve the conflicts automatically when migrating from SLED11SP3</text:p>
          </table:table-cell>
          <table:table-cell table:style-name="ce1" office:value-type="string" calcext:value-type="string">
            <text:p>2015-03-23 16:05:19</text:p>
          </table:table-cell>
        </table:table-row>
        <table:table-row table:style-name="ro2">
          <table:table-cell office:value-type="float" office:value="910735" calcext:value-type="float">
            <text:p>91073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NCC registration failed during the process by using web browser</text:p>
          </table:table-cell>
          <table:table-cell table:style-name="ce1" office:value-type="string" calcext:value-type="string">
            <text:p>2015-02-09 16:26:15</text:p>
          </table:table-cell>
        </table:table-row>
        <table:table-row table:style-name="ro2">
          <table:table-cell office:value-type="float" office:value="921233" calcext:value-type="float">
            <text:p>92123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nco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NSI escape codes <text:s/>were shown as unreadable characters in Collecting Data window</text:p>
          </table:table-cell>
          <table:table-cell table:style-name="ce1" office:value-type="string" calcext:value-type="string">
            <text:p>2015-06-19 07:51:36</text:p>
          </table:table-cell>
        </table:table-row>
        <table:table-row table:style-name="ro2">
          <table:table-cell office:value-type="float" office:value="925100" calcext:value-type="float">
            <text:p>92510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map/smtp.googlemail.com cannot be applied if configuring gmail account in Evolution</text:p>
          </table:table-cell>
          <table:table-cell table:style-name="ce1" office:value-type="string" calcext:value-type="string">
            <text:p>2015-04-30 15:29:21</text:p>
          </table:table-cell>
        </table:table-row>
        <table:table-row table:style-name="ro2">
          <table:table-cell office:value-type="float" office:value="921466" calcext:value-type="float">
            <text:p>92146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dual boot environment with win8 first and sp4 later installed, system <text:s/>will right boot into windows</text:p>
          </table:table-cell>
          <table:table-cell table:style-name="ce1" office:value-type="string" calcext:value-type="string">
            <text:p>2015-03-17 10:05:01</text:p>
          </table:table-cell>
        </table:table-row>
        <table:table-row table:style-name="ro2">
          <table:table-cell office:value-type="float" office:value="920533" calcext:value-type="float">
            <text:p>92053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Banshee - failed to open a mp3 file via ftp server</text:p>
          </table:table-cell>
          <table:table-cell table:style-name="ce1" office:value-type="string" calcext:value-type="string">
            <text:p>2015-06-03 21:51:11</text:p>
          </table:table-cell>
        </table:table-row>
        <table:table-row table:style-name="ro2">
          <table:table-cell office:value-type="float" office:value="920537" calcext:value-type="float">
            <text:p>92053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ragging a playlist or songs from Desktop into banshee does not work</text:p>
          </table:table-cell>
          <table:table-cell table:style-name="ce1" office:value-type="string" calcext:value-type="string">
            <text:p>2015-06-03 21:46:44</text:p>
          </table:table-cell>
        </table:table-row>
        <table:table-row table:style-name="ro2">
          <table:table-cell office:value-type="float" office:value="926687" calcext:value-type="float">
            <text:p>92668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ystem actual brightness level becomes max brightness level after suspend/hibernate.</text:p>
          </table:table-cell>
          <table:table-cell table:style-name="ce1" office:value-type="string" calcext:value-type="string">
            <text:p>2015-06-08 08:47:14</text:p>
          </table:table-cell>
        </table:table-row>
        <table:table-row table:style-name="ro2">
          <table:table-cell office:value-type="float" office:value="932799" calcext:value-type="float">
            <text:p>9327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Legal Issues</text:p>
          </table:table-cell>
          <table:table-cell office:value-type="string" calcext:value-type="string">
            <text:p>cfarr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RC2] Lack of flash-player and flash-player-gnome Package License.</text:p>
          </table:table-cell>
          <table:table-cell table:style-name="ce1" office:value-type="string" calcext:value-type="string">
            <text:p>2015-05-29 09:57:11</text:p>
          </table:table-cell>
        </table:table-row>
        <table:table-row table:style-name="ro2">
          <table:table-cell office:value-type="float" office:value="920539" calcext:value-type="float">
            <text:p>92053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onshine returns error downloading license when attempting to download license agreement for addon</text:p>
          </table:table-cell>
          <table:table-cell table:style-name="ce1" office:value-type="string" calcext:value-type="string">
            <text:p>2015-03-24 10:22:24</text:p>
          </table:table-cell>
        </table:table-row>
        <table:table-row table:style-name="ro2">
          <table:table-cell office:value-type="float" office:value="924164" calcext:value-type="float">
            <text:p>92416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PackageKit] packagekit cannot find any update while zypper could</text:p>
          </table:table-cell>
          <table:table-cell table:style-name="ce1" office:value-type="string" calcext:value-type="string">
            <text:p>2015-03-26 22:50:03</text:p>
          </table:table-cell>
        </table:table-row>
        <table:table-row table:style-name="ro2">
          <table:table-cell office:value-type="float" office:value="926513" calcext:value-type="float">
            <text:p>92651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System Brightness level cannot be synced between GPM and OSD brightness level.</text:p>
          </table:table-cell>
          <table:table-cell table:style-name="ce1" office:value-type="string" calcext:value-type="string">
            <text:p>2015-04-09 13:05:59</text:p>
          </table:table-cell>
        </table:table-row>
        <table:table-row table:style-name="ro4">
          <table:table-cell office:value-type="float" office:value="932748" calcext:value-type="float">
            <text:p>93274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Language characters are indicated as "口口口口口" during Pre-Installation Welcome page.</text:p>
          </table:table-cell>
          <table:table-cell table:style-name="ce1" office:value-type="string" calcext:value-type="string">
            <text:p>2015-05-29 07:28:35</text:p>
          </table:table-cell>
        </table:table-row>
        <table:table-row table:style-name="ro2">
          <table:table-cell office:value-type="float" office:value="933196" calcext:value-type="float">
            <text:p>93319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4_LOC: font size of CJK word is abnormal in welcome page under language list</text:p>
          </table:table-cell>
          <table:table-cell table:style-name="ce1" office:value-type="string" calcext:value-type="string">
            <text:p>2015-06-03 07:51:05</text:p>
          </table:table-cell>
        </table:table-row>
        <table:table-row table:style-name="ro2">
          <table:table-cell office:value-type="float" office:value="923321" calcext:value-type="float">
            <text:p>92332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-line migration] wagon keep to stay at SP3 but not migrate to SP4</text:p>
          </table:table-cell>
          <table:table-cell table:style-name="ce1" office:value-type="string" calcext:value-type="string">
            <text:p>2015-05-13 10:03:22</text:p>
          </table:table-cell>
        </table:table-row>
        <table:table-row table:style-name="ro2">
          <table:table-cell office:value-type="float" office:value="923597" calcext:value-type="float">
            <text:p>92359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-launcher(xdg-open kfmclient) open URL infinitely if firefox set to be default web browser in KDE desktop</text:p>
          </table:table-cell>
          <table:table-cell table:style-name="ce1" office:value-type="string" calcext:value-type="string">
            <text:p>2015-05-06 02:03:37</text:p>
          </table:table-cell>
        </table:table-row>
        <table:table-row table:style-name="ro2">
          <table:table-cell office:value-type="float" office:value="923099" calcext:value-type="float">
            <text:p>9230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eta3] [udev] cannot load to installer stage due to null pointer dereference in kernel</text:p>
          </table:table-cell>
          <table:table-cell table:style-name="ce1" office:value-type="string" calcext:value-type="string">
            <text:p>2015-04-02 17:39:34</text:p>
          </table:table-cell>
        </table:table-row>
        <table:table-row table:style-name="ro2">
          <table:table-cell office:value-type="float" office:value="925567" calcext:value-type="float">
            <text:p>92556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line-update] full installed sled11sp3-x86_64 system upgrade to sled11sp4 met dependency conflict</text:p>
          </table:table-cell>
          <table:table-cell table:style-name="ce1" office:value-type="string" calcext:value-type="string">
            <text:p>2015-07-02 17:31:13</text:p>
          </table:table-cell>
        </table:table-row>
        <table:table-row table:style-name="ro2">
          <table:table-cell office:value-type="float" office:value="925655" calcext:value-type="float">
            <text:p>92565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line-update] default installed sled11sp3-x86_64 + SDK system to update, <text:s/>wagon will keep in sp3 not to upgrade to sp4</text:p>
          </table:table-cell>
          <table:table-cell table:style-name="ce1" office:value-type="string" calcext:value-type="string">
            <text:p>2015-05-25 02:25:10</text:p>
          </table:table-cell>
        </table:table-row>
        <table:table-row table:style-name="ro2">
          <table:table-cell office:value-type="float" office:value="921900" calcext:value-type="float">
            <text:p>92190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cal Disk Drive(UEFI) boot fail under UEFI secure boot enabled on HP firmware.</text:p>
          </table:table-cell>
          <table:table-cell table:style-name="ce1" office:value-type="string" calcext:value-type="string">
            <text:p>2015-04-30 04:35:29</text:p>
          </table:table-cell>
        </table:table-row>
        <table:table-row table:style-name="ro2">
          <table:table-cell office:value-type="float" office:value="928475" calcext:value-type="float">
            <text:p>92847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Build0901][SDK Build0708] sdk_java and sdk_rails patterns have dependency issue.</text:p>
          </table:table-cell>
          <table:table-cell table:style-name="ce1" office:value-type="string" calcext:value-type="string">
            <text:p>2015-06-24 03:04:38</text:p>
          </table:table-cell>
        </table:table-row>
        <table:table-row table:style-name="ro2">
          <table:table-cell office:value-type="float" office:value="920511" calcext:value-type="float">
            <text:p>92051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eta1] F-Spot: Export imported photos to Flickr failed with "HTTP Error 403, Forbidden"</text:p>
          </table:table-cell>
          <table:table-cell table:style-name="ce1" office:value-type="string" calcext:value-type="string">
            <text:p>2015-06-01 09:01:52</text:p>
          </table:table-cell>
        </table:table-row>
        <table:table-row table:style-name="ro2">
          <table:table-cell office:value-type="float" office:value="917973" calcext:value-type="float">
            <text:p>91797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Beta1] Failed to print some characters in certain size with Fujitsu PrintPartner 20w pxlmono driver</text:p>
          </table:table-cell>
          <table:table-cell table:style-name="ce1" office:value-type="string" calcext:value-type="string">
            <text:p>2015-04-08 08:42:24</text:p>
          </table:table-cell>
        </table:table-row>
        <table:table-row table:style-name="ro2">
          <table:table-cell office:value-type="float" office:value="914025" calcext:value-type="float">
            <text:p>91402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Build0680] Sound is not working after upgrading system from SLED11SP3 to SP4</text:p>
          </table:table-cell>
          <table:table-cell table:style-name="ce1" office:value-type="string" calcext:value-type="string">
            <text:p>2015-02-05 08:54:52</text:p>
          </table:table-cell>
        </table:table-row>
        <table:table-row table:style-name="ro2">
          <table:table-cell office:value-type="float" office:value="916365" calcext:value-type="float">
            <text:p>91636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free memory leaks with SLE11-SP4 kernel (DVD installation failed on the specific machine)</text:p>
          </table:table-cell>
          <table:table-cell table:style-name="ce1" office:value-type="string" calcext:value-type="string">
            <text:p>2015-05-06 03:10:58</text:p>
          </table:table-cell>
        </table:table-row>
        <table:table-row table:style-name="ro2">
          <table:table-cell office:value-type="float" office:value="922471" calcext:value-type="float">
            <text:p>92247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fi cannot be setup on some very specific laptop</text:p>
          </table:table-cell>
          <table:table-cell table:style-name="ce1" office:value-type="string" calcext:value-type="string">
            <text:p>2015-05-06 02:54:57</text:p>
          </table:table-cell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11sp4-valid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1">
          <table:table-cell office:value-type="float" office:value="920111" calcext:value-type="float">
            <text:p>92011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ing download iso file under wireless network, plugin the wired cable, downlown <text:s/>will be failed/ stopped</text:p>
          </table:table-cell>
          <table:table-cell table:style-name="ce1" office:value-type="string" calcext:value-type="string">
            <text:p>2015-03-24 10:21:03</text:p>
          </table:table-cell>
        </table:table-row>
        <table:table-row table:style-name="ro1">
          <table:table-cell office:value-type="float" office:value="924119" calcext:value-type="float">
            <text:p>92411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-applet export VPN connection to file failed</text:p>
          </table:table-cell>
          <table:table-cell table:style-name="ce1" office:value-type="string" calcext:value-type="string">
            <text:p>2015-03-25 09:06:15</text:p>
          </table:table-cell>
        </table:table-row>
        <table:table-row table:style-name="ro1">
          <table:table-cell office:value-type="float" office:value="924844" calcext:value-type="float">
            <text:p>9248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bile card will not be detected automatically by Network Manager when unplug in then plug in it.</text:p>
          </table:table-cell>
          <table:table-cell table:style-name="ce1" office:value-type="string" calcext:value-type="string">
            <text:p>2015-04-08 10:08:08</text:p>
          </table:table-cell>
        </table:table-row>
        <table:table-row table:style-name="ro1">
          <table:table-cell office:value-type="float" office:value="924847" calcext:value-type="float">
            <text:p>92484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bile card will not connect automatically after uncheck 'Enable networking' then check 'Enable networking'</text:p>
          </table:table-cell>
          <table:table-cell table:style-name="ce1" office:value-type="string" calcext:value-type="string">
            <text:p>2015-07-13 04:12:31</text:p>
          </table:table-cell>
        </table:table-row>
        <table:table-row table:style-name="ro1">
          <table:table-cell office:value-type="float" office:value="926714" calcext:value-type="float">
            <text:p>92671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sable ethernet connection will disable dsl connection entry in NM-applet</text:p>
          </table:table-cell>
          <table:table-cell table:style-name="ce1" office:value-type="string" calcext:value-type="string">
            <text:p>2015-04-20 06:34:55</text:p>
          </table:table-cell>
        </table:table-row>
        <table:table-row table:style-name="ro1">
          <table:table-cell office:value-type="float" office:value="921246" calcext:value-type="float">
            <text:p>92124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2] Evolution-Setup-Receiving Email-Security-Wrong default choice</text:p>
          </table:table-cell>
          <table:table-cell table:style-name="ce1" office:value-type="string" calcext:value-type="string">
            <text:p>2015-03-25 08:42:19</text:p>
          </table:table-cell>
        </table:table-row>
        <table:table-row table:style-name="ro1">
          <table:table-cell office:value-type="float" office:value="915728" calcext:value-type="float">
            <text:p>91572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Alpha3] Screen blanked after closing the lid even "lid closed" option set to "Do nothing"</text:p>
          </table:table-cell>
          <table:table-cell table:style-name="ce1" office:value-type="string" calcext:value-type="string">
            <text:p>2015-06-16 05:17:15</text:p>
          </table:table-cell>
        </table:table-row>
        <table:table-row table:style-name="ro1">
          <table:table-cell office:value-type="float" office:value="916144" calcext:value-type="float">
            <text:p>9161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Alpha3] Search for text in title of notes in Tomboy is not working properly</text:p>
          </table:table-cell>
          <table:table-cell table:style-name="ce1" office:value-type="string" calcext:value-type="string">
            <text:p>2015-02-04 07:56:26</text:p>
          </table:table-cell>
        </table:table-row>
        <table:table-row table:style-name="ro1">
          <table:table-cell office:value-type="float" office:value="915087" calcext:value-type="float">
            <text:p>91508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fferent KDE font rendering bettween SLED11-SP4 and SLES11-SP4</text:p>
          </table:table-cell>
          <table:table-cell table:style-name="ce1" office:value-type="string" calcext:value-type="string">
            <text:p>2015-02-05 14:56:37</text:p>
          </table:table-cell>
        </table:table-row>
        <table:table-row table:style-name="ro1">
          <table:table-cell office:value-type="float" office:value="916345" calcext:value-type="float">
            <text:p>91634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e wrong path for digikam in KDE kickoff -&gt; favorites</text:p>
          </table:table-cell>
          <table:table-cell table:style-name="ce1" office:value-type="string" calcext:value-type="string">
            <text:p>2015-02-05 08:46:23</text:p>
          </table:table-cell>
        </table:table-row>
        <table:table-row table:style-name="ro1">
          <table:table-cell office:value-type="float" office:value="916538" calcext:value-type="float">
            <text:p>91653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Installer: "Not enough disk space" warning come back after entering booting configuration</text:p>
          </table:table-cell>
          <table:table-cell table:style-name="ce1" office:value-type="string" calcext:value-type="string">
            <text:p>2015-02-09 11:51:57</text:p>
          </table:table-cell>
        </table:table-row>
        <table:table-row table:style-name="ro1">
          <table:table-cell office:value-type="float" office:value="917506" calcext:value-type="float">
            <text:p>91750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Banshee: New Playlist created are not named with sequential number by default.</text:p>
          </table:table-cell>
          <table:table-cell table:style-name="ce1" office:value-type="string" calcext:value-type="string">
            <text:p>2015-06-03 21:58:26</text:p>
          </table:table-cell>
        </table:table-row>
        <table:table-row table:style-name="ro1">
          <table:table-cell office:value-type="float" office:value="919899" calcext:value-type="float">
            <text:p>9198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Another progress bar will remaining after perform sync music from Banshee to IPOD</text:p>
          </table:table-cell>
          <table:table-cell table:style-name="ce1" office:value-type="string" calcext:value-type="string">
            <text:p>2015-06-03 21:57:36</text:p>
          </table:table-cell>
        </table:table-row>
        <table:table-row table:style-name="ro1">
          <table:table-cell office:value-type="float" office:value="919902" calcext:value-type="float">
            <text:p>91990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Character set display issue exist with sync music from Banshee to IPOD</text:p>
          </table:table-cell>
          <table:table-cell table:style-name="ce1" office:value-type="string" calcext:value-type="string">
            <text:p>2015-06-03 21:56:28</text:p>
          </table:table-cell>
        </table:table-row>
        <table:table-row table:style-name="ro1">
          <table:table-cell office:value-type="float" office:value="920769" calcext:value-type="float">
            <text:p>92076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psherman@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ition of input box need to be aligned after entering an invalid activation code in Registration page</text:p>
          </table:table-cell>
          <table:table-cell table:style-name="ce1" office:value-type="string" calcext:value-type="string">
            <text:p>2015-03-11 19:03:43</text:p>
          </table:table-cell>
        </table:table-row>
        <table:table-row table:style-name="ro1">
          <table:table-cell office:value-type="float" office:value="926721" calcext:value-type="float">
            <text:p>92672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56k dial modem connection do not show up via NM-applet</text:p>
          </table:table-cell>
          <table:table-cell table:style-name="ce1" office:value-type="string" calcext:value-type="string">
            <text:p>2015-04-20 09:42:02</text:p>
          </table:table-cell>
        </table:table-row>
        <table:table-row table:style-name="ro1">
          <table:table-cell office:value-type="float" office:value="926144" calcext:value-type="float">
            <text:p>9261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Online Migration] Packages conflict - from SLED11SP3+SDK full installation to SLED11SP4 (i386) with wagon</text:p>
          </table:table-cell>
          <table:table-cell table:style-name="ce1" office:value-type="string" calcext:value-type="string">
            <text:p>2015-06-24 12:30:22</text:p>
          </table:table-cell>
        </table:table-row>
        <table:table-row table:style-name="ro1">
          <table:table-cell office:value-type="float" office:value="932198" calcext:value-type="float">
            <text:p>93219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johendricks@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online migration] <text:s/>SP1 and SP2 repositories are enabled during migration to SP4</text:p>
          </table:table-cell>
          <table:table-cell table:style-name="ce1" office:value-type="string" calcext:value-type="string">
            <text:p>2015-06-10 14:01:59</text:p>
          </table:table-cell>
        </table:table-row>
        <table:table-row table:style-name="ro1">
          <table:table-cell office:value-type="float" office:value="932785" calcext:value-type="float">
            <text:p>93278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 : "it is WAY too short." string is Untranslated while providing user password is too short.</text:p>
          </table:table-cell>
          <table:table-cell table:style-name="ce1" office:value-type="string" calcext:value-type="string">
            <text:p>2015-07-03 13:37:50</text:p>
          </table:table-cell>
        </table:table-row>
        <table:table-row table:style-name="ro1">
          <table:table-cell office:value-type="float" office:value="917772" calcext:value-type="float">
            <text:p>91777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Failed to create .desktop file when dragging links from firefox to the desktop</text:p>
          </table:table-cell>
          <table:table-cell table:style-name="ce1" office:value-type="string" calcext:value-type="string">
            <text:p>2015-07-03 06:00:07</text:p>
          </table:table-cell>
        </table:table-row>
        <table:table-row table:style-name="ro1">
          <table:table-cell office:value-type="float" office:value="921931" calcext:value-type="float">
            <text:p>92193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[Beta2][AD] the printer shared via samba cannot work</text:p>
          </table:table-cell>
          <table:table-cell table:style-name="ce1" office:value-type="string" calcext:value-type="string">
            <text:p>2015-03-18 11:08:18</text:p>
          </table:table-cell>
        </table:table-row>
        <table:table-row table:style-name="ro1">
          <table:table-cell office:value-type="float" office:value="920782" calcext:value-type="float">
            <text:p>92078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uild0776] Installer can not solve the conflicts automatically when migrating from SLED11SP3</text:p>
          </table:table-cell>
          <table:table-cell table:style-name="ce1" office:value-type="string" calcext:value-type="string">
            <text:p>2015-03-23 16:05:19</text:p>
          </table:table-cell>
        </table:table-row>
        <table:table-row table:style-name="ro1">
          <table:table-cell office:value-type="float" office:value="921233" calcext:value-type="float">
            <text:p>92123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nco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NSI escape codes <text:s/>were shown as unreadable characters in Collecting Data window</text:p>
          </table:table-cell>
          <table:table-cell table:style-name="ce1" office:value-type="string" calcext:value-type="string">
            <text:p>2015-06-19 07:51:36</text:p>
          </table:table-cell>
        </table:table-row>
        <table:table-row table:style-name="ro1">
          <table:table-cell office:value-type="float" office:value="920539" calcext:value-type="float">
            <text:p>92053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onshine returns error downloading license when attempting to download license agreement for addon</text:p>
          </table:table-cell>
          <table:table-cell table:style-name="ce1" office:value-type="string" calcext:value-type="string">
            <text:p>2015-03-24 10:22:24</text:p>
          </table:table-cell>
        </table:table-row>
        <table:table-row table:style-name="ro1">
          <table:table-cell office:value-type="float" office:value="923321" calcext:value-type="float">
            <text:p>92332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-line migration] wagon keep to stay at SP3 but not migrate to SP4</text:p>
          </table:table-cell>
          <table:table-cell table:style-name="ce1" office:value-type="string" calcext:value-type="string">
            <text:p>2015-05-13 10:03:22</text:p>
          </table:table-cell>
        </table:table-row>
        <table:table-row table:style-name="ro1">
          <table:table-cell office:value-type="float" office:value="923597" calcext:value-type="float">
            <text:p>92359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-launcher(xdg-open kfmclient) open URL infinitely if firefox set to be default web browser in KDE desktop</text:p>
          </table:table-cell>
          <table:table-cell table:style-name="ce1" office:value-type="string" calcext:value-type="string">
            <text:p>2015-05-06 02:03:37</text:p>
          </table:table-cell>
        </table:table-row>
        <table:table-row table:style-name="ro1">
          <table:table-cell office:value-type="float" office:value="923099" calcext:value-type="float">
            <text:p>9230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eta3] [udev] cannot load to installer stage due to null pointer dereference in kernel</text:p>
          </table:table-cell>
          <table:table-cell table:style-name="ce1" office:value-type="string" calcext:value-type="string">
            <text:p>2015-04-02 17:39:34</text:p>
          </table:table-cell>
        </table:table-row>
        <table:table-row table:style-name="ro1">
          <table:table-cell office:value-type="float" office:value="925567" calcext:value-type="float">
            <text:p>92556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line-update] full installed sled11sp3-x86_64 system upgrade to sled11sp4 met dependency conflict</text:p>
          </table:table-cell>
          <table:table-cell table:style-name="ce1" office:value-type="string" calcext:value-type="string">
            <text:p>2015-07-02 17:31:13</text:p>
          </table:table-cell>
        </table:table-row>
        <table:table-row table:style-name="ro1">
          <table:table-cell office:value-type="float" office:value="925655" calcext:value-type="float">
            <text:p>92565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line-update] default installed sled11sp3-x86_64 + SDK system to update, <text:s/>wagon will keep in sp3 not to upgrade to sp4</text:p>
          </table:table-cell>
          <table:table-cell table:style-name="ce1" office:value-type="string" calcext:value-type="string">
            <text:p>2015-05-25 02:25:10</text:p>
          </table:table-cell>
        </table:table-row>
        <table:table-row table:style-name="ro2">
          <table:table-cell office:value-type="float" office:value="921900" calcext:value-type="float">
            <text:p>92190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cal Disk Drive(UEFI) boot fail under UEFI secure boot enabled on HP firmware.</text:p>
          </table:table-cell>
          <table:table-cell table:style-name="ce1" office:value-type="string" calcext:value-type="string">
            <text:p>2015-04-30 04:35:29</text:p>
          </table:table-cell>
        </table:table-row>
        <table:table-row table:style-name="ro2">
          <table:table-cell office:value-type="float" office:value="928475" calcext:value-type="float">
            <text:p>92847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Build0901][SDK Build0708] sdk_java and sdk_rails patterns have dependency issue.</text:p>
          </table:table-cell>
          <table:table-cell table:style-name="ce1" office:value-type="string" calcext:value-type="string">
            <text:p>2015-06-24 03:04:38</text:p>
          </table:table-cell>
        </table:table-row>
        <table:table-row table:style-name="ro2">
          <table:table-cell office:value-type="float" office:value="920511" calcext:value-type="float">
            <text:p>92051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eta1] F-Spot: Export imported photos to Flickr failed with "HTTP Error 403, Forbidden"</text:p>
          </table:table-cell>
          <table:table-cell table:style-name="ce1" office:value-type="string" calcext:value-type="string">
            <text:p>2015-06-01 09:01:52</text:p>
          </table:table-cell>
        </table:table-row>
        <table:table-row table:style-name="ro2">
          <table:table-cell office:value-type="float" office:value="916365" calcext:value-type="float">
            <text:p>91636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free memory leaks with SLE11-SP4 kernel (DVD installation failed on the specific machine)</text:p>
          </table:table-cell>
          <table:table-cell table:style-name="ce1" office:value-type="string" calcext:value-type="string">
            <text:p>2015-05-06 03:10:58</text:p>
          </table:table-cell>
        </table:table-row>
        <table:table-row table:style-name="ro2">
          <table:table-cell office:value-type="float" office:value="922471" calcext:value-type="float">
            <text:p>92247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fi cannot be setup on some very specific laptop</text:p>
          </table:table-cell>
          <table:table-cell table:style-name="ce1" office:value-type="string" calcext:value-type="string">
            <text:p>2015-05-06 02:54:57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ed12-all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0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2">
          <table:table-cell office:value-type="float" office:value="890577" calcext:value-type="float">
            <text:p>8905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] Desktop wallpaper in SLED11SP3 have not been kept after upgrading to SLED12</text:p>
          </table:table-cell>
          <table:table-cell table:style-name="ce1" office:value-type="string" calcext:value-type="string">
            <text:p>2014-08-07 21:50:53</text:p>
          </table:table-cell>
        </table:table-row>
        <table:table-row table:style-name="ro2">
          <table:table-cell office:value-type="float" office:value="898081" calcext:value-type="float">
            <text:p>8980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3] USB printer device not listed in lsusb output after power cut off</text:p>
          </table:table-cell>
          <table:table-cell table:style-name="ce1" office:value-type="string" calcext:value-type="string">
            <text:p>2015-07-13 14:35:25</text:p>
          </table:table-cell>
        </table:table-row>
        <table:table-row table:style-name="ro2">
          <table:table-cell office:value-type="float" office:value="890563" calcext:value-type="float">
            <text:p>8905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]"Favorates" application items in SLED11 SP3 have not been kept after upgrading to SLED12</text:p>
          </table:table-cell>
          <table:table-cell table:style-name="ce1" office:value-type="string" calcext:value-type="string">
            <text:p>2014-08-07 22:38:12</text:p>
          </table:table-cell>
        </table:table-row>
        <table:table-row table:style-name="ro2">
          <table:table-cell office:value-type="float" office:value="901273" calcext:value-type="float">
            <text:p>9012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GMC3] re-register vis SCC won't take effect after registering via SMT update server</text:p>
          </table:table-cell>
          <table:table-cell table:style-name="ce1" office:value-type="string" calcext:value-type="string">
            <text:p>2014-10-28 07:59:04</text:p>
          </table:table-cell>
        </table:table-row>
        <table:table-row table:style-name="ro2">
          <table:table-cell office:value-type="float" office:value="874539" calcext:value-type="float">
            <text:p>8745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chine cannot hang with Automatic Suspened enabled</text:p>
          </table:table-cell>
          <table:table-cell table:style-name="ce1" office:value-type="string" calcext:value-type="string">
            <text:p>2014-08-27 07:33:59</text:p>
          </table:table-cell>
        </table:table-row>
        <table:table-row table:style-name="ro2">
          <table:table-cell office:value-type="float" office:value="868149" calcext:value-type="float">
            <text:p>8681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me shortcut keys does not exist when setting UI languages as CJK in the installer</text:p>
          </table:table-cell>
          <table:table-cell table:style-name="ce1" office:value-type="string" calcext:value-type="string">
            <text:p>2014-03-14 09:11:39</text:p>
          </table:table-cell>
        </table:table-row>
        <table:table-row table:style-name="ro2">
          <table:table-cell office:value-type="float" office:value="869598" calcext:value-type="float">
            <text:p>8695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me GnuGP keys can not be shown in PGP keys table of seahorse</text:p>
          </table:table-cell>
          <table:table-cell table:style-name="ce1" office:value-type="string" calcext:value-type="string">
            <text:p>2014-09-22 12:30:39</text:p>
          </table:table-cell>
        </table:table-row>
        <table:table-row table:style-name="ro2">
          <table:table-cell office:value-type="float" office:value="875436" calcext:value-type="float">
            <text:p>8754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il to import audio via Http remote location in Rhythmbox mediaplayer.</text:p>
          </table:table-cell>
          <table:table-cell table:style-name="ce1" office:value-type="string" calcext:value-type="string">
            <text:p>2014-09-22 12:24:07</text:p>
          </table:table-cell>
        </table:table-row>
        <table:table-row table:style-name="ro2">
          <table:table-cell office:value-type="float" office:value="863929" calcext:value-type="float">
            <text:p>8639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word policy not same between installation and after installation</text:p>
          </table:table-cell>
          <table:table-cell table:style-name="ce1" office:value-type="string" calcext:value-type="string">
            <text:p>2014-06-02 08:46:47</text:p>
          </table:table-cell>
        </table:table-row>
        <table:table-row table:style-name="ro2">
          <table:table-cell office:value-type="float" office:value="892648" calcext:value-type="float">
            <text:p>8926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-upgrade] Booting time consumption is getting longer after upgrading to SLE12.</text:p>
          </table:table-cell>
          <table:table-cell table:style-name="ce1" office:value-type="string" calcext:value-type="string">
            <text:p>2014-09-25 07:20:32</text:p>
          </table:table-cell>
        </table:table-row>
        <table:table-row table:style-name="ro2">
          <table:table-cell office:value-type="float" office:value="868088" calcext:value-type="float">
            <text:p>8680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ression case 1369683: "warn me when closing multiple tabs" doesn't work</text:p>
          </table:table-cell>
          <table:table-cell table:style-name="ce1" office:value-type="string" calcext:value-type="string">
            <text:p>2014-07-30 10:25:29</text:p>
          </table:table-cell>
        </table:table-row>
        <table:table-row table:style-name="ro2">
          <table:table-cell office:value-type="float" office:value="882413" calcext:value-type="float">
            <text:p>8824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import certificate manually does not take effect</text:p>
          </table:table-cell>
          <table:table-cell table:style-name="ce1" office:value-type="string" calcext:value-type="string">
            <text:p>2014-09-16 12:46:03</text:p>
          </table:table-cell>
        </table:table-row>
        <table:table-row table:style-name="ro2">
          <table:table-cell office:value-type="float" office:value="870795" calcext:value-type="float">
            <text:p>87079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twork Manager - Mobile Broadband: The created connection can't show in the network list</text:p>
          </table:table-cell>
          <table:table-cell table:style-name="ce1" office:value-type="string" calcext:value-type="string">
            <text:p>2014-07-30 09:41:18</text:p>
          </table:table-cell>
        </table:table-row>
        <table:table-row table:style-name="ro2">
          <table:table-cell office:value-type="float" office:value="869540" calcext:value-type="float">
            <text:p>8695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34] Gnote: Automatic links in notes will not create, if the name is not default</text:p>
          </table:table-cell>
          <table:table-cell table:style-name="ce1" office:value-type="string" calcext:value-type="string">
            <text:p>2014-08-01 07:02:19</text:p>
          </table:table-cell>
        </table:table-row>
        <table:table-row table:style-name="ro2">
          <table:table-cell office:value-type="float" office:value="883915" calcext:value-type="float">
            <text:p>8839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word dialog isn't launched after inputting remote location via ftp in Rhythmbox mediaplayer.</text:p>
          </table:table-cell>
          <table:table-cell table:style-name="ce1" office:value-type="string" calcext:value-type="string">
            <text:p>2014-07-08 23:50:29</text:p>
          </table:table-cell>
        </table:table-row>
        <table:table-row table:style-name="ro2">
          <table:table-cell office:value-type="float" office:value="873404" calcext:value-type="float">
            <text:p>8734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mpty options in Rhythmbox Tools list.</text:p>
          </table:table-cell>
          <table:table-cell table:style-name="ce1" office:value-type="string" calcext:value-type="string">
            <text:p>2014-09-22 12:22:37</text:p>
          </table:table-cell>
        </table:table-row>
        <table:table-row table:style-name="ro2">
          <table:table-cell office:value-type="float" office:value="867538" calcext:value-type="float">
            <text:p>8675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24] Gnote: When gnote already running, launch gnote will create a new window.</text:p>
          </table:table-cell>
          <table:table-cell table:style-name="ce1" office:value-type="string" calcext:value-type="string">
            <text:p>2014-06-26 06:35:58</text:p>
          </table:table-cell>
        </table:table-row>
        <table:table-row table:style-name="ro2">
          <table:table-cell office:value-type="float" office:value="867556" calcext:value-type="float">
            <text:p>867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te: The default hot key invalid</text:p>
          </table:table-cell>
          <table:table-cell table:style-name="ce1" office:value-type="string" calcext:value-type="string">
            <text:p>2014-07-30 07:31:44</text:p>
          </table:table-cell>
        </table:table-row>
        <table:table-row table:style-name="ro2">
          <table:table-cell office:value-type="float" office:value="868399" calcext:value-type="float">
            <text:p>8683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37] Gnote: Unmodified note of the day is not removed in the next day</text:p>
          </table:table-cell>
          <table:table-cell table:style-name="ce1" office:value-type="string" calcext:value-type="string">
            <text:p>2014-06-13 13:49:06</text:p>
          </table:table-cell>
        </table:table-row>
        <table:table-row table:style-name="ro2">
          <table:table-cell office:value-type="float" office:value="898359" calcext:value-type="float">
            <text:p>8983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3] the "select a network" dialog displayed in front even screen is locked</text:p>
          </table:table-cell>
          <table:table-cell table:style-name="ce1" office:value-type="string" calcext:value-type="string">
            <text:p>2015-03-23 09:21:54</text:p>
          </table:table-cell>
        </table:table-row>
        <table:table-row table:style-name="ro2">
          <table:table-cell office:value-type="float" office:value="870322" calcext:value-type="float">
            <text:p>8703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 cannot rescan Wi-Fi AP list while Wireless connection is not connected yet.</text:p>
          </table:table-cell>
          <table:table-cell table:style-name="ce1" office:value-type="string" calcext:value-type="string">
            <text:p>2015-03-17 04:27:27</text:p>
          </table:table-cell>
        </table:table-row>
        <table:table-row table:style-name="ro2">
          <table:table-cell office:value-type="float" office:value="889175" calcext:value-type="float">
            <text:p>8891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0] SLE12 - Failed to login with AD account (after reboot) caused by winbind-to-KDC contact failure</text:p>
          </table:table-cell>
          <table:table-cell table:style-name="ce1" office:value-type="string" calcext:value-type="string">
            <text:p>2015-03-19 12:29:22</text:p>
          </table:table-cell>
        </table:table-row>
        <table:table-row table:style-name="ro2">
          <table:table-cell office:value-type="float" office:value="872708" calcext:value-type="float">
            <text:p>87270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et network to static ip address with wicked not working without system rebooted</text:p>
          </table:table-cell>
          <table:table-cell table:style-name="ce1" office:value-type="string" calcext:value-type="string">
            <text:p>2014-06-25 08:19:16</text:p>
          </table:table-cell>
        </table:table-row>
        <table:table-row table:style-name="ro2">
          <table:table-cell office:value-type="float" office:value="881214" calcext:value-type="float">
            <text:p>88121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chvatal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iled to launch reprots wizard in libreoffice-base with error "java.lang.NoClassDefFoundError"</text:p>
          </table:table-cell>
          <table:table-cell table:style-name="ce1" office:value-type="string" calcext:value-type="string">
            <text:p>2015-05-12 15:07:24</text:p>
          </table:table-cell>
        </table:table-row>
        <table:table-row table:style-name="ro2">
          <table:table-cell office:value-type="float" office:value="894199" calcext:value-type="float">
            <text:p>8941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SLE WE patterns conflicts with SLES patterns.</text:p>
          </table:table-cell>
          <table:table-cell table:style-name="ce1" office:value-type="string" calcext:value-type="string">
            <text:p>2014-09-05 07:46:13</text:p>
          </table:table-cell>
        </table:table-row>
        <table:table-row table:style-name="ro2">
          <table:table-cell office:value-type="float" office:value="872945" calcext:value-type="float">
            <text:p>8729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Restart DBUS Daemon leads to X fail to login again.</text:p>
          </table:table-cell>
          <table:table-cell table:style-name="ce1" office:value-type="string" calcext:value-type="string">
            <text:p>2014-07-24 14:33:07</text:p>
          </table:table-cell>
        </table:table-row>
        <table:table-row table:style-name="ro2">
          <table:table-cell office:value-type="float" office:value="889868" calcext:value-type="float">
            <text:p>8898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smetic - A picture in the first installation slide show may need more beautify.</text:p>
          </table:table-cell>
          <table:table-cell table:style-name="ce1" office:value-type="string" calcext:value-type="string">
            <text:p>2014-08-13 13:35:27</text:p>
          </table:table-cell>
        </table:table-row>
        <table:table-row table:style-name="ro2">
          <table:table-cell office:value-type="float" office:value="876272" calcext:value-type="float">
            <text:p>8762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mpathy crashes after adding Google Talk accounts</text:p>
          </table:table-cell>
          <table:table-cell table:style-name="ce1" office:value-type="string" calcext:value-type="string">
            <text:p>2014-07-01 08:26:23</text:p>
          </table:table-cell>
        </table:table-row>
        <table:table-row table:style-name="ro2">
          <table:table-cell office:value-type="float" office:value="877267" calcext:value-type="float">
            <text:p>8772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versized beta 6 SLED Media1 iso image</text:p>
          </table:table-cell>
          <table:table-cell table:style-name="ce1" office:value-type="string" calcext:value-type="string">
            <text:p>2014-05-26 10:08:14</text:p>
          </table:table-cell>
        </table:table-row>
        <table:table-row table:style-name="ro2">
          <table:table-cell office:value-type="float" office:value="865020" calcext:value-type="float">
            <text:p>8650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ome character of language will show like black square in installer</text:p>
          </table:table-cell>
          <table:table-cell table:style-name="ce1" office:value-type="string" calcext:value-type="string">
            <text:p>2014-06-30 09:26:12</text:p>
          </table:table-cell>
        </table:table-row>
        <table:table-row table:style-name="ro2">
          <table:table-cell office:value-type="float" office:value="867296" calcext:value-type="float">
            <text:p>8672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rror message "segmentation fault" show when closing yast2 lan "Network settings"</text:p>
          </table:table-cell>
          <table:table-cell table:style-name="ce1" office:value-type="string" calcext:value-type="string">
            <text:p>2014-05-15 15:26:41</text:p>
          </table:table-cell>
        </table:table-row>
        <table:table-row table:style-name="ro2">
          <table:table-cell office:value-type="float" office:value="882765" calcext:value-type="float">
            <text:p>8827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zypp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eed to type Chinese Character to confirm with the terminal</text:p>
          </table:table-cell>
          <table:table-cell table:style-name="ce1" office:value-type="string" calcext:value-type="string">
            <text:p>2014-06-24 07:30:26</text:p>
          </table:table-cell>
        </table:table-row>
        <table:table-row table:style-name="ro2">
          <table:table-cell office:value-type="float" office:value="866211" calcext:value-type="float">
            <text:p>8662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Console Applications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napper: snapperd exited after created a snapshot manually</text:p>
          </table:table-cell>
          <table:table-cell table:style-name="ce1" office:value-type="string" calcext:value-type="string">
            <text:p>2014-03-03 07:04:11</text:p>
          </table:table-cell>
        </table:table-row>
        <table:table-row table:style-name="ro2">
          <table:table-cell office:value-type="float" office:value="871980" calcext:value-type="float">
            <text:p>8719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bambo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listed itself as an extension</text:p>
          </table:table-cell>
          <table:table-cell table:style-name="ce1" office:value-type="string" calcext:value-type="string">
            <text:p>2014-05-13 07:53:46</text:p>
          </table:table-cell>
        </table:table-row>
        <table:table-row table:style-name="ro2">
          <table:table-cell office:value-type="float" office:value="886369" calcext:value-type="float">
            <text:p>8863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not login after upgrading from SLES11SP3 to SLES12+SLE-WE12 add-on</text:p>
          </table:table-cell>
          <table:table-cell table:style-name="ce1" office:value-type="string" calcext:value-type="string">
            <text:p>2014-07-21 14:35:55</text:p>
          </table:table-cell>
        </table:table-row>
        <table:table-row table:style-name="ro2">
          <table:table-cell office:value-type="float" office:value="883491" calcext:value-type="float">
            <text:p>8834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autilus cannot get to the top of the workspace</text:p>
          </table:table-cell>
          <table:table-cell table:style-name="ce1" office:value-type="string" calcext:value-type="string">
            <text:p>2014-08-05 07:59:16</text:p>
          </table:table-cell>
        </table:table-row>
        <table:table-row table:style-name="ro2">
          <table:table-cell office:value-type="float" office:value="894417" calcext:value-type="float">
            <text:p>8944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RC2-Upgrade] Gnome icons shows incorrect after upgrading to SLED12.</text:p>
          </table:table-cell>
          <table:table-cell table:style-name="ce1" office:value-type="string" calcext:value-type="string">
            <text:p>2015-03-06 22:45:23</text:p>
          </table:table-cell>
        </table:table-row>
        <table:table-row table:style-name="ro2">
          <table:table-cell office:value-type="float" office:value="869562" calcext:value-type="float">
            <text:p>8695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803] Cannot drag text from firefox to evolution composer</text:p>
          </table:table-cell>
          <table:table-cell table:style-name="ce1" office:value-type="string" calcext:value-type="string">
            <text:p>2014-09-17 07:52:39</text:p>
          </table:table-cell>
        </table:table-row>
        <table:table-row table:style-name="ro2">
          <table:table-cell office:value-type="float" office:value="891726" calcext:value-type="float">
            <text:p>8917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Management Tool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libvirt daemon could not start successfully in sled12 RC1 build</text:p>
          </table:table-cell>
          <table:table-cell table:style-name="ce1" office:value-type="string" calcext:value-type="string">
            <text:p>2014-12-08 12:35:26</text:p>
          </table:table-cell>
        </table:table-row>
        <table:table-row table:style-name="ro2">
          <table:table-cell office:value-type="float" office:value="881634" calcext:value-type="float">
            <text:p>88163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internal error: invalid byte sequence in UTF-8</text:p>
          </table:table-cell>
          <table:table-cell table:style-name="ce1" office:value-type="string" calcext:value-type="string">
            <text:p>2014-06-24 16:16:08</text:p>
          </table:table-cell>
        </table:table-row>
        <table:table-row table:style-name="ro2">
          <table:table-cell office:value-type="float" office:value="893680" calcext:value-type="float">
            <text:p>8936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RC2] Windows sharing printer with AD account logged in on SLED12 does not work</text:p>
          </table:table-cell>
          <table:table-cell table:style-name="ce1" office:value-type="string" calcext:value-type="string">
            <text:p>2014-11-13 15:37:19</text:p>
          </table:table-cell>
        </table:table-row>
        <table:table-row table:style-name="ro2">
          <table:table-cell office:value-type="float" office:value="895960" calcext:value-type="float">
            <text:p>8959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lease notes may need for the feature #316212 dracut instead of mkinitrd - fill gaps.</text:p>
          </table:table-cell>
          <table:table-cell table:style-name="ce1" office:value-type="string" calcext:value-type="string">
            <text:p>2014-09-15 09:33:52</text:p>
          </table:table-cell>
        </table:table-row>
        <table:table-row table:style-name="ro2">
          <table:table-cell office:value-type="float" office:value="874116" calcext:value-type="float">
            <text:p>8741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ttern seems not fullly selected when upgrading from SLED11 SP3 (Gnome default).</text:p>
          </table:table-cell>
          <table:table-cell table:style-name="ce1" office:value-type="string" calcext:value-type="string">
            <text:p>2014-05-15 13:27:29</text:p>
          </table:table-cell>
        </table:table-row>
        <table:table-row table:style-name="ro2">
          <table:table-cell office:value-type="float" office:value="874090" calcext:value-type="float">
            <text:p>8740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Install OS with LVM partition(x86_64) failed</text:p>
          </table:table-cell>
          <table:table-cell table:style-name="ce1" office:value-type="string" calcext:value-type="string">
            <text:p>2014-06-16 12:15:54</text:p>
          </table:table-cell>
        </table:table-row>
        <table:table-row table:style-name="ro2">
          <table:table-cell office:value-type="float" office:value="872491" calcext:value-type="float">
            <text:p>8724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al boot with windows XP: failed to install grub2</text:p>
          </table:table-cell>
          <table:table-cell table:style-name="ce1" office:value-type="string" calcext:value-type="string">
            <text:p>2014-05-29 09:18:39</text:p>
          </table:table-cell>
        </table:table-row>
        <table:table-row table:style-name="ro2">
          <table:table-cell office:value-type="float" office:value="873572" calcext:value-type="float">
            <text:p>8735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 could not boot up after installed on system with legacy BIOS and GPT disk</text:p>
          </table:table-cell>
          <table:table-cell table:style-name="ce1" office:value-type="string" calcext:value-type="string">
            <text:p>2014-05-29 07:12:30</text:p>
          </table:table-cell>
        </table:table-row>
        <table:table-row table:style-name="ro2">
          <table:table-cell office:value-type="float" office:value="869051" calcext:value-type="float">
            <text:p>869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checked "enable firewall" and checked "open ssh port and enable ssh service" during installation will not enable ssh service</text:p>
          </table:table-cell>
          <table:table-cell table:style-name="ce1" office:value-type="string" calcext:value-type="string">
            <text:p>2014-04-03 08:31:58</text:p>
          </table:table-cell>
        </table:table-row>
        <table:table-row table:style-name="ro2">
          <table:table-cell office:value-type="float" office:value="874084" calcext:value-type="float">
            <text:p>8740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modprobe list is not available after module-init-tools is replaced by kmod</text:p>
          </table:table-cell>
          <table:table-cell table:style-name="ce1" office:value-type="string" calcext:value-type="string">
            <text:p>2014-08-14 16:30:16</text:p>
          </table:table-cell>
        </table:table-row>
        <table:table-row table:style-name="ro2">
          <table:table-cell office:value-type="float" office:value="867273" calcext:value-type="float">
            <text:p>8672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975] Install OS with vnc--http vnc is not accessable</text:p>
          </table:table-cell>
          <table:table-cell table:style-name="ce1" office:value-type="string" calcext:value-type="string">
            <text:p>2014-04-03 10:03:24</text:p>
          </table:table-cell>
        </table:table-row>
        <table:table-row table:style-name="ro2">
          <table:table-cell office:value-type="float" office:value="876863" calcext:value-type="float">
            <text:p>8768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azzling icons in installer slide show.</text:p>
          </table:table-cell>
          <table:table-cell table:style-name="ce1" office:value-type="string" calcext:value-type="string">
            <text:p>2014-05-13 13:04:43</text:p>
          </table:table-cell>
        </table:table-row>
        <table:table-row table:style-name="ro2">
          <table:table-cell office:value-type="float" office:value="879313" calcext:value-type="float">
            <text:p>8793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X cannot be started after network installation</text:p>
          </table:table-cell>
          <table:table-cell table:style-name="ce1" office:value-type="string" calcext:value-type="string">
            <text:p>2014-05-22 14:57:19</text:p>
          </table:table-cell>
        </table:table-row>
        <table:table-row table:style-name="ro2">
          <table:table-cell office:value-type="float" office:value="865471" calcext:value-type="float">
            <text:p>8654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: the "Subvolume Handling" is empty when editing partition manually</text:p>
          </table:table-cell>
          <table:table-cell table:style-name="ce1" office:value-type="string" calcext:value-type="string">
            <text:p>2014-07-08 07:59:45</text:p>
          </table:table-cell>
        </table:table-row>
        <table:table-row table:style-name="ro2">
          <table:table-cell office:value-type="float" office:value="863709" calcext:value-type="float">
            <text:p>8637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 style will change from Gnome Classic to Gnome when enable "automatically remember running app when logging out" in gnome-session-preperties</text:p>
          </table:table-cell>
          <table:table-cell table:style-name="ce1" office:value-type="string" calcext:value-type="string">
            <text:p>2014-03-28 11:41:17</text:p>
          </table:table-cell>
        </table:table-row>
        <table:table-row table:style-name="ro2">
          <table:table-cell office:value-type="float" office:value="866455" calcext:value-type="float">
            <text:p>8664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 will be crashed in the first run after installation</text:p>
          </table:table-cell>
          <table:table-cell table:style-name="ce1" office:value-type="string" calcext:value-type="string">
            <text:p>2014-06-23 16:00:11</text:p>
          </table:table-cell>
        </table:table-row>
        <table:table-row table:style-name="ro2">
          <table:table-cell office:value-type="float" office:value="900771" calcext:value-type="float">
            <text:p>9007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n extra space in "suseRegister" <text:s/>in the release notes.</text:p>
          </table:table-cell>
          <table:table-cell table:style-name="ce1" office:value-type="string" calcext:value-type="string">
            <text:p>2015-02-18 18:30:14</text:p>
          </table:table-cell>
        </table:table-row>
        <table:table-row table:style-name="ro2">
          <table:table-cell office:value-type="float" office:value="873345" calcext:value-type="float">
            <text:p>8733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dziewieck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lftp does not link to gnutls library.</text:p>
          </table:table-cell>
          <table:table-cell table:style-name="ce1" office:value-type="string" calcext:value-type="string">
            <text:p>2014-05-29 09:14:15</text:p>
          </table:table-cell>
        </table:table-row>
        <table:table-row table:style-name="ro2">
          <table:table-cell office:value-type="float" office:value="874426" calcext:value-type="float">
            <text:p>8744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ne of the notice window is empty after launching "Install Hypervisor and Tools" in Yast2</text:p>
          </table:table-cell>
          <table:table-cell table:style-name="ce1" office:value-type="string" calcext:value-type="string">
            <text:p>2014-12-08 14:40:13</text:p>
          </table:table-cell>
        </table:table-row>
        <table:table-row table:style-name="ro2">
          <table:table-cell office:value-type="float" office:value="877274" calcext:value-type="float">
            <text:p>8772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ring installation, no 'slide show' and '...release note' tab exist, only show 'Details' tab info</text:p>
          </table:table-cell>
          <table:table-cell table:style-name="ce1" office:value-type="string" calcext:value-type="string">
            <text:p>2014-05-13 12:11:33</text:p>
          </table:table-cell>
        </table:table-row>
        <table:table-row table:style-name="ro2">
          <table:table-cell office:value-type="float" office:value="874756" calcext:value-type="float">
            <text:p>8747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Help content in Rhythmbox is outdated.</text:p>
          </table:table-cell>
          <table:table-cell table:style-name="ce1" office:value-type="string" calcext:value-type="string">
            <text:p>2014-09-22 12:19:19</text:p>
          </table:table-cell>
        </table:table-row>
        <table:table-row table:style-name="ro2">
          <table:table-cell office:value-type="float" office:value="866458" calcext:value-type="float">
            <text:p>8664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evolution: server type could not be edited</text:p>
          </table:table-cell>
          <table:table-cell table:style-name="ce1" office:value-type="string" calcext:value-type="string">
            <text:p>2014-04-28 11:52:38</text:p>
          </table:table-cell>
        </table:table-row>
        <table:table-row table:style-name="ro2">
          <table:table-cell office:value-type="float" office:value="878038" calcext:value-type="float">
            <text:p>8780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staller - The timezone setting page lose a button to see release note</text:p>
          </table:table-cell>
          <table:table-cell table:style-name="ce1" office:value-type="string" calcext:value-type="string">
            <text:p>2014-05-15 15:36:06</text:p>
          </table:table-cell>
        </table:table-row>
        <table:table-row table:style-name="ro2">
          <table:table-cell office:value-type="float" office:value="865258" calcext:value-type="float">
            <text:p>8652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nadvorn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PM verify package "wodim" failed--not list in /etc/permissions</text:p>
          </table:table-cell>
          <table:table-cell table:style-name="ce1" office:value-type="string" calcext:value-type="string">
            <text:p>2014-06-30 09:04:09</text:p>
          </table:table-cell>
        </table:table-row>
        <table:table-row table:style-name="ro2">
          <table:table-cell office:value-type="float" office:value="873567" calcext:value-type="float">
            <text:p>8735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uze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arted show incompatible info when there is more than one disk</text:p>
          </table:table-cell>
          <table:table-cell table:style-name="ce1" office:value-type="string" calcext:value-type="string">
            <text:p>2014-05-28 11:36:49</text:p>
          </table:table-cell>
        </table:table-row>
        <table:table-row table:style-name="ro2">
          <table:table-cell office:value-type="float" office:value="870048" calcext:value-type="float">
            <text:p>8700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Airplane mode turned ON after turned OFF Wi-Fi in Network Manager setting.</text:p>
          </table:table-cell>
          <table:table-cell table:style-name="ce1" office:value-type="string" calcext:value-type="string">
            <text:p>2014-09-23 03:18:06</text:p>
          </table:table-cell>
        </table:table-row>
        <table:table-row table:style-name="ro2">
          <table:table-cell office:value-type="float" office:value="893542" calcext:value-type="float">
            <text:p>8935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[RC2-upgrade] User setting of Gnome-terminal is not migrated after upgrading to SLE12.</text:p>
          </table:table-cell>
          <table:table-cell table:style-name="ce1" office:value-type="string" calcext:value-type="string">
            <text:p>2015-06-17 06:51:27</text:p>
          </table:table-cell>
        </table:table-row>
        <table:table-row table:style-name="ro2">
          <table:table-cell office:value-type="float" office:value="876974" calcext:value-type="float">
            <text:p>8769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vesa driver conflicts with KMS after miigration to sle12</text:p>
          </table:table-cell>
          <table:table-cell table:style-name="ce1" office:value-type="string" calcext:value-type="string">
            <text:p>2014-05-12 12:22:58</text:p>
          </table:table-cell>
        </table:table-row>
        <table:table-row table:style-name="ro2">
          <table:table-cell office:value-type="float" office:value="900770" calcext:value-type="float">
            <text:p>9007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GMC2] Sometimes, weird icons show on desktop and no action by clicking "applications" on system tray.</text:p>
          </table:table-cell>
          <table:table-cell table:style-name="ce1" office:value-type="string" calcext:value-type="string">
            <text:p>2014-10-13 08:23:36</text:p>
          </table:table-cell>
        </table:table-row>
        <table:table-row table:style-name="ro2">
          <table:table-cell office:value-type="float" office:value="900224" calcext:value-type="float">
            <text:p>90022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GMC] ntpd failed to start on SLE12</text:p>
          </table:table-cell>
          <table:table-cell table:style-name="ce1" office:value-type="string" calcext:value-type="string">
            <text:p>2014-10-08 08:59:08</text:p>
          </table:table-cell>
        </table:table-row>
        <table:table-row table:style-name="ro2">
          <table:table-cell office:value-type="float" office:value="870047" calcext:value-type="float">
            <text:p>8700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ystem could not resume from suspend.</text:p>
          </table:table-cell>
          <table:table-cell table:style-name="ce1" office:value-type="string" calcext:value-type="string">
            <text:p>2014-03-27 06:45:40</text:p>
          </table:table-cell>
        </table:table-row>
        <table:table-row table:style-name="ro2">
          <table:table-cell office:value-type="float" office:value="887084" calcext:value-type="float">
            <text:p>8870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Build0360] "Slide Show" and "Release Note" are missing during upgrading <text:s/>from SLED11SP3 to SLED12 with FTP</text:p>
          </table:table-cell>
          <table:table-cell table:style-name="ce1" office:value-type="string" calcext:value-type="string">
            <text:p>2014-09-18 08:58:17</text:p>
          </table:table-cell>
        </table:table-row>
        <table:table-row table:style-name="ro2">
          <table:table-cell office:value-type="float" office:value="866200" calcext:value-type="float">
            <text:p>8662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Get 2 ip addresses if setting ip address manually during installation</text:p>
          </table:table-cell>
          <table:table-cell table:style-name="ce1" office:value-type="string" calcext:value-type="string">
            <text:p>2014-02-28 09:56:40</text:p>
          </table:table-cell>
        </table:table-row>
        <table:table-row table:style-name="ro2">
          <table:table-cell office:value-type="float" office:value="867313" calcext:value-type="float">
            <text:p>8673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ystem won't boot after install--grub2 didn't install to mbr by default</text:p>
          </table:table-cell>
          <table:table-cell table:style-name="ce1" office:value-type="string" calcext:value-type="string">
            <text:p>2014-03-10 07:18:55</text:p>
          </table:table-cell>
        </table:table-row>
        <table:table-row table:style-name="ro2">
          <table:table-cell office:value-type="float" office:value="881497" calcext:value-type="float">
            <text:p>8814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characters displayed abnormally when selecting language before installation.</text:p>
          </table:table-cell>
          <table:table-cell table:style-name="ce1" office:value-type="string" calcext:value-type="string">
            <text:p>2014-06-05 09:59:10</text:p>
          </table:table-cell>
        </table:table-row>
        <table:table-row table:style-name="ro2">
          <table:table-cell office:value-type="float" office:value="865026" calcext:value-type="float">
            <text:p>8650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The first line of lists in SLED12 installer was partly covered by table header</text:p>
          </table:table-cell>
          <table:table-cell table:style-name="ce1" office:value-type="string" calcext:value-type="string">
            <text:p>2014-02-21 09:49:10</text:p>
          </table:table-cell>
        </table:table-row>
        <table:table-row table:style-name="ro2">
          <table:table-cell office:value-type="float" office:value="867325" calcext:value-type="float">
            <text:p>8673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Test Case 1369943] Using DVD media, upgrade from SLED10 SP4 (full)</text:p>
          </table:table-cell>
          <table:table-cell table:style-name="ce1" office:value-type="string" calcext:value-type="string">
            <text:p>2014-03-07 09:57:42</text:p>
          </table:table-cell>
        </table:table-row>
        <table:table-row table:style-name="ro2">
          <table:table-cell office:value-type="float" office:value="876838" calcext:value-type="float">
            <text:p>8768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'installation of package filesystem failed' warning show up during install system in several different file systems</text:p>
          </table:table-cell>
          <table:table-cell table:style-name="ce1" office:value-type="string" calcext:value-type="string">
            <text:p>2014-05-12 06:10:28</text:p>
          </table:table-cell>
        </table:table-row>
        <table:table-row table:style-name="ro2">
          <table:table-cell office:value-type="float" office:value="876840" calcext:value-type="float">
            <text:p>8768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Migration: Using NFS, upgrade from SLED11 SP3 (default KDE) in Text Mode, unable to create repository</text:p>
          </table:table-cell>
          <table:table-cell table:style-name="ce1" office:value-type="string" calcext:value-type="string">
            <text:p>2014-05-08 09:35:35</text:p>
          </table:table-cell>
        </table:table-row>
        <table:table-row table:style-name="ro2">
          <table:table-cell office:value-type="float" office:value="886789" calcext:value-type="float">
            <text:p>8867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 installation splash screen shows suse linux server instead of desktop.</text:p>
          </table:table-cell>
          <table:table-cell table:style-name="ce1" office:value-type="string" calcext:value-type="string">
            <text:p>2014-07-16 09:48:22</text:p>
          </table:table-cell>
        </table:table-row>
        <table:table-row table:style-name="ro2">
          <table:table-cell office:value-type="float" office:value="886782" calcext:value-type="float">
            <text:p>8867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chernikov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d to load available extensions when regisiter against SMT-Update</text:p>
          </table:table-cell>
          <table:table-cell table:style-name="ce1" office:value-type="string" calcext:value-type="string">
            <text:p>2014-08-14 10:11:44</text:p>
          </table:table-cell>
        </table:table-row>
        <table:table-row table:style-name="ro2">
          <table:table-cell office:value-type="float" office:value="889869" calcext:value-type="float">
            <text:p>8898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achernikov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SCC registration during installation failed by reason that the IP address can not be handled by Yast for submitting to server</text:p>
          </table:table-cell>
          <table:table-cell table:style-name="ce1" office:value-type="string" calcext:value-type="string">
            <text:p>2014-08-22 03:48:03</text:p>
          </table:table-cell>
        </table:table-row>
        <table:table-row table:style-name="ro2">
          <table:table-cell office:value-type="float" office:value="888256" calcext:value-type="float">
            <text:p>8882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olution cannot detect the Kmail directory after system upgrade from SLED11SP3 to SLED12.</text:p>
          </table:table-cell>
          <table:table-cell table:style-name="ce1" office:value-type="string" calcext:value-type="string">
            <text:p>2015-03-17 05:10:47</text:p>
          </table:table-cell>
        </table:table-row>
        <table:table-row table:style-name="ro2">
          <table:table-cell office:value-type="float" office:value="885221" calcext:value-type="float">
            <text:p>8852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bootsplash show up during system bootup into sled12 beta9</text:p>
          </table:table-cell>
          <table:table-cell table:style-name="ce1" office:value-type="string" calcext:value-type="string">
            <text:p>2014-07-21 02:16:34</text:p>
          </table:table-cell>
        </table:table-row>
        <table:table-row table:style-name="ro2">
          <table:table-cell office:value-type="float" office:value="889536" calcext:value-type="float">
            <text:p>8895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ac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xfs file system could not be mounted successfully cause boot into system failed</text:p>
          </table:table-cell>
          <table:table-cell table:style-name="ce1" office:value-type="string" calcext:value-type="string">
            <text:p>2014-08-15 01:22:57</text:p>
          </table:table-cell>
        </table:table-row>
        <table:table-row table:style-name="ro2">
          <table:table-cell office:value-type="float" office:value="889489" calcext:value-type="float">
            <text:p>8894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uild0396] rpm verify packages got "wrong missing capabilities"</text:p>
          </table:table-cell>
          <table:table-cell table:style-name="ce1" office:value-type="string" calcext:value-type="string">
            <text:p>2014-08-22 05:46:40</text:p>
          </table:table-cell>
        </table:table-row>
        <table:table-row table:style-name="ro2">
          <table:table-cell office:value-type="float" office:value="893449" calcext:value-type="float">
            <text:p>8934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RC2 cannot boot into system after installation is complete when set / and /home be lvm</text:p>
          </table:table-cell>
          <table:table-cell table:style-name="ce1" office:value-type="string" calcext:value-type="string">
            <text:p>2014-09-18 11:55:28</text:p>
          </table:table-cell>
        </table:table-row>
        <table:table-row table:style-name="ro2">
          <table:table-cell office:value-type="float" office:value="895952" calcext:value-type="float">
            <text:p>8959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RC3][Build0503] Bootloader failed to installed when install SLED12 on a lvm root partition</text:p>
          </table:table-cell>
          <table:table-cell table:style-name="ce1" office:value-type="string" calcext:value-type="string">
            <text:p>2014-09-10 08:49:11</text:p>
          </table:table-cell>
        </table:table-row>
        <table:table-row table:style-name="ro2">
          <table:table-cell office:value-type="float" office:value="873849" calcext:value-type="float">
            <text:p>8738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software patterns are empty when installing system from SLED12 media.</text:p>
          </table:table-cell>
          <table:table-cell table:style-name="ce1" office:value-type="string" calcext:value-type="string">
            <text:p>2014-04-16 11:06:08</text:p>
          </table:table-cell>
        </table:table-row>
        <table:table-row table:style-name="ro2">
          <table:table-cell office:value-type="float" office:value="892899" calcext:value-type="float">
            <text:p>8928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lean install SLED12 RC2 with vnc=1 enabled, during installation error msg show up</text:p>
          </table:table-cell>
          <table:table-cell table:style-name="ce1" office:value-type="string" calcext:value-type="string">
            <text:p>2014-08-22 07:12:47</text:p>
          </table:table-cell>
        </table:table-row>
        <table:table-row table:style-name="ro2">
          <table:table-cell office:value-type="float" office:value="872039" calcext:value-type="float">
            <text:p>8720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X server will not start after upgrading from SLED11 SP3</text:p>
          </table:table-cell>
          <table:table-cell table:style-name="ce1" office:value-type="string" calcext:value-type="string">
            <text:p>2014-06-11 06:19:35</text:p>
          </table:table-cell>
        </table:table-row>
        <table:table-row table:style-name="ro2">
          <table:table-cell office:value-type="float" office:value="886804" calcext:value-type="float">
            <text:p>8868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SLP discovery not called during upgrading from sled11sp3 to sled12</text:p>
          </table:table-cell>
          <table:table-cell table:style-name="ce1" office:value-type="string" calcext:value-type="string">
            <text:p>2014-08-13 08:21:20</text:p>
          </table:table-cell>
        </table:table-row>
        <table:table-row table:style-name="ro2">
          <table:table-cell office:value-type="float" office:value="889503" calcext:value-type="float">
            <text:p>8895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from sled11 sp3 to sled12, SMT registration upgrade failed when using old SMT server</text:p>
          </table:table-cell>
          <table:table-cell table:style-name="ce1" office:value-type="string" calcext:value-type="string">
            <text:p>2014-10-31 07:52:34</text:p>
          </table:table-cell>
        </table:table-row>
        <table:table-row table:style-name="ro2">
          <table:table-cell office:value-type="float" office:value="891517" calcext:value-type="float">
            <text:p>8915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after upgrade from sled11 sp3, network function in sled12 system does not work properly</text:p>
          </table:table-cell>
          <table:table-cell table:style-name="ce1" office:value-type="string" calcext:value-type="string">
            <text:p>2014-09-15 02:39:47</text:p>
          </table:table-cell>
        </table:table-row>
        <table:table-row table:style-name="ro2">
          <table:table-cell office:value-type="float" office:value="865257" calcext:value-type="float">
            <text:p>86525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about menu has parameter "%{sle_version}"</text:p>
          </table:table-cell>
          <table:table-cell table:style-name="ce1" office:value-type="string" calcext:value-type="string">
            <text:p>2014-07-30 09:18:28</text:p>
          </table:table-cell>
        </table:table-row>
        <table:table-row table:style-name="ro2">
          <table:table-cell office:value-type="float" office:value="881221" calcext:value-type="float">
            <text:p>8812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reminder to trigger reboot action after updating some packages which require reboot system</text:p>
          </table:table-cell>
          <table:table-cell table:style-name="ce1" office:value-type="string" calcext:value-type="string">
            <text:p>2014-09-18 05:55:39</text:p>
          </table:table-cell>
        </table:table-row>
        <table:table-row table:style-name="ro2">
          <table:table-cell office:value-type="float" office:value="881245" calcext:value-type="float">
            <text:p>8812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pdate package "update-test-affects-package-manager" from "Software Update" trigger relogin instead of restarting gpk-update-viewer</text:p>
          </table:table-cell>
          <table:table-cell table:style-name="ce1" office:value-type="string" calcext:value-type="string">
            <text:p>2014-10-30 02:47:08</text:p>
          </table:table-cell>
        </table:table-row>
        <table:table-row table:style-name="ro2">
          <table:table-cell office:value-type="float" office:value="872503" calcext:value-type="float">
            <text:p>8725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w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cal Disk Drive(UEFI) boot fail under UEFI secure boot enabled on HP firmware.</text:p>
          </table:table-cell>
          <table:table-cell table:style-name="ce1" office:value-type="string" calcext:value-type="string">
            <text:p>2015-04-22 18:30:21</text:p>
          </table:table-cell>
        </table:table-row>
        <table:table-row table:style-name="ro2">
          <table:table-cell office:value-type="float" office:value="889513" calcext:value-type="float">
            <text:p>8895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build0396] garbled characters in installer using chinese language</text:p>
          </table:table-cell>
          <table:table-cell table:style-name="ce1" office:value-type="string" calcext:value-type="string">
            <text:p>2015-05-07 15:00:08</text:p>
          </table:table-cell>
        </table:table-row>
        <table:table-row table:style-name="ro2">
          <table:table-cell office:value-type="float" office:value="876992" calcext:value-type="float">
            <text:p>87699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DM used after upgrading SLED11 SP3 (default KDE)+(all update applied) to SLED12 through FTP</text:p>
          </table:table-cell>
          <table:table-cell table:style-name="ce1" office:value-type="string" calcext:value-type="string">
            <text:p>2014-06-09 07:58:05</text:p>
          </table:table-cell>
        </table:table-row>
        <table:table-row table:style-name="ro2">
          <table:table-cell office:value-type="float" office:value="886775" calcext:value-type="float">
            <text:p>8867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nuxrc: failed to find repo when setting fixed ip and http repo</text:p>
          </table:table-cell>
          <table:table-cell table:style-name="ce1" office:value-type="string" calcext:value-type="string">
            <text:p>2014-07-30 09:15:24</text:p>
          </table:table-cell>
        </table:table-row>
        <table:table-row table:style-name="ro2">
          <table:table-cell office:value-type="float" office:value="876967" calcext:value-type="float">
            <text:p>8769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boot hanged after migrating from SLED11SP3 to SLED12 with hard disk</text:p>
          </table:table-cell>
          <table:table-cell table:style-name="ce1" office:value-type="string" calcext:value-type="string">
            <text:p>2014-07-29 10:51:52</text:p>
          </table:table-cell>
        </table:table-row>
        <table:table-row table:style-name="ro2">
          <table:table-cell office:value-type="float" office:value="881659" calcext:value-type="float">
            <text:p>8816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windowmanager was not updated by the hook when upgrading from SLED11SP3</text:p>
          </table:table-cell>
          <table:table-cell table:style-name="ce1" office:value-type="string" calcext:value-type="string">
            <text:p>2014-08-14 02:07:22</text:p>
          </table:table-cell>
        </table:table-row>
        <table:table-row table:style-name="ro2">
          <table:table-cell office:value-type="float" office:value="867077" calcext:value-type="float">
            <text:p>8670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Login action does not available without mouse after gdm restored from dimmed screen</text:p>
          </table:table-cell>
          <table:table-cell table:style-name="ce1" office:value-type="string" calcext:value-type="string">
            <text:p>2014-05-28 07:25:20</text:p>
          </table:table-cell>
        </table:table-row>
        <table:table-row table:style-name="ro2">
          <table:table-cell office:value-type="float" office:value="882421" calcext:value-type="float">
            <text:p>8824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menu "add to Desktop" does not work in Chinese Environment</text:p>
          </table:table-cell>
          <table:table-cell table:style-name="ce1" office:value-type="string" calcext:value-type="string">
            <text:p>2014-07-30 08:55:06</text:p>
          </table:table-cell>
        </table:table-row>
        <table:table-row table:style-name="ro2">
          <table:table-cell office:value-type="float" office:value="890979" calcext:value-type="float">
            <text:p>8909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It is not possible to change user password with GUI for AD accounts</text:p>
          </table:table-cell>
          <table:table-cell table:style-name="ce1" office:value-type="string" calcext:value-type="string">
            <text:p>2014-12-05 03:29:29</text:p>
          </table:table-cell>
        </table:table-row>
        <table:table-row table:style-name="ro2">
          <table:table-cell office:value-type="float" office:value="869556" calcext:value-type="float">
            <text:p>869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ime Zone picker in "Yast2 - Date and Time" is missing the map</text:p>
          </table:table-cell>
          <table:table-cell table:style-name="ce1" office:value-type="string" calcext:value-type="string">
            <text:p>2014-05-28 07:29:55</text:p>
          </table:table-cell>
        </table:table-row>
        <table:table-row table:style-name="ro2">
          <table:table-cell office:value-type="float" office:value="879373" calcext:value-type="float">
            <text:p>8793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Gnome" session is using after upgrading from SLD11SP3(Gnome) to SLED12</text:p>
          </table:table-cell>
          <table:table-cell table:style-name="ce1" office:value-type="string" calcext:value-type="string">
            <text:p>2014-06-18 08:50:44</text:p>
          </table:table-cell>
        </table:table-row>
        <table:table-row table:style-name="ro2">
          <table:table-cell office:value-type="float" office:value="881532" calcext:value-type="float">
            <text:p>8815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y issue: nothing provides libfipscheck.so.1 needed by libcryptsetup4-32bit-1.6.4-1.1.x86_64</text:p>
          </table:table-cell>
          <table:table-cell table:style-name="ce1" office:value-type="string" calcext:value-type="string">
            <text:p>2014-06-18 06:15:10</text:p>
          </table:table-cell>
        </table:table-row>
        <table:table-row table:style-name="ro2">
          <table:table-cell office:value-type="float" office:value="898328" calcext:value-type="float">
            <text:p>89832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do not have action entry for 'When Laptop Lid is Closed'</text:p>
          </table:table-cell>
          <table:table-cell table:style-name="ce1" office:value-type="string" calcext:value-type="string">
            <text:p>2015-07-14 01:48:52</text:p>
          </table:table-cell>
        </table:table-row>
        <table:table-row table:style-name="ro2">
          <table:table-cell office:value-type="float" office:value="870525" calcext:value-type="float">
            <text:p>8705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Guest Installation</text:p>
          </table:table-cell>
          <table:table-cell office:value-type="string" calcext:value-type="string">
            <text:p>jfehli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with libxenlight error when creating virtual machine in SLED12</text:p>
          </table:table-cell>
          <table:table-cell table:style-name="ce1" office:value-type="string" calcext:value-type="string">
            <text:p>2014-06-24 08:17:44</text:p>
          </table:table-cell>
        </table:table-row>
        <table:table-row table:style-name="ro2">
          <table:table-cell office:value-type="float" office:value="877254" calcext:value-type="float">
            <text:p>87725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rogress bar stop at 7% even all packages installation nearly finished during SLE12 installing.</text:p>
          </table:table-cell>
          <table:table-cell table:style-name="ce1" office:value-type="string" calcext:value-type="string">
            <text:p>2014-06-24 02:17:50</text:p>
          </table:table-cell>
        </table:table-row>
        <table:table-row table:style-name="ro2">
          <table:table-cell office:value-type="float" office:value="883123" calcext:value-type="float">
            <text:p>88312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Test Case 1369990] Kernel panic in first reboot, after clean install SLED via HTTP with x86_64 mini ISO</text:p>
          </table:table-cell>
          <table:table-cell table:style-name="ce1" office:value-type="string" calcext:value-type="string">
            <text:p>2014-07-15 10:05:46</text:p>
          </table:table-cell>
        </table:table-row>
        <table:table-row table:style-name="ro2">
          <table:table-cell office:value-type="float" office:value="863947" calcext:value-type="float">
            <text:p>8639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grant access of windows domain user from regular user</text:p>
          </table:table-cell>
          <table:table-cell table:style-name="ce1" office:value-type="string" calcext:value-type="string">
            <text:p>2014-07-14 02:06:38</text:p>
          </table:table-cell>
        </table:table-row>
        <table:table-row table:style-name="ro2">
          <table:table-cell office:value-type="float" office:value="891220" calcext:value-type="float">
            <text:p>8912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Failed to add windows sharing printer for an AD account</text:p>
          </table:table-cell>
          <table:table-cell table:style-name="ce1" office:value-type="string" calcext:value-type="string">
            <text:p>2014-08-27 02:22:03</text:p>
          </table:table-cell>
        </table:table-row>
        <table:table-row table:style-name="ro2">
          <table:table-cell office:value-type="float" office:value="869091" calcext:value-type="float">
            <text:p>8690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: Using DVD media upgrade from SLED11 SP3 (full), sp3 system not listed in [system for update] table</text:p>
          </table:table-cell>
          <table:table-cell table:style-name="ce1" office:value-type="string" calcext:value-type="string">
            <text:p>2014-04-21 09:01:47</text:p>
          </table:table-cell>
        </table:table-row>
        <table:table-row table:style-name="ro2">
          <table:table-cell office:value-type="float" office:value="873877" calcext:value-type="float">
            <text:p>8738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sled installation, grub2 show the boot menu as sles</text:p>
          </table:table-cell>
          <table:table-cell table:style-name="ce1" office:value-type="string" calcext:value-type="string">
            <text:p>2014-05-08 04:50:11</text:p>
          </table:table-cell>
        </table:table-row>
        <table:table-row table:style-name="ro2">
          <table:table-cell office:value-type="float" office:value="879594" calcext:value-type="float">
            <text:p>8795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twork cannot be configured when starting upgrade from SLED11SP3 to SLED12</text:p>
          </table:table-cell>
          <table:table-cell table:style-name="ce1" office:value-type="string" calcext:value-type="string">
            <text:p>2014-06-05 06:53:09</text:p>
          </table:table-cell>
        </table:table-row>
        <table:table-row table:style-name="ro2">
          <table:table-cell office:value-type="float" office:value="863436" calcext:value-type="float">
            <text:p>8634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utomatic login setting in the installation UI have no effect after system been installed.</text:p>
          </table:table-cell>
          <table:table-cell table:style-name="ce1" office:value-type="string" calcext:value-type="string">
            <text:p>2014-04-21 06:22:39</text:p>
          </table:table-cell>
        </table:table-row>
        <table:table-row table:style-name="ro2">
          <table:table-cell office:value-type="float" office:value="865051" calcext:value-type="float">
            <text:p>865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 hang up durning upgrade from SLED11 SP3 to SLED12</text:p>
          </table:table-cell>
          <table:table-cell table:style-name="ce1" office:value-type="string" calcext:value-type="string">
            <text:p>2014-05-16 09:21:54</text:p>
          </table:table-cell>
        </table:table-row>
        <table:table-row table:style-name="ro2">
          <table:table-cell office:value-type="float" office:value="869088" calcext:value-type="float">
            <text:p>8690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C registration: deselected repo is also enabled</text:p>
          </table:table-cell>
          <table:table-cell table:style-name="ce1" office:value-type="string" calcext:value-type="string">
            <text:p>2014-04-04 08:44:09</text:p>
          </table:table-cell>
        </table:table-row>
        <table:table-row table:style-name="ro2">
          <table:table-cell office:value-type="float" office:value="869572" calcext:value-type="float">
            <text:p>8695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-printer: automatic printer configuration not working</text:p>
          </table:table-cell>
          <table:table-cell table:style-name="ce1" office:value-type="string" calcext:value-type="string">
            <text:p>2014-05-20 03:03:36</text:p>
          </table:table-cell>
        </table:table-row>
        <table:table-row table:style-name="ro2">
          <table:table-cell office:value-type="float" office:value="873885" calcext:value-type="float">
            <text:p>8738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re is a warning when running zypper command on a fresh installed SLED12 system</text:p>
          </table:table-cell>
          <table:table-cell table:style-name="ce1" office:value-type="string" calcext:value-type="string">
            <text:p>2014-05-16 10:18:11</text:p>
          </table:table-cell>
        </table:table-row>
        <table:table-row table:style-name="ro2">
          <table:table-cell office:value-type="float" office:value="876985" calcext:value-type="float">
            <text:p>8769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 from sled11sp3: both sled11sp3 and sled12 become update targets</text:p>
          </table:table-cell>
          <table:table-cell table:style-name="ce1" office:value-type="string" calcext:value-type="string">
            <text:p>2014-07-03 06:31:23</text:p>
          </table:table-cell>
        </table:table-row>
        <table:table-row table:style-name="ro2">
          <table:table-cell office:value-type="float" office:value="884511" calcext:value-type="float">
            <text:p>8845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registration window asks to register after upgrade(auto-register to SCC )</text:p>
          </table:table-cell>
          <table:table-cell table:style-name="ce1" office:value-type="string" calcext:value-type="string">
            <text:p>2014-09-01 07:39:26</text:p>
          </table:table-cell>
        </table:table-row>
        <table:table-row table:style-name="ro2">
          <table:table-cell office:value-type="float" office:value="865062" calcext:value-type="float">
            <text:p>8650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will not boot up with some grub2 menu items after SLED12 installed with Xen selected</text:p>
          </table:table-cell>
          <table:table-cell table:style-name="ce1" office:value-type="string" calcext:value-type="string">
            <text:p>2014-03-11 08:24:09</text:p>
          </table:table-cell>
        </table:table-row>
        <table:table-row table:style-name="ro2">
          <table:table-cell office:value-type="float" office:value="872036" calcext:value-type="float">
            <text:p>8720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satisfied dependencies occurred after clean full installation from x86_64 DVD media + SDK</text:p>
          </table:table-cell>
          <table:table-cell table:style-name="ce1" office:value-type="string" calcext:value-type="string">
            <text:p>2014-09-03 07:14:51</text:p>
          </table:table-cell>
        </table:table-row>
        <table:table-row table:style-name="ro2">
          <table:table-cell office:value-type="float" office:value="869348" calcext:value-type="float">
            <text:p>8693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hotwell: Remove a picture on show, this picture will not be removed. Then delete again, shotwell going crash.</text:p>
          </table:table-cell>
          <table:table-cell table:style-name="ce1" office:value-type="string" calcext:value-type="string">
            <text:p>2014-09-16 02:47:19</text:p>
          </table:table-cell>
        </table:table-row>
        <table:table-row table:style-name="ro2">
          <table:table-cell office:value-type="float" office:value="868101" calcext:value-type="float">
            <text:p>8681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libyui-qt-pkg] changelog, filelist, versions of package are blank</text:p>
          </table:table-cell>
          <table:table-cell table:style-name="ce1" office:value-type="string" calcext:value-type="string">
            <text:p>2014-05-27 01:45:07</text:p>
          </table:table-cell>
        </table:table-row>
        <table:table-row table:style-name="ro2">
          <table:table-cell office:value-type="float" office:value="876820" calcext:value-type="float">
            <text:p>8768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milasa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migration: Using DVD media upgrade from sled11 SP3(KDE) did not lead bootable system</text:p>
          </table:table-cell>
          <table:table-cell table:style-name="ce1" office:value-type="string" calcext:value-type="string">
            <text:p>2014-05-22 09:25:26</text:p>
          </table:table-cell>
        </table:table-row>
        <table:table-row table:style-name="ro2">
          <table:table-cell office:value-type="float" office:value="865267" calcext:value-type="float">
            <text:p>8652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use samba install SLED12 beta1</text:p>
          </table:table-cell>
          <table:table-cell table:style-name="ce1" office:value-type="string" calcext:value-type="string">
            <text:p>2014-03-19 05:11:04</text:p>
          </table:table-cell>
        </table:table-row>
        <table:table-row table:style-name="ro2">
          <table:table-cell office:value-type="float" office:value="869113" calcext:value-type="float">
            <text:p>8691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hcp always failed when boot from Build0141-Media1 DVD to install sled12 via network</text:p>
          </table:table-cell>
          <table:table-cell table:style-name="ce1" office:value-type="string" calcext:value-type="string">
            <text:p>2014-04-09 02:29:04</text:p>
          </table:table-cell>
        </table:table-row>
        <table:table-row table:style-name="ro2">
          <table:table-cell office:value-type="float" office:value="873900" calcext:value-type="float">
            <text:p>8739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Test Case 1369925] Upgrading from SLED11 SP3 (Gnome) does not lead a bootable system.</text:p>
          </table:table-cell>
          <table:table-cell table:style-name="ce1" office:value-type="string" calcext:value-type="string">
            <text:p>2014-05-22 09:39:54</text:p>
          </table:table-cell>
        </table:table-row>
        <table:table-row table:style-name="ro2">
          <table:table-cell office:value-type="float" office:value="881440" calcext:value-type="float">
            <text:p>8814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language options displayed as black boxes when start installation from FTP</text:p>
          </table:table-cell>
          <table:table-cell table:style-name="ce1" office:value-type="string" calcext:value-type="string">
            <text:p>2014-07-09 02:20:05</text:p>
          </table:table-cell>
        </table:table-row>
        <table:table-row table:style-name="ro2">
          <table:table-cell office:value-type="float" office:value="878001" calcext:value-type="float">
            <text:p>8780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pargaonka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fsutils package still include libsysfs</text:p>
          </table:table-cell>
          <table:table-cell table:style-name="ce1" office:value-type="string" calcext:value-type="string">
            <text:p>2014-08-15 02:58:07</text:p>
          </table:table-cell>
        </table:table-row>
        <table:table-row table:style-name="ro2">
          <table:table-cell office:value-type="float" office:value="866456" calcext:value-type="float">
            <text:p>8664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RITICAL-No warning dialog when files were moved from /tmp to trash in Nautilus</text:p>
          </table:table-cell>
          <table:table-cell table:style-name="ce1" office:value-type="string" calcext:value-type="string">
            <text:p>2014-05-28 07:04:17</text:p>
          </table:table-cell>
        </table:table-row>
        <table:table-row table:style-name="ro2">
          <table:table-cell office:value-type="float" office:value="869589" calcext:value-type="float">
            <text:p>8695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send file to paired device via bluetooth</text:p>
          </table:table-cell>
          <table:table-cell table:style-name="ce1" office:value-type="string" calcext:value-type="string">
            <text:p>2014-08-15 01:28:04</text:p>
          </table:table-cell>
        </table:table-row>
        <table:table-row table:style-name="ro2">
          <table:table-cell office:value-type="float" office:value="881471" calcext:value-type="float">
            <text:p>8814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 channels were not added after upgrade from SLED11SP3 to SLED12</text:p>
          </table:table-cell>
          <table:table-cell table:style-name="ce1" office:value-type="string" calcext:value-type="string">
            <text:p>2014-06-27 02:19:30</text:p>
          </table:table-cell>
        </table:table-row>
        <table:table-row table:style-name="ro2">
          <table:table-cell office:value-type="float" office:value="882204" calcext:value-type="float">
            <text:p>8822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-"Software Management" can not be launched after system upgraded from SLED11SP3 to SLED12</text:p>
          </table:table-cell>
          <table:table-cell table:style-name="ce1" office:value-type="string" calcext:value-type="string">
            <text:p>2014-06-30 08:30:25</text:p>
          </table:table-cell>
        </table:table-row>
        <table:table-row table:style-name="ro2">
          <table:table-cell office:value-type="float" office:value="866856" calcext:value-type="float">
            <text:p>8668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te: There is no UI entrance to set preferences</text:p>
          </table:table-cell>
          <table:table-cell table:style-name="ce1" office:value-type="string" calcext:value-type="string">
            <text:p>2014-05-07 08:09:20</text:p>
          </table:table-cell>
        </table:table-row>
        <table:table-row table:style-name="ro2">
          <table:table-cell office:value-type="float" office:value="893065" calcext:value-type="float">
            <text:p>8930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cw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ountry] "Synchronize now" and "NTP Server Address" appear misaligned</text:p>
          </table:table-cell>
          <table:table-cell table:style-name="ce1" office:value-type="string" calcext:value-type="string">
            <text:p>2014-09-10 07:32:16</text:p>
          </table:table-cell>
        </table:table-row>
        <table:table-row table:style-name="ro2">
          <table:table-cell office:value-type="float" office:value="865977" calcext:value-type="float">
            <text:p>8659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oweroff icon should not there on the integrated system status area in the lock screen</text:p>
          </table:table-cell>
          <table:table-cell table:style-name="ce1" office:value-type="string" calcext:value-type="string">
            <text:p>2014-03-11 08:22:57</text:p>
          </table:table-cell>
        </table:table-row>
        <table:table-row table:style-name="ro2">
          <table:table-cell office:value-type="float" office:value="867309" calcext:value-type="float">
            <text:p>8673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installation, icons are not show in desktop in the first run</text:p>
          </table:table-cell>
          <table:table-cell table:style-name="ce1" office:value-type="string" calcext:value-type="string">
            <text:p>2014-06-16 08:52:30</text:p>
          </table:table-cell>
        </table:table-row>
        <table:table-row table:style-name="ro2">
          <table:table-cell office:value-type="float" office:value="879591" calcext:value-type="float">
            <text:p>8795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failed to start when booting system after SLED12 installed</text:p>
          </table:table-cell>
          <table:table-cell table:style-name="ce1" office:value-type="string" calcext:value-type="string">
            <text:p>2014-09-18 02:03:51</text:p>
          </table:table-cell>
        </table:table-row>
        <table:table-row table:style-name="ro2">
          <table:table-cell office:value-type="float" office:value="893752" calcext:value-type="float">
            <text:p>8937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: Mouse cursor displayed abnormally after swiching back from the screen rotation mode</text:p>
          </table:table-cell>
          <table:table-cell table:style-name="ce1" office:value-type="string" calcext:value-type="string">
            <text:p>2014-09-16 05:52:26</text:p>
          </table:table-cell>
        </table:table-row>
        <table:table-row table:style-name="ro2">
          <table:table-cell office:value-type="float" office:value="863950" calcext:value-type="float">
            <text:p>8639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Tab" key will open the first component when searching in YaST2 Administrator Settings interface</text:p>
          </table:table-cell>
          <table:table-cell table:style-name="ce1" office:value-type="string" calcext:value-type="string">
            <text:p>2014-06-09 09:27:31</text:p>
          </table:table-cell>
        </table:table-row>
        <table:table-row table:style-name="ro2">
          <table:table-cell office:value-type="float" office:value="873376" calcext:value-type="float">
            <text:p>8733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UPS banners and test page no longer supported since CUPS &gt;= 1.6 (cups-filters must be used)</text:p>
          </table:table-cell>
          <table:table-cell table:style-name="ce1" office:value-type="string" calcext:value-type="string">
            <text:p>2014-05-16 10:02:06</text:p>
          </table:table-cell>
        </table:table-row>
        <table:table-row table:style-name="ro2">
          <table:table-cell office:value-type="float" office:value="872925" calcext:value-type="float">
            <text:p>8729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eature 316326 - Failed to deploy OEMboot-type images with SLE12 installer</text:p>
          </table:table-cell>
          <table:table-cell table:style-name="ce1" office:value-type="string" calcext:value-type="string">
            <text:p>2014-05-04 05:46:12</text:p>
          </table:table-cell>
        </table:table-row>
        <table:table-row table:style-name="ro2">
          <table:table-cell office:value-type="float" office:value="865044" calcext:value-type="float">
            <text:p>8650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Error message show "Details: undefined method `downcase' for nil:NilClass" when upgrade via hard disk</text:p>
          </table:table-cell>
          <table:table-cell table:style-name="ce1" office:value-type="string" calcext:value-type="string">
            <text:p>2014-03-13 01:06:46</text:p>
          </table:table-cell>
        </table:table-row>
        <table:table-row table:style-name="ro2">
          <table:table-cell office:value-type="float" office:value="873882" calcext:value-type="float">
            <text:p>8738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aunch 2nd SCC Configuration in Yast2 causes "undefined method '[]' for nil:NilClass" error</text:p>
          </table:table-cell>
          <table:table-cell table:style-name="ce1" office:value-type="string" calcext:value-type="string">
            <text:p>2014-05-08 05:08:52</text:p>
          </table:table-cell>
        </table:table-row>
        <table:table-row table:style-name="ro2">
          <table:table-cell office:value-type="float" office:value="867298" calcext:value-type="float">
            <text:p>8672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able can not be changed in Yast2 -&gt; Network settings</text:p>
          </table:table-cell>
          <table:table-cell table:style-name="ce1" office:value-type="string" calcext:value-type="string">
            <text:p>2014-04-21 09:50:35</text:p>
          </table:table-cell>
        </table:table-row>
        <table:table-row table:style-name="ro2">
          <table:table-cell office:value-type="float" office:value="865501" calcext:value-type="float">
            <text:p>8655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DK media don't have yast2-* creator modules</text:p>
          </table:table-cell>
          <table:table-cell table:style-name="ce1" office:value-type="string" calcext:value-type="string">
            <text:p>2014-05-21 07:29:26</text:p>
          </table:table-cell>
        </table:table-row>
        <table:table-row table:style-name="ro2">
          <table:table-cell office:value-type="float" office:value="868803" calcext:value-type="float">
            <text:p>8688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ot weird character/font when "zypper if sled-release"</text:p>
          </table:table-cell>
          <table:table-cell table:style-name="ce1" office:value-type="string" calcext:value-type="string">
            <text:p>2014-03-21 05:18:10</text:p>
          </table:table-cell>
        </table:table-row>
        <table:table-row table:style-name="ro2">
          <table:table-cell office:value-type="float" office:value="871585" calcext:value-type="float">
            <text:p>8715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AD: Dependency happened during install packages when join a windows domain</text:p>
          </table:table-cell>
          <table:table-cell table:style-name="ce1" office:value-type="string" calcext:value-type="string">
            <text:p>2014-06-16 08:55:56</text:p>
          </table:table-cell>
        </table:table-row>
        <table:table-row table:style-name="ro2">
          <table:table-cell office:value-type="float" office:value="871590" calcext:value-type="float">
            <text:p>8715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D: When join a windows domain membership, some options can't be marked</text:p>
          </table:table-cell>
          <table:table-cell table:style-name="ce1" office:value-type="string" calcext:value-type="string">
            <text:p>2014-05-11 16:25:08</text:p>
          </table:table-cell>
        </table:table-row>
        <table:table-row table:style-name="ro2">
          <table:table-cell office:value-type="float" office:value="879360" calcext:value-type="float">
            <text:p>8793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Failed to start desktop after upgrading from SLED11SP3 full installation to SLED12</text:p>
          </table:table-cell>
          <table:table-cell table:style-name="ce1" office:value-type="string" calcext:value-type="string">
            <text:p>2014-06-11 06:02:10</text:p>
          </table:table-cell>
        </table:table-row>
        <table:table-row table:style-name="ro2">
          <table:table-cell office:value-type="float" office:value="865705" calcext:value-type="float">
            <text:p>86570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packages installation failed when installing SLED with SDK media as add-on products</text:p>
          </table:table-cell>
          <table:table-cell table:style-name="ce1" office:value-type="string" calcext:value-type="string">
            <text:p>2014-03-12 08:35:42</text:p>
          </table:table-cell>
        </table:table-row>
        <table:table-row table:style-name="ro2">
          <table:table-cell office:value-type="float" office:value="886136" calcext:value-type="float">
            <text:p>8861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use and keyboard lost response when the installer was launched on specific hardware configuration</text:p>
          </table:table-cell>
          <table:table-cell table:style-name="ce1" office:value-type="string" calcext:value-type="string">
            <text:p>2014-07-10 06:42:12</text:p>
          </table:table-cell>
        </table:table-row>
        <table:table-row table:style-name="ro2">
          <table:table-cell office:value-type="float" office:value="875171" calcext:value-type="float">
            <text:p>8751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Pattern's inconsistency between DVD installation and kiwi appliance instance.</text:p>
          </table:table-cell>
          <table:table-cell table:style-name="ce1" office:value-type="string" calcext:value-type="string">
            <text:p>2014-06-27 09:40:00</text:p>
          </table:table-cell>
        </table:table-row>
        <table:table-row table:style-name="ro2">
          <table:table-cell office:value-type="float" office:value="865956" calcext:value-type="float">
            <text:p>8659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shell of installer: no echo'd back of typed commands</text:p>
          </table:table-cell>
          <table:table-cell table:style-name="ce1" office:value-type="string" calcext:value-type="string">
            <text:p>2014-03-21 05:15:54</text:p>
          </table:table-cell>
        </table:table-row>
        <table:table-row table:style-name="ro2">
          <table:table-cell office:value-type="float" office:value="865507" calcext:value-type="float">
            <text:p>8655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dhcpcd isn't droped in SLE12</text:p>
          </table:table-cell>
          <table:table-cell table:style-name="ce1" office:value-type="string" calcext:value-type="string">
            <text:p>2014-05-21 02:54:39</text:p>
          </table:table-cell>
        </table:table-row>
        <table:table-row table:style-name="ro2">
          <table:table-cell office:value-type="float" office:value="867550" calcext:value-type="float">
            <text:p>8675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CC registration return un-correct repo address</text:p>
          </table:table-cell>
          <table:table-cell table:style-name="ce1" office:value-type="string" calcext:value-type="string">
            <text:p>2014-08-15 01:25:42</text:p>
          </table:table-cell>
        </table:table-row>
        <table:table-row table:style-name="ro2">
          <table:table-cell office:value-type="float" office:value="879563" calcext:value-type="float">
            <text:p>8795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-12-Desktop-MINI-ISO-x86_64-Build0274-Media.iso could not be burn successfully</text:p>
          </table:table-cell>
          <table:table-cell table:style-name="ce1" office:value-type="string" calcext:value-type="string">
            <text:p>2014-05-23 05:57:05</text:p>
          </table:table-cell>
        </table:table-row>
        <table:table-row table:style-name="ro2">
          <table:table-cell office:value-type="float" office:value="863952" calcext:value-type="float">
            <text:p>8639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 network module crash, when select 'ISDN Card', 'Modem' or 'DSL Connection' module in the list</text:p>
          </table:table-cell>
          <table:table-cell table:style-name="ce1" office:value-type="string" calcext:value-type="string">
            <text:p>2014-02-24 09:40:47</text:p>
          </table:table-cell>
        </table:table-row>
        <table:table-row table:style-name="ro2">
          <table:table-cell office:value-type="float" office:value="866197" calcext:value-type="float">
            <text:p>8661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etwork: name of network interfaces are irregular (enp2s0)</text:p>
          </table:table-cell>
          <table:table-cell table:style-name="ce1" office:value-type="string" calcext:value-type="string">
            <text:p>2014-02-28 06:54:57</text:p>
          </table:table-cell>
        </table:table-row>
        <table:table-row table:style-name="ro2">
          <table:table-cell office:value-type="float" office:value="873870" calcext:value-type="float">
            <text:p>8738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985] Hang happened during clean installing from SMB</text:p>
          </table:table-cell>
          <table:table-cell table:style-name="ce1" office:value-type="string" calcext:value-type="string">
            <text:p>2014-04-18 01:40:04</text:p>
          </table:table-cell>
        </table:table-row>
        <table:table-row table:style-name="ro2">
          <table:table-cell office:value-type="float" office:value="869093" calcext:value-type="float">
            <text:p>86909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Migration test] No installed product (SLED11 SP3) can be found during the SLED12 Beta3 migration.</text:p>
          </table:table-cell>
          <table:table-cell table:style-name="ce1" office:value-type="string" calcext:value-type="string">
            <text:p>2014-03-19 09:56:10</text:p>
          </table:table-cell>
        </table:table-row>
        <table:table-row table:style-name="ro2">
          <table:table-cell office:value-type="float" office:value="874115" calcext:value-type="float">
            <text:p>8741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Register SCC again causes "undefined method '[]' for nil:NilClass" error if SLED registered durning installation</text:p>
          </table:table-cell>
          <table:table-cell table:style-name="ce1" office:value-type="string" calcext:value-type="string">
            <text:p>2014-05-08 05:09:13</text:p>
          </table:table-cell>
        </table:table-row>
        <table:table-row table:style-name="ro2">
          <table:table-cell office:value-type="float" office:value="886186" calcext:value-type="float">
            <text:p>8861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ussian language character was crossed out during installation Welcome page.</text:p>
          </table:table-cell>
          <table:table-cell table:style-name="ce1" office:value-type="string" calcext:value-type="string">
            <text:p>2014-09-22 08:24:12</text:p>
          </table:table-cell>
        </table:table-row>
        <table:table-row table:style-name="ro2" table:number-rows-repeated="104840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ed12-valid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1">
          <table:table-cell office:value-type="float" office:value="890577" calcext:value-type="float">
            <text:p>8905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] Desktop wallpaper in SLED11SP3 have not been kept after upgrading to SLED12</text:p>
          </table:table-cell>
          <table:table-cell table:style-name="ce1" office:value-type="string" calcext:value-type="string">
            <text:p>2014-08-07 21:50:53</text:p>
          </table:table-cell>
        </table:table-row>
        <table:table-row table:style-name="ro1">
          <table:table-cell office:value-type="float" office:value="898081" calcext:value-type="float">
            <text:p>8980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3] USB printer device not listed in lsusb output after power cut off</text:p>
          </table:table-cell>
          <table:table-cell table:style-name="ce1" office:value-type="string" calcext:value-type="string">
            <text:p>2015-07-13 14:35:25</text:p>
          </table:table-cell>
        </table:table-row>
        <table:table-row table:style-name="ro1">
          <table:table-cell office:value-type="float" office:value="890563" calcext:value-type="float">
            <text:p>8905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]"Favorates" application items in SLED11 SP3 have not been kept after upgrading to SLED12</text:p>
          </table:table-cell>
          <table:table-cell table:style-name="ce1" office:value-type="string" calcext:value-type="string">
            <text:p>2014-08-07 22:38:12</text:p>
          </table:table-cell>
        </table:table-row>
        <table:table-row table:style-name="ro1">
          <table:table-cell office:value-type="float" office:value="901273" calcext:value-type="float">
            <text:p>9012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GMC3] re-register vis SCC won't take effect after registering via SMT update server</text:p>
          </table:table-cell>
          <table:table-cell table:style-name="ce1" office:value-type="string" calcext:value-type="string">
            <text:p>2014-10-28 07:59:04</text:p>
          </table:table-cell>
        </table:table-row>
        <table:table-row table:style-name="ro1">
          <table:table-cell office:value-type="float" office:value="874539" calcext:value-type="float">
            <text:p>8745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chine cannot hang with Automatic Suspened enabled</text:p>
          </table:table-cell>
          <table:table-cell table:style-name="ce1" office:value-type="string" calcext:value-type="string">
            <text:p>2014-08-27 07:33:59</text:p>
          </table:table-cell>
        </table:table-row>
        <table:table-row table:style-name="ro1">
          <table:table-cell office:value-type="float" office:value="868149" calcext:value-type="float">
            <text:p>8681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me shortcut keys does not exist when setting UI languages as CJK in the installer</text:p>
          </table:table-cell>
          <table:table-cell table:style-name="ce1" office:value-type="string" calcext:value-type="string">
            <text:p>2014-03-14 09:11:39</text:p>
          </table:table-cell>
        </table:table-row>
        <table:table-row table:style-name="ro1">
          <table:table-cell office:value-type="float" office:value="869598" calcext:value-type="float">
            <text:p>8695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me GnuGP keys can not be shown in PGP keys table of seahorse</text:p>
          </table:table-cell>
          <table:table-cell table:style-name="ce1" office:value-type="string" calcext:value-type="string">
            <text:p>2014-09-22 12:30:39</text:p>
          </table:table-cell>
        </table:table-row>
        <table:table-row table:style-name="ro1">
          <table:table-cell office:value-type="float" office:value="875436" calcext:value-type="float">
            <text:p>8754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il to import audio via Http remote location in Rhythmbox mediaplayer.</text:p>
          </table:table-cell>
          <table:table-cell table:style-name="ce1" office:value-type="string" calcext:value-type="string">
            <text:p>2014-09-22 12:24:07</text:p>
          </table:table-cell>
        </table:table-row>
        <table:table-row table:style-name="ro1">
          <table:table-cell office:value-type="float" office:value="863929" calcext:value-type="float">
            <text:p>8639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word policy not same between installation and after installation</text:p>
          </table:table-cell>
          <table:table-cell table:style-name="ce1" office:value-type="string" calcext:value-type="string">
            <text:p>2014-06-02 08:46:47</text:p>
          </table:table-cell>
        </table:table-row>
        <table:table-row table:style-name="ro1">
          <table:table-cell office:value-type="float" office:value="892648" calcext:value-type="float">
            <text:p>8926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-upgrade] Booting time consumption is getting longer after upgrading to SLE12.</text:p>
          </table:table-cell>
          <table:table-cell table:style-name="ce1" office:value-type="string" calcext:value-type="string">
            <text:p>2014-09-25 07:20:32</text:p>
          </table:table-cell>
        </table:table-row>
        <table:table-row table:style-name="ro1">
          <table:table-cell office:value-type="float" office:value="868088" calcext:value-type="float">
            <text:p>8680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ression case 1369683: "warn me when closing multiple tabs" doesn't work</text:p>
          </table:table-cell>
          <table:table-cell table:style-name="ce1" office:value-type="string" calcext:value-type="string">
            <text:p>2014-07-30 10:25:29</text:p>
          </table:table-cell>
        </table:table-row>
        <table:table-row table:style-name="ro1">
          <table:table-cell office:value-type="float" office:value="882413" calcext:value-type="float">
            <text:p>8824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import certificate manually does not take effect</text:p>
          </table:table-cell>
          <table:table-cell table:style-name="ce1" office:value-type="string" calcext:value-type="string">
            <text:p>2014-09-16 12:46:03</text:p>
          </table:table-cell>
        </table:table-row>
        <table:table-row table:style-name="ro1">
          <table:table-cell office:value-type="float" office:value="870795" calcext:value-type="float">
            <text:p>87079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twork Manager - Mobile Broadband: The created connection can't show in the network list</text:p>
          </table:table-cell>
          <table:table-cell table:style-name="ce1" office:value-type="string" calcext:value-type="string">
            <text:p>2014-07-30 09:41:18</text:p>
          </table:table-cell>
        </table:table-row>
        <table:table-row table:style-name="ro1">
          <table:table-cell office:value-type="float" office:value="869540" calcext:value-type="float">
            <text:p>8695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34] Gnote: Automatic links in notes will not create, if the name is not default</text:p>
          </table:table-cell>
          <table:table-cell table:style-name="ce1" office:value-type="string" calcext:value-type="string">
            <text:p>2014-08-01 07:02:19</text:p>
          </table:table-cell>
        </table:table-row>
        <table:table-row table:style-name="ro1">
          <table:table-cell office:value-type="float" office:value="883915" calcext:value-type="float">
            <text:p>8839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word dialog isn't launched after inputting remote location via ftp in Rhythmbox mediaplayer.</text:p>
          </table:table-cell>
          <table:table-cell table:style-name="ce1" office:value-type="string" calcext:value-type="string">
            <text:p>2014-07-08 23:50:29</text:p>
          </table:table-cell>
        </table:table-row>
        <table:table-row table:style-name="ro1">
          <table:table-cell office:value-type="float" office:value="873404" calcext:value-type="float">
            <text:p>8734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mpty options in Rhythmbox Tools list.</text:p>
          </table:table-cell>
          <table:table-cell table:style-name="ce1" office:value-type="string" calcext:value-type="string">
            <text:p>2014-09-22 12:22:37</text:p>
          </table:table-cell>
        </table:table-row>
        <table:table-row table:style-name="ro1">
          <table:table-cell office:value-type="float" office:value="867538" calcext:value-type="float">
            <text:p>8675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24] Gnote: When gnote already running, launch gnote will create a new window.</text:p>
          </table:table-cell>
          <table:table-cell table:style-name="ce1" office:value-type="string" calcext:value-type="string">
            <text:p>2014-06-26 06:35:58</text:p>
          </table:table-cell>
        </table:table-row>
        <table:table-row table:style-name="ro1">
          <table:table-cell office:value-type="float" office:value="867556" calcext:value-type="float">
            <text:p>867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te: The default hot key invalid</text:p>
          </table:table-cell>
          <table:table-cell table:style-name="ce1" office:value-type="string" calcext:value-type="string">
            <text:p>2014-07-30 07:31:44</text:p>
          </table:table-cell>
        </table:table-row>
        <table:table-row table:style-name="ro1">
          <table:table-cell office:value-type="float" office:value="868399" calcext:value-type="float">
            <text:p>8683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37] Gnote: Unmodified note of the day is not removed in the next day</text:p>
          </table:table-cell>
          <table:table-cell table:style-name="ce1" office:value-type="string" calcext:value-type="string">
            <text:p>2014-06-13 13:49:06</text:p>
          </table:table-cell>
        </table:table-row>
        <table:table-row table:style-name="ro1">
          <table:table-cell office:value-type="float" office:value="898359" calcext:value-type="float">
            <text:p>8983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3] the "select a network" dialog displayed in front even screen is locked</text:p>
          </table:table-cell>
          <table:table-cell table:style-name="ce1" office:value-type="string" calcext:value-type="string">
            <text:p>2015-03-23 09:21:54</text:p>
          </table:table-cell>
        </table:table-row>
        <table:table-row table:style-name="ro1">
          <table:table-cell office:value-type="float" office:value="870322" calcext:value-type="float">
            <text:p>8703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 cannot rescan Wi-Fi AP list while Wireless connection is not connected yet.</text:p>
          </table:table-cell>
          <table:table-cell table:style-name="ce1" office:value-type="string" calcext:value-type="string">
            <text:p>2015-03-17 04:27:27</text:p>
          </table:table-cell>
        </table:table-row>
        <table:table-row table:style-name="ro1">
          <table:table-cell office:value-type="float" office:value="889175" calcext:value-type="float">
            <text:p>8891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0] SLE12 - Failed to login with AD account (after reboot) caused by winbind-to-KDC contact failure</text:p>
          </table:table-cell>
          <table:table-cell table:style-name="ce1" office:value-type="string" calcext:value-type="string">
            <text:p>2015-03-19 12:29:22</text:p>
          </table:table-cell>
        </table:table-row>
        <table:table-row table:style-name="ro1">
          <table:table-cell office:value-type="float" office:value="872708" calcext:value-type="float">
            <text:p>87270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et network to static ip address with wicked not working without system rebooted</text:p>
          </table:table-cell>
          <table:table-cell table:style-name="ce1" office:value-type="string" calcext:value-type="string">
            <text:p>2014-06-25 08:19:16</text:p>
          </table:table-cell>
        </table:table-row>
        <table:table-row table:style-name="ro1">
          <table:table-cell office:value-type="float" office:value="881214" calcext:value-type="float">
            <text:p>88121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chvatal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iled to launch reprots wizard in libreoffice-base with error "java.lang.NoClassDefFoundError"</text:p>
          </table:table-cell>
          <table:table-cell table:style-name="ce1" office:value-type="string" calcext:value-type="string">
            <text:p>2015-05-12 15:07:24</text:p>
          </table:table-cell>
        </table:table-row>
        <table:table-row table:style-name="ro1">
          <table:table-cell office:value-type="float" office:value="894199" calcext:value-type="float">
            <text:p>8941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SLE WE patterns conflicts with SLES patterns.</text:p>
          </table:table-cell>
          <table:table-cell table:style-name="ce1" office:value-type="string" calcext:value-type="string">
            <text:p>2014-09-05 07:46:13</text:p>
          </table:table-cell>
        </table:table-row>
        <table:table-row table:style-name="ro1">
          <table:table-cell office:value-type="float" office:value="889868" calcext:value-type="float">
            <text:p>8898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smetic - A picture in the first installation slide show may need more beautify.</text:p>
          </table:table-cell>
          <table:table-cell table:style-name="ce1" office:value-type="string" calcext:value-type="string">
            <text:p>2014-08-13 13:35:27</text:p>
          </table:table-cell>
        </table:table-row>
        <table:table-row table:style-name="ro1">
          <table:table-cell office:value-type="float" office:value="876272" calcext:value-type="float">
            <text:p>8762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mpathy crashes after adding Google Talk accounts</text:p>
          </table:table-cell>
          <table:table-cell table:style-name="ce1" office:value-type="string" calcext:value-type="string">
            <text:p>2014-07-01 08:26:23</text:p>
          </table:table-cell>
        </table:table-row>
        <table:table-row table:style-name="ro1">
          <table:table-cell office:value-type="float" office:value="877267" calcext:value-type="float">
            <text:p>8772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versized beta 6 SLED Media1 iso image</text:p>
          </table:table-cell>
          <table:table-cell table:style-name="ce1" office:value-type="string" calcext:value-type="string">
            <text:p>2014-05-26 10:08:14</text:p>
          </table:table-cell>
        </table:table-row>
        <table:table-row table:style-name="ro1">
          <table:table-cell office:value-type="float" office:value="867296" calcext:value-type="float">
            <text:p>8672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rror message "segmentation fault" show when closing yast2 lan "Network settings"</text:p>
          </table:table-cell>
          <table:table-cell table:style-name="ce1" office:value-type="string" calcext:value-type="string">
            <text:p>2014-05-15 15:26:41</text:p>
          </table:table-cell>
        </table:table-row>
        <table:table-row table:style-name="ro2">
          <table:table-cell office:value-type="float" office:value="871980" calcext:value-type="float">
            <text:p>8719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bambo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listed itself as an extension</text:p>
          </table:table-cell>
          <table:table-cell table:style-name="ce1" office:value-type="string" calcext:value-type="string">
            <text:p>2014-05-13 07:53:46</text:p>
          </table:table-cell>
        </table:table-row>
        <table:table-row table:style-name="ro2">
          <table:table-cell office:value-type="float" office:value="886369" calcext:value-type="float">
            <text:p>8863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not login after upgrading from SLES11SP3 to SLES12+SLE-WE12 add-on</text:p>
          </table:table-cell>
          <table:table-cell table:style-name="ce1" office:value-type="string" calcext:value-type="string">
            <text:p>2014-07-21 14:35:55</text:p>
          </table:table-cell>
        </table:table-row>
        <table:table-row table:style-name="ro2">
          <table:table-cell office:value-type="float" office:value="883491" calcext:value-type="float">
            <text:p>8834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autilus cannot get to the top of the workspace</text:p>
          </table:table-cell>
          <table:table-cell table:style-name="ce1" office:value-type="string" calcext:value-type="string">
            <text:p>2014-08-05 07:59:16</text:p>
          </table:table-cell>
        </table:table-row>
        <table:table-row table:style-name="ro2">
          <table:table-cell office:value-type="float" office:value="869562" calcext:value-type="float">
            <text:p>8695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803] Cannot drag text from firefox to evolution composer</text:p>
          </table:table-cell>
          <table:table-cell table:style-name="ce1" office:value-type="string" calcext:value-type="string">
            <text:p>2014-09-17 07:52:39</text:p>
          </table:table-cell>
        </table:table-row>
        <table:table-row table:style-name="ro2">
          <table:table-cell office:value-type="float" office:value="895960" calcext:value-type="float">
            <text:p>8959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lease notes may need for the feature #316212 dracut instead of mkinitrd - fill gaps.</text:p>
          </table:table-cell>
          <table:table-cell table:style-name="ce1" office:value-type="string" calcext:value-type="string">
            <text:p>2014-09-15 09:33:52</text:p>
          </table:table-cell>
        </table:table-row>
        <table:table-row table:style-name="ro2">
          <table:table-cell office:value-type="float" office:value="874116" calcext:value-type="float">
            <text:p>8741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ttern seems not fullly selected when upgrading from SLED11 SP3 (Gnome default).</text:p>
          </table:table-cell>
          <table:table-cell table:style-name="ce1" office:value-type="string" calcext:value-type="string">
            <text:p>2014-05-15 13:27:29</text:p>
          </table:table-cell>
        </table:table-row>
        <table:table-row table:style-name="ro2">
          <table:table-cell office:value-type="float" office:value="869051" calcext:value-type="float">
            <text:p>869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checked "enable firewall" and checked "open ssh port and enable ssh service" during installation will not enable ssh service</text:p>
          </table:table-cell>
          <table:table-cell table:style-name="ce1" office:value-type="string" calcext:value-type="string">
            <text:p>2014-04-03 08:31:58</text:p>
          </table:table-cell>
        </table:table-row>
        <table:table-row table:style-name="ro1">
          <table:table-cell office:value-type="float" office:value="867273" calcext:value-type="float">
            <text:p>8672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975] Install OS with vnc--http vnc is not accessable</text:p>
          </table:table-cell>
          <table:table-cell table:style-name="ce1" office:value-type="string" calcext:value-type="string">
            <text:p>2014-04-03 10:03:24</text:p>
          </table:table-cell>
        </table:table-row>
        <table:table-row table:style-name="ro1">
          <table:table-cell office:value-type="float" office:value="865471" calcext:value-type="float">
            <text:p>8654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: the "Subvolume Handling" is empty when editing partition manually</text:p>
          </table:table-cell>
          <table:table-cell table:style-name="ce1" office:value-type="string" calcext:value-type="string">
            <text:p>2014-07-08 07:59:45</text:p>
          </table:table-cell>
        </table:table-row>
        <table:table-row table:style-name="ro1">
          <table:table-cell office:value-type="float" office:value="863709" calcext:value-type="float">
            <text:p>8637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 style will change from Gnome Classic to Gnome when enable "automatically remember running app when logging out" in gnome-session-preperties</text:p>
          </table:table-cell>
          <table:table-cell table:style-name="ce1" office:value-type="string" calcext:value-type="string">
            <text:p>2014-03-28 11:41:17</text:p>
          </table:table-cell>
        </table:table-row>
        <table:table-row table:style-name="ro1">
          <table:table-cell office:value-type="float" office:value="866455" calcext:value-type="float">
            <text:p>8664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 will be crashed in the first run after installation</text:p>
          </table:table-cell>
          <table:table-cell table:style-name="ce1" office:value-type="string" calcext:value-type="string">
            <text:p>2014-06-23 16:00:11</text:p>
          </table:table-cell>
        </table:table-row>
        <table:table-row table:style-name="ro1">
          <table:table-cell office:value-type="float" office:value="900771" calcext:value-type="float">
            <text:p>9007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n extra space in "suseRegister" <text:s/>in the release notes.</text:p>
          </table:table-cell>
          <table:table-cell table:style-name="ce1" office:value-type="string" calcext:value-type="string">
            <text:p>2015-02-18 18:30:14</text:p>
          </table:table-cell>
        </table:table-row>
        <table:table-row table:style-name="ro1">
          <table:table-cell office:value-type="float" office:value="874426" calcext:value-type="float">
            <text:p>8744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ne of the notice window is empty after launching "Install Hypervisor and Tools" in Yast2</text:p>
          </table:table-cell>
          <table:table-cell table:style-name="ce1" office:value-type="string" calcext:value-type="string">
            <text:p>2014-12-08 14:40:13</text:p>
          </table:table-cell>
        </table:table-row>
        <table:table-row table:style-name="ro1">
          <table:table-cell office:value-type="float" office:value="874756" calcext:value-type="float">
            <text:p>8747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Help content in Rhythmbox is outdated.</text:p>
          </table:table-cell>
          <table:table-cell table:style-name="ce1" office:value-type="string" calcext:value-type="string">
            <text:p>2014-09-22 12:19:19</text:p>
          </table:table-cell>
        </table:table-row>
        <table:table-row table:style-name="ro1">
          <table:table-cell office:value-type="float" office:value="865258" calcext:value-type="float">
            <text:p>8652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nadvorn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PM verify package "wodim" failed--not list in /etc/permissions</text:p>
          </table:table-cell>
          <table:table-cell table:style-name="ce1" office:value-type="string" calcext:value-type="string">
            <text:p>2014-06-30 09:04:09</text:p>
          </table:table-cell>
        </table:table-row>
        <table:table-row table:style-name="ro1">
          <table:table-cell office:value-type="float" office:value="881497" calcext:value-type="float">
            <text:p>8814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characters displayed abnormally when selecting language before installation.</text:p>
          </table:table-cell>
          <table:table-cell table:style-name="ce1" office:value-type="string" calcext:value-type="string">
            <text:p>2014-06-05 09:59:10</text:p>
          </table:table-cell>
        </table:table-row>
        <table:table-row table:style-name="ro1">
          <table:table-cell office:value-type="float" office:value="886782" calcext:value-type="float">
            <text:p>8867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chernikov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d to load available extensions when regisiter against SMT-Update</text:p>
          </table:table-cell>
          <table:table-cell table:style-name="ce1" office:value-type="string" calcext:value-type="string">
            <text:p>2014-08-14 10:11:44</text:p>
          </table:table-cell>
        </table:table-row>
        <table:table-row table:style-name="ro1">
          <table:table-cell office:value-type="float" office:value="889869" calcext:value-type="float">
            <text:p>8898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achernikov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SCC registration during installation failed by reason that the IP address can not be handled by Yast for submitting to server</text:p>
          </table:table-cell>
          <table:table-cell table:style-name="ce1" office:value-type="string" calcext:value-type="string">
            <text:p>2014-08-22 03:48:03</text:p>
          </table:table-cell>
        </table:table-row>
        <table:table-row table:style-name="ro1">
          <table:table-cell office:value-type="float" office:value="888256" calcext:value-type="float">
            <text:p>8882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olution cannot detect the Kmail directory after system upgrade from SLED11SP3 to SLED12.</text:p>
          </table:table-cell>
          <table:table-cell table:style-name="ce1" office:value-type="string" calcext:value-type="string">
            <text:p>2015-03-17 05:10:47</text:p>
          </table:table-cell>
        </table:table-row>
        <table:table-row table:style-name="ro1">
          <table:table-cell office:value-type="float" office:value="885221" calcext:value-type="float">
            <text:p>8852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bootsplash show up during system bootup into sled12 beta9</text:p>
          </table:table-cell>
          <table:table-cell table:style-name="ce1" office:value-type="string" calcext:value-type="string">
            <text:p>2014-07-21 02:16:34</text:p>
          </table:table-cell>
        </table:table-row>
        <table:table-row table:style-name="ro1">
          <table:table-cell office:value-type="float" office:value="889489" calcext:value-type="float">
            <text:p>8894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uild0396] rpm verify packages got "wrong missing capabilities"</text:p>
          </table:table-cell>
          <table:table-cell table:style-name="ce1" office:value-type="string" calcext:value-type="string">
            <text:p>2014-08-22 05:46:40</text:p>
          </table:table-cell>
        </table:table-row>
        <table:table-row table:style-name="ro1">
          <table:table-cell office:value-type="float" office:value="893449" calcext:value-type="float">
            <text:p>8934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RC2 cannot boot into system after installation is complete when set / and /home be lvm</text:p>
          </table:table-cell>
          <table:table-cell table:style-name="ce1" office:value-type="string" calcext:value-type="string">
            <text:p>2014-09-18 11:55:28</text:p>
          </table:table-cell>
        </table:table-row>
        <table:table-row table:style-name="ro1">
          <table:table-cell office:value-type="float" office:value="873849" calcext:value-type="float">
            <text:p>8738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software patterns are empty when installing system from SLED12 media.</text:p>
          </table:table-cell>
          <table:table-cell table:style-name="ce1" office:value-type="string" calcext:value-type="string">
            <text:p>2014-04-16 11:06:08</text:p>
          </table:table-cell>
        </table:table-row>
        <table:table-row table:style-name="ro1">
          <table:table-cell office:value-type="float" office:value="892899" calcext:value-type="float">
            <text:p>8928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lean install SLED12 RC2 with vnc=1 enabled, during installation error msg show up</text:p>
          </table:table-cell>
          <table:table-cell table:style-name="ce1" office:value-type="string" calcext:value-type="string">
            <text:p>2014-08-22 07:12:47</text:p>
          </table:table-cell>
        </table:table-row>
        <table:table-row table:style-name="ro1">
          <table:table-cell office:value-type="float" office:value="872039" calcext:value-type="float">
            <text:p>8720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X server will not start after upgrading from SLED11 SP3</text:p>
          </table:table-cell>
          <table:table-cell table:style-name="ce1" office:value-type="string" calcext:value-type="string">
            <text:p>2014-06-11 06:19:35</text:p>
          </table:table-cell>
        </table:table-row>
        <table:table-row table:style-name="ro1">
          <table:table-cell office:value-type="float" office:value="886804" calcext:value-type="float">
            <text:p>8868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SLP discovery not called during upgrading from sled11sp3 to sled12</text:p>
          </table:table-cell>
          <table:table-cell table:style-name="ce1" office:value-type="string" calcext:value-type="string">
            <text:p>2014-08-13 08:21:20</text:p>
          </table:table-cell>
        </table:table-row>
        <table:table-row table:style-name="ro1">
          <table:table-cell office:value-type="float" office:value="889503" calcext:value-type="float">
            <text:p>8895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from sled11 sp3 to sled12, SMT registration upgrade failed when using old SMT server</text:p>
          </table:table-cell>
          <table:table-cell table:style-name="ce1" office:value-type="string" calcext:value-type="string">
            <text:p>2014-10-31 07:52:34</text:p>
          </table:table-cell>
        </table:table-row>
        <table:table-row table:style-name="ro1">
          <table:table-cell office:value-type="float" office:value="891517" calcext:value-type="float">
            <text:p>8915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after upgrade from sled11 sp3, network function in sled12 system does not work properly</text:p>
          </table:table-cell>
          <table:table-cell table:style-name="ce1" office:value-type="string" calcext:value-type="string">
            <text:p>2014-09-15 02:39:47</text:p>
          </table:table-cell>
        </table:table-row>
        <table:table-row table:style-name="ro1">
          <table:table-cell office:value-type="float" office:value="865257" calcext:value-type="float">
            <text:p>86525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about menu has parameter "%{sle_version}"</text:p>
          </table:table-cell>
          <table:table-cell table:style-name="ce1" office:value-type="string" calcext:value-type="string">
            <text:p>2014-07-30 09:18:28</text:p>
          </table:table-cell>
        </table:table-row>
        <table:table-row table:style-name="ro2">
          <table:table-cell office:value-type="float" office:value="881221" calcext:value-type="float">
            <text:p>8812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reminder to trigger reboot action after updating some packages which require reboot system</text:p>
          </table:table-cell>
          <table:table-cell table:style-name="ce1" office:value-type="string" calcext:value-type="string">
            <text:p>2014-09-18 05:55:39</text:p>
          </table:table-cell>
        </table:table-row>
        <table:table-row table:style-name="ro2">
          <table:table-cell office:value-type="float" office:value="881245" calcext:value-type="float">
            <text:p>8812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pdate package "update-test-affects-package-manager" from "Software Update" trigger relogin instead of restarting gpk-update-viewer</text:p>
          </table:table-cell>
          <table:table-cell table:style-name="ce1" office:value-type="string" calcext:value-type="string">
            <text:p>2014-10-30 02:47:08</text:p>
          </table:table-cell>
        </table:table-row>
        <table:table-row table:style-name="ro2">
          <table:table-cell office:value-type="float" office:value="872503" calcext:value-type="float">
            <text:p>8725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w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cal Disk Drive(UEFI) boot fail under UEFI secure boot enabled on HP firmware.</text:p>
          </table:table-cell>
          <table:table-cell table:style-name="ce1" office:value-type="string" calcext:value-type="string">
            <text:p>2015-04-22 18:30:21</text:p>
          </table:table-cell>
        </table:table-row>
        <table:table-row table:style-name="ro2">
          <table:table-cell office:value-type="float" office:value="889513" calcext:value-type="float">
            <text:p>8895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build0396] garbled characters in installer using chinese language</text:p>
          </table:table-cell>
          <table:table-cell table:style-name="ce1" office:value-type="string" calcext:value-type="string">
            <text:p>2015-05-07 15:00:08</text:p>
          </table:table-cell>
        </table:table-row>
        <table:table-row table:style-name="ro2">
          <table:table-cell office:value-type="float" office:value="876992" calcext:value-type="float">
            <text:p>87699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DM used after upgrading SLED11 SP3 (default KDE)+(all update applied) to SLED12 through FTP</text:p>
          </table:table-cell>
          <table:table-cell table:style-name="ce1" office:value-type="string" calcext:value-type="string">
            <text:p>2014-06-09 07:58:05</text:p>
          </table:table-cell>
        </table:table-row>
        <table:table-row table:style-name="ro2">
          <table:table-cell office:value-type="float" office:value="886775" calcext:value-type="float">
            <text:p>8867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nuxrc: failed to find repo when setting fixed ip and http repo</text:p>
          </table:table-cell>
          <table:table-cell table:style-name="ce1" office:value-type="string" calcext:value-type="string">
            <text:p>2014-07-30 09:15:24</text:p>
          </table:table-cell>
        </table:table-row>
        <table:table-row table:style-name="ro2">
          <table:table-cell office:value-type="float" office:value="876967" calcext:value-type="float">
            <text:p>8769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boot hanged after migrating from SLED11SP3 to SLED12 with hard disk</text:p>
          </table:table-cell>
          <table:table-cell table:style-name="ce1" office:value-type="string" calcext:value-type="string">
            <text:p>2014-07-29 10:51:52</text:p>
          </table:table-cell>
        </table:table-row>
        <table:table-row table:style-name="ro2">
          <table:table-cell office:value-type="float" office:value="881659" calcext:value-type="float">
            <text:p>8816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windowmanager was not updated by the hook when upgrading from SLED11SP3</text:p>
          </table:table-cell>
          <table:table-cell table:style-name="ce1" office:value-type="string" calcext:value-type="string">
            <text:p>2014-08-14 02:07:22</text:p>
          </table:table-cell>
        </table:table-row>
        <table:table-row table:style-name="ro2">
          <table:table-cell office:value-type="float" office:value="882421" calcext:value-type="float">
            <text:p>8824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menu "add to Desktop" does not work in Chinese Environment</text:p>
          </table:table-cell>
          <table:table-cell table:style-name="ce1" office:value-type="string" calcext:value-type="string">
            <text:p>2014-07-30 08:55:06</text:p>
          </table:table-cell>
        </table:table-row>
        <table:table-row table:style-name="ro2">
          <table:table-cell office:value-type="float" office:value="890979" calcext:value-type="float">
            <text:p>8909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It is not possible to change user password with GUI for AD accounts</text:p>
          </table:table-cell>
          <table:table-cell table:style-name="ce1" office:value-type="string" calcext:value-type="string">
            <text:p>2014-12-05 03:29:29</text:p>
          </table:table-cell>
        </table:table-row>
        <table:table-row table:style-name="ro2">
          <table:table-cell office:value-type="float" office:value="869556" calcext:value-type="float">
            <text:p>869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ime Zone picker in "Yast2 - Date and Time" is missing the map</text:p>
          </table:table-cell>
          <table:table-cell table:style-name="ce1" office:value-type="string" calcext:value-type="string">
            <text:p>2014-05-28 07:29:55</text:p>
          </table:table-cell>
        </table:table-row>
        <table:table-row table:style-name="ro2">
          <table:table-cell office:value-type="float" office:value="879373" calcext:value-type="float">
            <text:p>8793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Gnome" session is using after upgrading from SLD11SP3(Gnome) to SLED12</text:p>
          </table:table-cell>
          <table:table-cell table:style-name="ce1" office:value-type="string" calcext:value-type="string">
            <text:p>2014-06-18 08:50:44</text:p>
          </table:table-cell>
        </table:table-row>
        <table:table-row table:style-name="ro2">
          <table:table-cell office:value-type="float" office:value="881532" calcext:value-type="float">
            <text:p>8815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y issue: nothing provides libfipscheck.so.1 needed by libcryptsetup4-32bit-1.6.4-1.1.x86_64</text:p>
          </table:table-cell>
          <table:table-cell table:style-name="ce1" office:value-type="string" calcext:value-type="string">
            <text:p>2014-06-18 06:15:10</text:p>
          </table:table-cell>
        </table:table-row>
        <table:table-row table:style-name="ro2">
          <table:table-cell office:value-type="float" office:value="898328" calcext:value-type="float">
            <text:p>89832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do not have action entry for 'When Laptop Lid is Closed'</text:p>
          </table:table-cell>
          <table:table-cell table:style-name="ce1" office:value-type="string" calcext:value-type="string">
            <text:p>2015-07-14 01:48:52</text:p>
          </table:table-cell>
        </table:table-row>
        <table:table-row table:style-name="ro2">
          <table:table-cell office:value-type="float" office:value="870525" calcext:value-type="float">
            <text:p>8705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Guest Installation</text:p>
          </table:table-cell>
          <table:table-cell office:value-type="string" calcext:value-type="string">
            <text:p>jfehli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with libxenlight error when creating virtual machine in SLED12</text:p>
          </table:table-cell>
          <table:table-cell table:style-name="ce1" office:value-type="string" calcext:value-type="string">
            <text:p>2014-06-24 08:17:44</text:p>
          </table:table-cell>
        </table:table-row>
        <table:table-row table:style-name="ro2">
          <table:table-cell office:value-type="float" office:value="863947" calcext:value-type="float">
            <text:p>8639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grant access of windows domain user from regular user</text:p>
          </table:table-cell>
          <table:table-cell table:style-name="ce1" office:value-type="string" calcext:value-type="string">
            <text:p>2014-07-14 02:06:38</text:p>
          </table:table-cell>
        </table:table-row>
        <table:table-row table:style-name="ro2">
          <table:table-cell office:value-type="float" office:value="891220" calcext:value-type="float">
            <text:p>8912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Failed to add windows sharing printer for an AD account</text:p>
          </table:table-cell>
          <table:table-cell table:style-name="ce1" office:value-type="string" calcext:value-type="string">
            <text:p>2014-08-27 02:22:03</text:p>
          </table:table-cell>
        </table:table-row>
        <table:table-row table:style-name="ro2">
          <table:table-cell office:value-type="float" office:value="869091" calcext:value-type="float">
            <text:p>8690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: Using DVD media upgrade from SLED11 SP3 (full), sp3 system not listed in [system for update] table</text:p>
          </table:table-cell>
          <table:table-cell table:style-name="ce1" office:value-type="string" calcext:value-type="string">
            <text:p>2014-04-21 09:01:47</text:p>
          </table:table-cell>
        </table:table-row>
        <table:table-row table:style-name="ro2">
          <table:table-cell office:value-type="float" office:value="873877" calcext:value-type="float">
            <text:p>8738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sled installation, grub2 show the boot menu as sles</text:p>
          </table:table-cell>
          <table:table-cell table:style-name="ce1" office:value-type="string" calcext:value-type="string">
            <text:p>2014-05-08 04:50:11</text:p>
          </table:table-cell>
        </table:table-row>
        <table:table-row table:style-name="ro2">
          <table:table-cell office:value-type="float" office:value="879594" calcext:value-type="float">
            <text:p>8795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twork cannot be configured when starting upgrade from SLED11SP3 to SLED12</text:p>
          </table:table-cell>
          <table:table-cell table:style-name="ce1" office:value-type="string" calcext:value-type="string">
            <text:p>2014-06-05 06:53:09</text:p>
          </table:table-cell>
        </table:table-row>
        <table:table-row table:style-name="ro2">
          <table:table-cell office:value-type="float" office:value="863436" calcext:value-type="float">
            <text:p>8634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utomatic login setting in the installation UI have no effect after system been installed.</text:p>
          </table:table-cell>
          <table:table-cell table:style-name="ce1" office:value-type="string" calcext:value-type="string">
            <text:p>2014-04-21 06:22:39</text:p>
          </table:table-cell>
        </table:table-row>
        <table:table-row table:style-name="ro2">
          <table:table-cell office:value-type="float" office:value="865051" calcext:value-type="float">
            <text:p>865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 hang up durning upgrade from SLED11 SP3 to SLED12</text:p>
          </table:table-cell>
          <table:table-cell table:style-name="ce1" office:value-type="string" calcext:value-type="string">
            <text:p>2014-05-16 09:21:54</text:p>
          </table:table-cell>
        </table:table-row>
        <table:table-row table:style-name="ro2">
          <table:table-cell office:value-type="float" office:value="869088" calcext:value-type="float">
            <text:p>8690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C registration: deselected repo is also enabled</text:p>
          </table:table-cell>
          <table:table-cell table:style-name="ce1" office:value-type="string" calcext:value-type="string">
            <text:p>2014-04-04 08:44:09</text:p>
          </table:table-cell>
        </table:table-row>
        <table:table-row table:style-name="ro2">
          <table:table-cell office:value-type="float" office:value="869572" calcext:value-type="float">
            <text:p>8695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-printer: automatic printer configuration not working</text:p>
          </table:table-cell>
          <table:table-cell table:style-name="ce1" office:value-type="string" calcext:value-type="string">
            <text:p>2014-05-20 03:03:36</text:p>
          </table:table-cell>
        </table:table-row>
        <table:table-row table:style-name="ro2">
          <table:table-cell office:value-type="float" office:value="873885" calcext:value-type="float">
            <text:p>8738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re is a warning when running zypper command on a fresh installed SLED12 system</text:p>
          </table:table-cell>
          <table:table-cell table:style-name="ce1" office:value-type="string" calcext:value-type="string">
            <text:p>2014-05-16 10:18:11</text:p>
          </table:table-cell>
        </table:table-row>
        <table:table-row table:style-name="ro2">
          <table:table-cell office:value-type="float" office:value="876985" calcext:value-type="float">
            <text:p>8769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 from sled11sp3: both sled11sp3 and sled12 become update targets</text:p>
          </table:table-cell>
          <table:table-cell table:style-name="ce1" office:value-type="string" calcext:value-type="string">
            <text:p>2014-07-03 06:31:23</text:p>
          </table:table-cell>
        </table:table-row>
        <table:table-row table:style-name="ro2">
          <table:table-cell office:value-type="float" office:value="884511" calcext:value-type="float">
            <text:p>8845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registration window asks to register after upgrade(auto-register to SCC )</text:p>
          </table:table-cell>
          <table:table-cell table:style-name="ce1" office:value-type="string" calcext:value-type="string">
            <text:p>2014-09-01 07:39:26</text:p>
          </table:table-cell>
        </table:table-row>
        <table:table-row table:style-name="ro2">
          <table:table-cell office:value-type="float" office:value="865062" calcext:value-type="float">
            <text:p>8650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will not boot up with some grub2 menu items after SLED12 installed with Xen selected</text:p>
          </table:table-cell>
          <table:table-cell table:style-name="ce1" office:value-type="string" calcext:value-type="string">
            <text:p>2014-03-11 08:24:09</text:p>
          </table:table-cell>
        </table:table-row>
        <table:table-row table:style-name="ro2">
          <table:table-cell office:value-type="float" office:value="872036" calcext:value-type="float">
            <text:p>8720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satisfied dependencies occurred after clean full installation from x86_64 DVD media + SDK</text:p>
          </table:table-cell>
          <table:table-cell table:style-name="ce1" office:value-type="string" calcext:value-type="string">
            <text:p>2014-09-03 07:14:51</text:p>
          </table:table-cell>
        </table:table-row>
        <table:table-row table:style-name="ro2">
          <table:table-cell office:value-type="float" office:value="869348" calcext:value-type="float">
            <text:p>8693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hotwell: Remove a picture on show, this picture will not be removed. Then delete again, shotwell going crash.</text:p>
          </table:table-cell>
          <table:table-cell table:style-name="ce1" office:value-type="string" calcext:value-type="string">
            <text:p>2014-09-16 02:47:19</text:p>
          </table:table-cell>
        </table:table-row>
        <table:table-row table:style-name="ro2">
          <table:table-cell office:value-type="float" office:value="868101" calcext:value-type="float">
            <text:p>8681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libyui-qt-pkg] changelog, filelist, versions of package are blank</text:p>
          </table:table-cell>
          <table:table-cell table:style-name="ce1" office:value-type="string" calcext:value-type="string">
            <text:p>2014-05-27 01:45:07</text:p>
          </table:table-cell>
        </table:table-row>
        <table:table-row table:style-name="ro2">
          <table:table-cell office:value-type="float" office:value="865267" calcext:value-type="float">
            <text:p>8652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use samba install SLED12 beta1</text:p>
          </table:table-cell>
          <table:table-cell table:style-name="ce1" office:value-type="string" calcext:value-type="string">
            <text:p>2014-03-19 05:11:04</text:p>
          </table:table-cell>
        </table:table-row>
        <table:table-row table:style-name="ro2">
          <table:table-cell office:value-type="float" office:value="869113" calcext:value-type="float">
            <text:p>8691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hcp always failed when boot from Build0141-Media1 DVD to install sled12 via network</text:p>
          </table:table-cell>
          <table:table-cell table:style-name="ce1" office:value-type="string" calcext:value-type="string">
            <text:p>2014-04-09 02:29:04</text:p>
          </table:table-cell>
        </table:table-row>
        <table:table-row table:style-name="ro2">
          <table:table-cell office:value-type="float" office:value="881440" calcext:value-type="float">
            <text:p>8814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language options displayed as black boxes when start installation from FTP</text:p>
          </table:table-cell>
          <table:table-cell table:style-name="ce1" office:value-type="string" calcext:value-type="string">
            <text:p>2014-07-09 02:20:05</text:p>
          </table:table-cell>
        </table:table-row>
        <table:table-row table:style-name="ro2">
          <table:table-cell office:value-type="float" office:value="878001" calcext:value-type="float">
            <text:p>8780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pargaonka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fsutils package still include libsysfs</text:p>
          </table:table-cell>
          <table:table-cell table:style-name="ce1" office:value-type="string" calcext:value-type="string">
            <text:p>2014-08-15 02:58:07</text:p>
          </table:table-cell>
        </table:table-row>
        <table:table-row table:style-name="ro2">
          <table:table-cell office:value-type="float" office:value="866456" calcext:value-type="float">
            <text:p>8664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RITICAL-No warning dialog when files were moved from /tmp to trash in Nautilus</text:p>
          </table:table-cell>
          <table:table-cell table:style-name="ce1" office:value-type="string" calcext:value-type="string">
            <text:p>2014-05-28 07:04:17</text:p>
          </table:table-cell>
        </table:table-row>
        <table:table-row table:style-name="ro2">
          <table:table-cell office:value-type="float" office:value="869589" calcext:value-type="float">
            <text:p>8695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send file to paired device via bluetooth</text:p>
          </table:table-cell>
          <table:table-cell table:style-name="ce1" office:value-type="string" calcext:value-type="string">
            <text:p>2014-08-15 01:28:04</text:p>
          </table:table-cell>
        </table:table-row>
        <table:table-row table:style-name="ro2">
          <table:table-cell office:value-type="float" office:value="882204" calcext:value-type="float">
            <text:p>8822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-"Software Management" can not be launched after system upgraded from SLED11SP3 to SLED12</text:p>
          </table:table-cell>
          <table:table-cell table:style-name="ce1" office:value-type="string" calcext:value-type="string">
            <text:p>2014-06-30 08:30:25</text:p>
          </table:table-cell>
        </table:table-row>
        <table:table-row table:style-name="ro2">
          <table:table-cell office:value-type="float" office:value="866856" calcext:value-type="float">
            <text:p>8668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te: There is no UI entrance to set preferences</text:p>
          </table:table-cell>
          <table:table-cell table:style-name="ce1" office:value-type="string" calcext:value-type="string">
            <text:p>2014-05-07 08:09:20</text:p>
          </table:table-cell>
        </table:table-row>
        <table:table-row table:style-name="ro2">
          <table:table-cell office:value-type="float" office:value="893065" calcext:value-type="float">
            <text:p>8930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cw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ountry] "Synchronize now" and "NTP Server Address" appear misaligned</text:p>
          </table:table-cell>
          <table:table-cell table:style-name="ce1" office:value-type="string" calcext:value-type="string">
            <text:p>2014-09-10 07:32:16</text:p>
          </table:table-cell>
        </table:table-row>
        <table:table-row table:style-name="ro2">
          <table:table-cell office:value-type="float" office:value="865977" calcext:value-type="float">
            <text:p>8659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oweroff icon should not there on the integrated system status area in the lock screen</text:p>
          </table:table-cell>
          <table:table-cell table:style-name="ce1" office:value-type="string" calcext:value-type="string">
            <text:p>2014-03-11 08:22:57</text:p>
          </table:table-cell>
        </table:table-row>
        <table:table-row table:style-name="ro2">
          <table:table-cell office:value-type="float" office:value="867309" calcext:value-type="float">
            <text:p>8673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xion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installation, icons are not show in desktop in the first run</text:p>
          </table:table-cell>
          <table:table-cell table:style-name="ce1" office:value-type="string" calcext:value-type="string">
            <text:p>2014-06-16 08:52:30</text:p>
          </table:table-cell>
        </table:table-row>
        <table:table-row table:style-name="ro2">
          <table:table-cell office:value-type="float" office:value="879591" calcext:value-type="float">
            <text:p>8795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failed to start when booting system after SLED12 installed</text:p>
          </table:table-cell>
          <table:table-cell table:style-name="ce1" office:value-type="string" calcext:value-type="string">
            <text:p>2014-09-18 02:03:51</text:p>
          </table:table-cell>
        </table:table-row>
        <table:table-row table:style-name="ro2">
          <table:table-cell office:value-type="float" office:value="893752" calcext:value-type="float">
            <text:p>8937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: Mouse cursor displayed abnormally after swiching back from the screen rotation mode</text:p>
          </table:table-cell>
          <table:table-cell table:style-name="ce1" office:value-type="string" calcext:value-type="string">
            <text:p>2014-09-16 05:52:26</text:p>
          </table:table-cell>
        </table:table-row>
        <table:table-row table:style-name="ro2">
          <table:table-cell office:value-type="float" office:value="863950" calcext:value-type="float">
            <text:p>8639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Tab" key will open the first component when searching in YaST2 Administrator Settings interface</text:p>
          </table:table-cell>
          <table:table-cell table:style-name="ce1" office:value-type="string" calcext:value-type="string">
            <text:p>2014-06-09 09:27:31</text:p>
          </table:table-cell>
        </table:table-row>
        <table:table-row table:style-name="ro2">
          <table:table-cell office:value-type="float" office:value="873376" calcext:value-type="float">
            <text:p>8733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UPS banners and test page no longer supported since CUPS &gt;= 1.6 (cups-filters must be used)</text:p>
          </table:table-cell>
          <table:table-cell table:style-name="ce1" office:value-type="string" calcext:value-type="string">
            <text:p>2014-05-16 10:02:06</text:p>
          </table:table-cell>
        </table:table-row>
        <table:table-row table:style-name="ro2">
          <table:table-cell office:value-type="float" office:value="872925" calcext:value-type="float">
            <text:p>8729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eature 316326 - Failed to deploy OEMboot-type images with SLE12 installer</text:p>
          </table:table-cell>
          <table:table-cell table:style-name="ce1" office:value-type="string" calcext:value-type="string">
            <text:p>2014-05-04 05:46:12</text:p>
          </table:table-cell>
        </table:table-row>
        <table:table-row table:style-name="ro2">
          <table:table-cell office:value-type="float" office:value="873882" calcext:value-type="float">
            <text:p>8738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aunch 2nd SCC Configuration in Yast2 causes "undefined method '[]' for nil:NilClass" error</text:p>
          </table:table-cell>
          <table:table-cell table:style-name="ce1" office:value-type="string" calcext:value-type="string">
            <text:p>2014-05-08 05:08:52</text:p>
          </table:table-cell>
        </table:table-row>
        <table:table-row table:style-name="ro2">
          <table:table-cell office:value-type="float" office:value="867298" calcext:value-type="float">
            <text:p>8672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able can not be changed in Yast2 -&gt; Network settings</text:p>
          </table:table-cell>
          <table:table-cell table:style-name="ce1" office:value-type="string" calcext:value-type="string">
            <text:p>2014-04-21 09:50:35</text:p>
          </table:table-cell>
        </table:table-row>
        <table:table-row table:style-name="ro2">
          <table:table-cell office:value-type="float" office:value="865501" calcext:value-type="float">
            <text:p>8655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DK media don't have yast2-* creator modules</text:p>
          </table:table-cell>
          <table:table-cell table:style-name="ce1" office:value-type="string" calcext:value-type="string">
            <text:p>2014-05-21 07:29:26</text:p>
          </table:table-cell>
        </table:table-row>
        <table:table-row table:style-name="ro2">
          <table:table-cell office:value-type="float" office:value="868803" calcext:value-type="float">
            <text:p>8688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ot weird character/font when "zypper if sled-release"</text:p>
          </table:table-cell>
          <table:table-cell table:style-name="ce1" office:value-type="string" calcext:value-type="string">
            <text:p>2014-03-21 05:18:10</text:p>
          </table:table-cell>
        </table:table-row>
        <table:table-row table:style-name="ro2">
          <table:table-cell office:value-type="float" office:value="871590" calcext:value-type="float">
            <text:p>8715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D: When join a windows domain membership, some options can't be marked</text:p>
          </table:table-cell>
          <table:table-cell table:style-name="ce1" office:value-type="string" calcext:value-type="string">
            <text:p>2014-05-11 16:25:08</text:p>
          </table:table-cell>
        </table:table-row>
        <table:table-row table:style-name="ro2">
          <table:table-cell office:value-type="float" office:value="865705" calcext:value-type="float">
            <text:p>86570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packages installation failed when installing SLED with SDK media as add-on products</text:p>
          </table:table-cell>
          <table:table-cell table:style-name="ce1" office:value-type="string" calcext:value-type="string">
            <text:p>2014-03-12 08:35:42</text:p>
          </table:table-cell>
        </table:table-row>
        <table:table-row table:style-name="ro2">
          <table:table-cell office:value-type="float" office:value="886136" calcext:value-type="float">
            <text:p>8861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use and keyboard lost response when the installer was launched on specific hardware configuration</text:p>
          </table:table-cell>
          <table:table-cell table:style-name="ce1" office:value-type="string" calcext:value-type="string">
            <text:p>2014-07-10 06:42:12</text:p>
          </table:table-cell>
        </table:table-row>
        <table:table-row table:style-name="ro2">
          <table:table-cell office:value-type="float" office:value="865956" calcext:value-type="float">
            <text:p>8659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shell of installer: no echo'd back of typed commands</text:p>
          </table:table-cell>
          <table:table-cell table:style-name="ce1" office:value-type="string" calcext:value-type="string">
            <text:p>2014-03-21 05:15:54</text:p>
          </table:table-cell>
        </table:table-row>
        <table:table-row table:style-name="ro2">
          <table:table-cell office:value-type="float" office:value="865507" calcext:value-type="float">
            <text:p>8655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dhcpcd isn't droped in SLE12</text:p>
          </table:table-cell>
          <table:table-cell table:style-name="ce1" office:value-type="string" calcext:value-type="string">
            <text:p>2014-05-21 02:54:39</text:p>
          </table:table-cell>
        </table:table-row>
        <table:table-row table:style-name="ro2">
          <table:table-cell office:value-type="float" office:value="863952" calcext:value-type="float">
            <text:p>8639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 network module crash, when select 'ISDN Card', 'Modem' or 'DSL Connection' module in the list</text:p>
          </table:table-cell>
          <table:table-cell table:style-name="ce1" office:value-type="string" calcext:value-type="string">
            <text:p>2014-02-24 09:40:47</text:p>
          </table:table-cell>
        </table:table-row>
        <table:table-row table:style-name="ro2">
          <table:table-cell office:value-type="float" office:value="873870" calcext:value-type="float">
            <text:p>8738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985] Hang happened during clean installing from SMB</text:p>
          </table:table-cell>
          <table:table-cell table:style-name="ce1" office:value-type="string" calcext:value-type="string">
            <text:p>2014-04-18 01:40:04</text:p>
          </table:table-cell>
        </table:table-row>
        <table:table-row table:style-name="ro2">
          <table:table-cell office:value-type="float" office:value="886186" calcext:value-type="float">
            <text:p>8861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ussian language character was crossed out during installation Welcome page.</text:p>
          </table:table-cell>
          <table:table-cell table:style-name="ce1" office:value-type="string" calcext:value-type="string">
            <text:p>2014-09-22 08:24:12</text:p>
          </table:table-cell>
        </table:table-row>
        <table:table-row table:style-name="ro2" table:number-rows-repeated="104845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p3ValidRate" table:style-name="ta1">
        <table:table-column table:style-name="co9" table:number-columns-repeated="3" table:default-cell-style-name="Default"/>
        <table:table-row table:style-name="ro2">
          <table:table-cell office:value-type="string" calcext:value-type="string">
            <text:p>GNOM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irefox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ackag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nstallat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EN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ern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anshe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YaST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ov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inten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SUM([.B1:.B22])" office:value-type="float" office:value="76" calcext:value-type="float">
            <text:p>76</text:p>
          </table:table-cell>
          <table:table-cell/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p4ValidRate" table:style-name="ta1">
        <table:table-column table:style-name="co9" table:number-columns-repeated="3" table:default-cell-style-name="Default"/>
        <table:table-row table:style-name="ro2">
          <table:table-cell office:value-type="string" calcext:value-type="string">
            <text:p>YaST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nstall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Kerne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nshe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D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mb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gistr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otloa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/>
          <table:table-cell table:formula="of:=SUM([.B1:.B18])" office:value-type="float" office:value="52" calcext:value-type="float">
            <text:p>52</text:p>
          </table:table-cell>
          <table:table-cell/>
        </table:table-row>
      </table:table>
      <table:table table:name="12ValidRate" table:style-name="ta1">
        <table:table-column table:style-name="co9" table:number-columns-repeated="3" table:default-cell-style-name="Default"/>
        <table:table-row table:style-name="ro2">
          <table:table-cell office:value-type="string" calcext:value-type="string">
            <text:p>Installer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GNOME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YaST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ckag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am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.O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ern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rtwor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in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irtualization: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irtualization: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ns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table:formula="of:=SUM([.B1:.B23])" office:value-type="float" office:value="167" calcext:value-type="float">
            <text:p>167</text:p>
          </table:table-cell>
          <table:table-cell/>
        </table:table-row>
      </table:table>
      <table:table table:name="severity" table:style-name="ta1">
        <table:table-column table:style-name="co9" table:number-columns-repeated="7" table:default-cell-style-name="ce2"/>
        <table:table-column table:style-name="co9" table:default-cell-style-name="ce3"/>
        <table:table-row table:style-name="ro5">
          <table:table-cell table:style-name="Default" office:value-type="string" calcext:value-type="string">
            <text:p>11sp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office:value-type="string" calcext:value-type="string">
            <text:p>11sp4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<text:a xlink:href="https://bugzilla.suse.com/show_bug.cgi?id=920769" xlink:type="simple">920769</text:a> </text:p>
          </table:table-cell>
          <table:table-cell office:value-type="string" calcext:value-type="string">
            <text:p>SUSE Linux Enterprise Desktop 11 SP4 (SLED 11 SP4) </text:p>
          </table:table-cell>
          <table:table-cell office:value-type="string" calcext:value-type="string">
            <text:p>Registration </text:p>
          </table:table-cell>
          <table:table-cell office:value-type="string" calcext:value-type="string">
            <text:p>psherman@novell.com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<text:a xlink:href="https://bugzilla.suse.com/show_bug.cgi?id=920769" xlink:type="simple">position of input box need to be aligned after entering an invalid activation code in Registration page </text:a> </text:p>
          </table:table-cell>
          <table:table-cell office:value-type="string" calcext:value-type="string">
            <text:p>2015-03-11 </text:p>
          </table:table-cell>
        </table:table-row>
        <table:table-row table:style-name="ro7">
          <table:table-cell office:value-type="string" calcext:value-type="string">
            <text:p><text:a xlink:href="https://bugzilla.suse.com/show_bug.cgi?id=921233" xlink:type="simple">921233</text:a> </text:p>
          </table:table-cell>
          <table:table-cell office:value-type="string" calcext:value-type="string">
            <text:p>SUSE Linux Enterprise Desktop 11 SP4 (SLED 11 SP4) </text:p>
          </table:table-cell>
          <table:table-cell office:value-type="string" calcext:value-type="string">
            <text:p>YaST2 </text:p>
          </table:table-cell>
          <table:table-cell office:value-type="string" calcext:value-type="string">
            <text:p>ancor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921233" xlink:type="simple">ANSI escape codes were shown as unreadable characters in Collecting Data window </text:a> </text:p>
          </table:table-cell>
          <table:table-cell office:value-type="string" calcext:value-type="string">
            <text:p>2015-06-19 </text:p>
          </table:table-cell>
        </table:table-row>
        <table:table-row table:style-name="ro2">
          <table:table-cell table:style-name="Default" office:value-type="string" calcext:value-type="string">
            <text:p>sled12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<text:a xlink:href="https://bugzilla.suse.com/show_bug.cgi?id=901273" xlink:type="simple">901273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Registration </text:p>
          </table:table-cell>
          <table:table-cell office:value-type="string" calcext:value-type="string">
            <text:p>lslezak@suse.com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<text:a xlink:href="https://bugzilla.suse.com/show_bug.cgi?id=901273" xlink:type="simple">[GMC3] re-register vis SCC won't take effect after registering via SMT update server </text:a> </text:p>
          </table:table-cell>
          <table:table-cell office:value-type="string" calcext:value-type="string">
            <text:p>2014-10-28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82413" xlink:type="simple">882413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Firefox </text:p>
          </table:table-cell>
          <table:table-cell office:value-type="string" calcext:value-type="string">
            <text:p>pcerny@suse.com </text:p>
          </table:table-cell>
          <table:table-cell office:value-type="string" calcext:value-type="string">
            <text:p>CONF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<text:a xlink:href="https://bugzilla.suse.com/show_bug.cgi?id=882413" xlink:type="simple">firefox import certificate manually does not take effect </text:a> </text:p>
          </table:table-cell>
          <table:table-cell office:value-type="string" calcext:value-type="string">
            <text:p>2014-09-16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98359" xlink:type="simple">898359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GNOME </text:p>
          </table:table-cell>
          <table:table-cell office:value-type="string" calcext:value-type="string">
            <text:p>chao.xiong@microfocus.com </text:p>
          </table:table-cell>
          <table:table-cell office:value-type="string" calcext:value-type="string">
            <text:p>IN_P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<text:a xlink:href="https://bugzilla.suse.com/show_bug.cgi?id=898359" xlink:type="simple">[RC3] the "select a network" dialog displayed in front even screen is locked </text:a> </text:p>
          </table:table-cell>
          <table:table-cell office:value-type="string" calcext:value-type="string">
            <text:p>2015-03-23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66211" xlink:type="simple">866211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Console Applications </text:p>
          </table:table-cell>
          <table:table-cell office:value-type="string" calcext:value-type="string">
            <text:p>aschnell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INVA </text:p>
          </table:table-cell>
          <table:table-cell office:value-type="string" calcext:value-type="string">
            <text:p><text:a xlink:href="https://bugzilla.suse.com/show_bug.cgi?id=866211" xlink:type="simple">Snapper: snapperd exited after created a snapshot manually </text:a> </text:p>
          </table:table-cell>
          <table:table-cell office:value-type="string" calcext:value-type="string">
            <text:p>2014-03-03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69562" xlink:type="simple">869562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Evolution </text:p>
          </table:table-cell>
          <table:table-cell office:value-type="string" calcext:value-type="string">
            <text:p>dliang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69562" xlink:type="simple">[Test Case 1369803] Cannot drag text from firefox to evolution composer </text:a> </text:p>
          </table:table-cell>
          <table:table-cell office:value-type="string" calcext:value-type="string">
            <text:p>2014-09-17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72491" xlink:type="simple">872491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Installer </text:p>
          </table:table-cell>
          <table:table-cell office:value-type="string" calcext:value-type="string">
            <text:p>mchang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DUPL </text:p>
          </table:table-cell>
          <table:table-cell office:value-type="string" calcext:value-type="string">
            <text:p><text:a xlink:href="https://bugzilla.suse.com/show_bug.cgi?id=872491" xlink:type="simple">dual boot with windows XP: failed to install grub2 </text:a> </text:p>
          </table:table-cell>
          <table:table-cell office:value-type="string" calcext:value-type="string">
            <text:p>2014-05-29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74084" xlink:type="simple">874084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Basesystem </text:p>
          </table:table-cell>
          <table:table-cell office:value-type="string" calcext:value-type="string">
            <text:p>mmarek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WONT </text:p>
          </table:table-cell>
          <table:table-cell office:value-type="string" calcext:value-type="string">
            <text:p><text:a xlink:href="https://bugzilla.suse.com/show_bug.cgi?id=874084" xlink:type="simple">modprobe list is not available after module-init-tools is replaced by kmod </text:a> </text:p>
          </table:table-cell>
          <table:table-cell office:value-type="string" calcext:value-type="string">
            <text:p>2014-08-14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67273" xlink:type="simple">867273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YaST2 </text:p>
          </table:table-cell>
          <table:table-cell office:value-type="string" calcext:value-type="string">
            <text:p>msrb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67273" xlink:type="simple">[Test Case 1369975] Install OS with vnc--http vnc is not accessable </text:a> </text:p>
          </table:table-cell>
          <table:table-cell office:value-type="string" calcext:value-type="string">
            <text:p>2014-04-03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65471" xlink:type="simple">865471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Installer </text:p>
          </table:table-cell>
          <table:table-cell office:value-type="string" calcext:value-type="string">
            <text:p>aschnell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65471" xlink:type="simple">Installer: the "Subvolume Handling" is empty when editing partition manually </text:a> </text:p>
          </table:table-cell>
          <table:table-cell office:value-type="string" calcext:value-type="string">
            <text:p>2014-07-08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74756" xlink:type="simple">874756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GNOME </text:p>
          </table:table-cell>
          <table:table-cell office:value-type="string" calcext:value-type="string">
            <text:p>bnc-team-gnome@forge.provo....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UPST </text:p>
          </table:table-cell>
          <table:table-cell office:value-type="string" calcext:value-type="string">
            <text:p><text:a xlink:href="https://bugzilla.suse.com/show_bug.cgi?id=874756" xlink:type="simple">Help content in Rhythmbox is outdated. </text:a> </text:p>
          </table:table-cell>
          <table:table-cell office:value-type="string" calcext:value-type="string">
            <text:p>2014-09-22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78038" xlink:type="simple">878038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Installer </text:p>
          </table:table-cell>
          <table:table-cell office:value-type="string" calcext:value-type="string">
            <text:p>jsrain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DUPL </text:p>
          </table:table-cell>
          <table:table-cell office:value-type="string" calcext:value-type="string">
            <text:p><text:a xlink:href="https://bugzilla.suse.com/show_bug.cgi?id=878038" xlink:type="simple">Installer - The timezone setting page lose a button to see release note </text:a> </text:p>
          </table:table-cell>
          <table:table-cell office:value-type="string" calcext:value-type="string">
            <text:p>2014-05-15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65258" xlink:type="simple">865258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Packages </text:p>
          </table:table-cell>
          <table:table-cell office:value-type="string" calcext:value-type="string">
            <text:p>nadvornik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65258" xlink:type="simple">RPM verify package "wodim" failed--not list in /etc/permissions </text:a> </text:p>
          </table:table-cell>
          <table:table-cell office:value-type="string" calcext:value-type="string">
            <text:p>2014-06-30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93542" xlink:type="simple">893542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GNOME </text:p>
          </table:table-cell>
          <table:table-cell office:value-type="string" calcext:value-type="string">
            <text:p>tyang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FEAT </text:p>
          </table:table-cell>
          <table:table-cell office:value-type="string" calcext:value-type="string">
            <text:p><text:a xlink:href="https://bugzilla.suse.com/show_bug.cgi?id=893542" xlink:type="simple">[RC2-upgrade] User setting of Gnome-terminal is not migrated after upgrading to SLE12. </text:a> </text:p>
          </table:table-cell>
          <table:table-cell office:value-type="string" calcext:value-type="string">
            <text:p>2015-06-17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900770" xlink:type="simple">900770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GNOME </text:p>
          </table:table-cell>
          <table:table-cell office:value-type="string" calcext:value-type="string">
            <text:p>bnc-team-gnome@forge.provo....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DUPL </text:p>
          </table:table-cell>
          <table:table-cell office:value-type="string" calcext:value-type="string">
            <text:p><text:a xlink:href="https://bugzilla.suse.com/show_bug.cgi?id=900770" xlink:type="simple">[GMC2] Sometimes, weird icons show on desktop and no action by clicking "applications" on system tray. </text:a> </text:p>
          </table:table-cell>
          <table:table-cell office:value-type="string" calcext:value-type="string">
            <text:p>2014-10-13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66200" xlink:type="simple">866200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tesarik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DUPL </text:p>
          </table:table-cell>
          <table:table-cell office:value-type="string" calcext:value-type="string">
            <text:p><text:a xlink:href="https://bugzilla.suse.com/show_bug.cgi?id=866200" xlink:type="simple">Get 2 ip addresses if setting ip address manually during installation </text:a> </text:p>
          </table:table-cell>
          <table:table-cell office:value-type="string" calcext:value-type="string">
            <text:p>2014-02-28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67313" xlink:type="simple">867313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Installer </text:p>
          </table:table-cell>
          <table:table-cell office:value-type="string" calcext:value-type="string">
            <text:p>snwint@suse.com </text:p>
          </table:table-cell>
          <table:table-cell office:value-type="string" calcext:value-type="string">
            <text:p>RESO </text:p>
          </table:table-cell>
          <table:table-cell office:value-type="string" calcext:value-type="string">
            <text:p>DUPL </text:p>
          </table:table-cell>
          <table:table-cell office:value-type="string" calcext:value-type="string">
            <text:p><text:a xlink:href="https://bugzilla.suse.com/show_bug.cgi?id=867313" xlink:type="simple">System won't boot after install--grub2 didn't install to mbr by default </text:a> </text:p>
          </table:table-cell>
          <table:table-cell office:value-type="string" calcext:value-type="string">
            <text:p>2014-03-10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76992" xlink:type="simple">876992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Installer </text:p>
          </table:table-cell>
          <table:table-cell office:value-type="string" calcext:value-type="string">
            <text:p>snwint@suse.com </text:p>
          </table:table-cell>
          <table:table-cell office:value-type="string" calcext:value-type="string">
            <text:p>VERI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76992" xlink:type="simple">XDM used after upgrading SLED11 SP3 (default KDE)+(all update applied) to SLED12 through FTP </text:a> </text:p>
          </table:table-cell>
          <table:table-cell office:value-type="string" calcext:value-type="string">
            <text:p>2014-06-09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81659" xlink:type="simple">881659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GNOME </text:p>
          </table:table-cell>
          <table:table-cell office:value-type="string" calcext:value-type="string">
            <text:p>chao.xiong@microfocus.com </text:p>
          </table:table-cell>
          <table:table-cell office:value-type="string" calcext:value-type="string">
            <text:p>VERI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81659" xlink:type="simple">Default windowmanager was not updated by the hook when upgrading from SLED11SP3 </text:a> </text:p>
          </table:table-cell>
          <table:table-cell office:value-type="string" calcext:value-type="string">
            <text:p>2014-08-14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82421" xlink:type="simple">882421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GNOME </text:p>
          </table:table-cell>
          <table:table-cell office:value-type="string" calcext:value-type="string">
            <text:p>dliang@suse.com </text:p>
          </table:table-cell>
          <table:table-cell office:value-type="string" calcext:value-type="string">
            <text:p>VERI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82421" xlink:type="simple">gnome menu "add to Desktop" does not work in Chinese Environment </text:a> </text:p>
          </table:table-cell>
          <table:table-cell office:value-type="string" calcext:value-type="string">
            <text:p>2014-07-30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79373" xlink:type="simple">879373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Installer </text:p>
          </table:table-cell>
          <table:table-cell office:value-type="string" calcext:value-type="string">
            <text:p>fcrozat@suse.com </text:p>
          </table:table-cell>
          <table:table-cell office:value-type="string" calcext:value-type="string">
            <text:p>VERI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79373" xlink:type="simple">"Gnome" session is using after upgrading from SLD11SP3(Gnome) to SLED12 </text:a> </text:p>
          </table:table-cell>
          <table:table-cell office:value-type="string" calcext:value-type="string">
            <text:p>2014-06-18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72036" xlink:type="simple">872036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Basesystem </text:p>
          </table:table-cell>
          <table:table-cell office:value-type="string" calcext:value-type="string">
            <text:p>mfrueh@suse.com </text:p>
          </table:table-cell>
          <table:table-cell office:value-type="string" calcext:value-type="string">
            <text:p>VERI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72036" xlink:type="simple">Unsatisfied dependencies occurred after clean full installation from x86_64 DVD media + SDK </text:a> </text:p>
          </table:table-cell>
          <table:table-cell office:value-type="string" calcext:value-type="string">
            <text:p>2014-09-03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81440" xlink:type="simple">881440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Installer </text:p>
          </table:table-cell>
          <table:table-cell office:value-type="string" calcext:value-type="string">
            <text:p>snwint@suse.com </text:p>
          </table:table-cell>
          <table:table-cell office:value-type="string" calcext:value-type="string">
            <text:p>VERI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81440" xlink:type="simple">Some language options displayed as black boxes when start installation from FTP </text:a> </text:p>
          </table:table-cell>
          <table:table-cell office:value-type="string" calcext:value-type="string">
            <text:p>2014-07-09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68803" xlink:type="simple">868803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libzypp </text:p>
          </table:table-cell>
          <table:table-cell office:value-type="string" calcext:value-type="string">
            <text:p>ro@suse.com </text:p>
          </table:table-cell>
          <table:table-cell office:value-type="string" calcext:value-type="string">
            <text:p>VERI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68803" xlink:type="simple">Got weird character/font when "zypper if sled-release" </text:a> </text:p>
          </table:table-cell>
          <table:table-cell office:value-type="string" calcext:value-type="string">
            <text:p>2014-03-21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65956" xlink:type="simple">865956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Installer </text:p>
          </table:table-cell>
          <table:table-cell office:value-type="string" calcext:value-type="string">
            <text:p>snwint@suse.com </text:p>
          </table:table-cell>
          <table:table-cell office:value-type="string" calcext:value-type="string">
            <text:p>VERI </text:p>
          </table:table-cell>
          <table:table-cell office:value-type="string" calcext:value-type="string">
            <text:p>FIXE </text:p>
          </table:table-cell>
          <table:table-cell office:value-type="string" calcext:value-type="string">
            <text:p><text:a xlink:href="https://bugzilla.suse.com/show_bug.cgi?id=865956" xlink:type="simple">The shell of installer: no echo'd back of typed commands </text:a> </text:p>
          </table:table-cell>
          <table:table-cell office:value-type="string" calcext:value-type="string">
            <text:p>2014-03-21 </text:p>
          </table:table-cell>
        </table:table-row>
        <table:table-row table:style-name="ro9">
          <table:table-cell office:value-type="string" calcext:value-type="string">
            <text:p><text:a xlink:href="https://bugzilla.suse.com/show_bug.cgi?id=866197" xlink:type="simple">866197</text:a> </text:p>
          </table:table-cell>
          <table:table-cell office:value-type="string" calcext:value-type="string">
            <text:p>SUSE Linux Enterprise Desktop 12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tesarik@suse.com </text:p>
          </table:table-cell>
          <table:table-cell office:value-type="string" calcext:value-type="string">
            <text:p>VERI </text:p>
          </table:table-cell>
          <table:table-cell office:value-type="string" calcext:value-type="string">
            <text:p>INVA </text:p>
          </table:table-cell>
          <table:table-cell office:value-type="string" calcext:value-type="string">
            <text:p><text:a xlink:href="https://bugzilla.suse.com/show_bug.cgi?id=866197" xlink:type="simple">Network: name of network interfaces are irregular (enp2s0) </text:a> </text:p>
          </table:table-cell>
          <table:table-cell office:value-type="string" calcext:value-type="string">
            <text:p>2014-02-28 </text:p>
          </table:table-cell>
        </table:table-row>
      </table:table>
      <table:named-expressions/>
      <table:database-ranges>
        <table:database-range table:name="__Anonymous_Sheet_DB__0" table:target-range-address="'11sp3-all'.A1:'11sp3-all'.H77" table:display-filter-buttons="true" table:orientation="column"/>
        <table:database-range table:name="__Anonymous_Sheet_DB__1" table:target-range-address="'11sp3-valid'.A1:'11sp3-valid'.H51" table:display-filter-buttons="true" table:orientation="column"/>
        <table:database-range table:name="__Anonymous_Sheet_DB__2" table:target-range-address="'11sp4-all'.A1:'11sp4-all'.H53" table:orientation="column"/>
        <table:database-range table:name="__Anonymous_Sheet_DB__3" table:target-range-address="'11sp4-valid'.A1:'11sp4-valid'.H35" table:orientation="column"/>
        <table:database-range table:name="__Anonymous_Sheet_DB__4" table:target-range-address="'sled12-all'.A1:'sled12-all'.H168" table:display-filter-buttons="true" table:orientation="column"/>
        <table:database-range table:name="__Anonymous_Sheet_DB__5" table:target-range-address="'sled12-valid'.A1:'sled12-valid'.H1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0000-00-00T17:16:23.256409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7-31T17:51:26.452676272</dc:date>
    <dc:creator>xiaojun </dc:creator>
    <meta:editing-duration>PT19H58M52S</meta:editing-duration>
    <meta:editing-cycles>6</meta:editing-cycles>
    <meta:document-statistic meta:table-count="10" meta:cell-count="4428" meta:object-count="0"/>
  </office:meta>
</office:document-meta>
</file>